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F00000CEB0000027B94A51020.wmf"/>
  <manifest:file-entry manifest:media-type="" manifest:full-path="Pictures/2000000C000008AF0000039E3E0D3B76.wmf"/>
  <manifest:file-entry manifest:media-type="" manifest:full-path="Pictures/20000010000025840000048C574FDE25.wmf"/>
  <manifest:file-entry manifest:media-type="" manifest:full-path="Pictures/200000100000172700000422BAD287F4.wmf"/>
  <manifest:file-entry manifest:media-type="" manifest:full-path="Pictures/2000000C000006D20000052B600A3975.wmf"/>
  <manifest:file-entry manifest:media-type="" manifest:full-path="Pictures/20000010000025840000048C04F46CA4.wmf"/>
  <manifest:file-entry manifest:media-type="" manifest:full-path="Pictures/2000000C000008C90000031A3C8F7D3B.wmf"/>
  <manifest:file-entry manifest:media-type="" manifest:full-path="Pictures/2000000C000005AF0000027B3F7B7DF8.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office:font-face-decls>
  <office:automatic-styles>
    <style:style style:name="P1"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none" style:country-complex="none"/>
    </style:style>
    <style:style style:name="P2" style:family="paragraph" style:parent-style-name="Heading">
      <style:paragraph-properties fo:text-align="center" style:justify-single-word="false"/>
    </style:style>
    <style:style style:name="P3" style:family="paragraph" style:parent-style-name="Heading_20_1">
      <style:paragraph-properties fo:break-before="page">
        <style:tab-stops>
          <style:tab-stop style:position="0cm"/>
        </style:tab-stops>
      </style:paragraph-properties>
      <style:text-properties style:language-complex="none" style:country-complex="non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4">
      <style:paragraph-properties>
        <style:tab-stops>
          <style:tab-stop style:position="15.501cm" style:type="right" style:leader-style="dotted" style:leader-text="."/>
        </style:tab-stops>
      </style:paragraph-properties>
    </style:style>
    <style:style style:name="P8" style:family="paragraph" style:parent-style-name="WW-Default">
      <style:text-properties style:font-name-complex="Tahoma2" style:language-complex="none" style:country-complex="none"/>
    </style:style>
    <style:style style:name="P9" style:family="paragraph" style:parent-style-name="Heading_20_2">
      <style:paragraph-properties fo:margin-left="2cm" fo:margin-right="0cm" fo:text-indent="0cm" style:auto-text-indent="false">
        <style:tab-stops>
          <style:tab-stop style:position="0cm"/>
        </style:tab-stops>
      </style:paragraph-properties>
      <style:text-properties style:language-complex="none" style:country-complex="none"/>
    </style:style>
    <style:style style:name="P10" style:family="paragraph" style:parent-style-name="WW-Default">
      <style:text-properties fo:background-color="#ffff00" style:font-name-complex="Tahoma2" style:language-complex="none" style:country-complex="none"/>
    </style:style>
    <style:style style:name="P11" style:family="paragraph" style:parent-style-name="Heading_20_1">
      <style:paragraph-properties>
        <style:tab-stops>
          <style:tab-stop style:position="0cm"/>
        </style:tab-stops>
      </style:paragraph-properties>
      <style:text-properties style:language-complex="none" style:country-complex="none"/>
    </style:style>
    <style:style style:name="P12" style:family="paragraph" style:parent-style-name="Heading_20_2">
      <style:paragraph-properties>
        <style:tab-stops>
          <style:tab-stop style:position="0cm"/>
        </style:tab-stops>
      </style:paragraph-properties>
      <style:text-properties style:language-complex="none" style:country-complex="none"/>
    </style:style>
    <style:style style:name="P13" style:family="paragraph" style:parent-style-name="Heading_20_3">
      <style:paragraph-properties>
        <style:tab-stops>
          <style:tab-stop style:position="0cm"/>
        </style:tab-stops>
      </style:paragraph-properties>
      <style:text-properties style:language-complex="none" style:country-complex="none"/>
    </style:style>
    <style:style style:name="P14" style:family="paragraph" style:parent-style-name="WW-Default">
      <style:text-properties fo:font-style="italic" style:font-style-asian="italic" style:font-name-complex="Tahoma2" style:language-complex="none" style:country-complex="none" style:font-style-complex="italic"/>
    </style:style>
    <style:style style:name="P15" style:family="paragraph" style:parent-style-name="Footnote">
      <style:text-properties style:font-name-complex="Tahoma2" style:language-complex="none" style:country-complex="none"/>
    </style:style>
    <style:style style:name="P16" style:family="paragraph" style:parent-style-name="WW-Default">
      <style:text-properties style:font-name="Arial" fo:font-size="13pt" fo:font-weight="bold" style:font-name-asian="MS Mincho" style:font-size-asian="13pt" style:font-weight-asian="bold" style:font-name-complex="Tahoma2" style:font-size-complex="14pt" style:language-complex="none" style:country-complex="none" style:font-weight-complex="bold"/>
    </style:style>
    <style:style style:name="P17" style:family="paragraph" style:parent-style-name="Heading_20_3">
      <style:paragraph-properties>
        <style:tab-stops>
          <style:tab-stop style:position="0cm"/>
        </style:tab-stops>
      </style:paragraph-properties>
    </style:style>
    <style:style style:name="P18" style:family="paragraph" style:parent-style-name="Heading_20_3">
      <style:paragraph-properties>
        <style:tab-stops>
          <style:tab-stop style:position="0cm"/>
        </style:tab-stops>
      </style:paragraph-properties>
      <style:text-properties fo:background-color="#ffff00" style:language-complex="none" style:country-complex="none"/>
    </style:style>
    <style:style style:name="P19" style:family="paragraph" style:parent-style-name="WW-Default">
      <style:paragraph-properties>
        <style:tab-stops>
          <style:tab-stop style:position="0cm"/>
        </style:tab-stops>
      </style:paragraph-properties>
      <style:text-properties style:font-name-complex="Tahoma2" style:language-complex="none" style:country-complex="none"/>
    </style:style>
    <style:style style:name="P20" style:family="paragraph" style:parent-style-name="WW-Default">
      <style:text-properties style:text-underline-style="solid" style:text-underline-width="auto" style:text-underline-color="font-color" style:font-name-complex="Tahoma2" style:language-complex="none" style:country-complex="none"/>
    </style:style>
    <style:style style:name="P21" style:family="paragraph" style:parent-style-name="Heading_20_2">
      <style:paragraph-properties>
        <style:tab-stops>
          <style:tab-stop style:position="0cm"/>
        </style:tab-stops>
      </style:paragraph-properties>
    </style:style>
    <style:style style:name="P22" style:family="paragraph" style:parent-style-name="Heading_20_4">
      <style:paragraph-properties>
        <style:tab-stops>
          <style:tab-stop style:position="0cm"/>
        </style:tab-stops>
      </style:paragraph-properties>
    </style:style>
    <style:style style:name="P23" style:family="paragraph" style:parent-style-name="WW-Default">
      <style:text-properties fo:font-style="italic" style:text-underline-style="solid" style:text-underline-width="auto" style:text-underline-color="font-color" style:font-style-asian="italic" style:font-name-complex="Tahoma2" style:language-complex="none" style:country-complex="none" style:font-style-complex="italic"/>
    </style:style>
    <style:style style:name="P24" style:family="paragraph" style:parent-style-name="Heading_20_2">
      <style:paragraph-properties>
        <style:tab-stops>
          <style:tab-stop style:position="0cm"/>
        </style:tab-stops>
      </style:paragraph-properties>
      <style:text-properties fo:background-color="#ffff00" style:language-complex="none" style:country-complex="none"/>
    </style:style>
    <style:style style:name="P25" style:family="paragraph" style:parent-style-name="Heading_20_1">
      <style:paragraph-properties fo:break-before="page"/>
    </style:style>
    <style:style style:name="P26" style:family="paragraph">
      <style:paragraph-properties style:writing-mode="lr-tb"/>
    </style:style>
    <style:style style:name="P27" style:family="paragraph">
      <style:paragraph-properties fo:text-align="center" style:writing-mode="lr-tb"/>
    </style:style>
    <style:style style:name="P28" style:family="paragraph">
      <style:paragraph-properties fo:text-align="end" style:writing-mode="lr-tb"/>
    </style:style>
    <style:style style:name="P29" style:family="paragraph" style:parent-style-name="Heading_20_2">
      <style:paragraph-properties>
        <style:tab-stops>
          <style:tab-stop style:position="0cm"/>
        </style:tab-stops>
      </style:paragraph-properties>
      <style:text-properties fo:language="fr" fo:country="FR" style:language-complex="none" style:country-complex="none"/>
    </style:style>
    <style:style style:name="P30" style:family="paragraph" style:parent-style-name="Heading_20_3">
      <style:paragraph-properties fo:break-before="page"/>
    </style:style>
    <style:style style:name="P31" style:family="paragraph">
      <style:paragraph-properties fo:text-align="center" style:writing-mode="lr-tb"/>
      <style:text-properties fo:font-size="24pt"/>
    </style:style>
    <style:style style:name="P32" style:family="paragraph" style:parent-style-name="WW-Default">
      <style:text-properties style:font-name="Arial" fo:font-size="14pt" fo:language="fr" fo:country="FR" fo:font-style="italic" fo:font-weight="bold" style:font-name-asian="MS Mincho" style:font-size-asian="14pt" style:font-style-asian="italic" style:font-weight-asian="bold" style:font-name-complex="Tahoma2" style:font-size-complex="14pt" style:language-complex="none" style:country-complex="none" style:font-style-complex="italic" style:font-weight-complex="bold"/>
    </style:style>
    <style:style style:name="P33" style:family="paragraph" style:parent-style-name="XML_20_Description">
      <style:text-properties style:font-name-complex="Tahoma2" style:language-complex="none" style:country-complex="none"/>
    </style:style>
    <style:style style:name="P34" style:family="paragraph" style:parent-style-name="WW-Default">
      <style:text-properties fo:language="en" fo:country="GB" style:font-name-complex="Tahoma2" style:language-complex="none" style:country-complex="none"/>
    </style:style>
    <style:style style:name="P35" style:family="paragraph" style:parent-style-name="Heading_20_1">
      <style:paragraph-properties>
        <style:tab-stops>
          <style:tab-stop style:position="0cm"/>
        </style:tab-stops>
      </style:paragraph-properties>
    </style:style>
    <style:style style:name="P36" style:family="paragraph" style:parent-style-name="WW-Default" style:list-style-name="WW8Num3">
      <style:paragraph-properties>
        <style:tab-stops>
          <style:tab-stop style:position="1.27cm"/>
        </style:tab-stops>
      </style:paragraph-properties>
      <style:text-properties style:font-name-complex="Tahoma2" style:language-complex="none" style:country-complex="none"/>
    </style:style>
    <style:style style:name="P37" style:family="paragraph" style:parent-style-name="WW-Default" style:list-style-name="WW8Num9">
      <style:paragraph-properties>
        <style:tab-stops>
          <style:tab-stop style:position="1.27cm"/>
        </style:tab-stops>
      </style:paragraph-properties>
      <style:text-properties style:font-name-complex="Tahoma2" style:language-complex="none" style:country-complex="none"/>
    </style:style>
    <style:style style:name="P38" style:family="paragraph" style:parent-style-name="WW-Default" style:list-style-name="WW8Num10">
      <style:paragraph-properties>
        <style:tab-stops>
          <style:tab-stop style:position="1.27cm"/>
        </style:tab-stops>
      </style:paragraph-properties>
      <style:text-properties style:font-name-complex="Tahoma2" style:language-complex="none" style:country-complex="none"/>
    </style:style>
    <style:style style:name="P39" style:family="paragraph" style:parent-style-name="WW-Default">
      <style:paragraph-properties fo:margin-left="1.27cm" fo:margin-right="0cm" fo:text-indent="0cm" style:auto-text-indent="false"/>
      <style:text-properties style:font-name-complex="Tahoma2" style:language-complex="none" style:country-complex="none"/>
    </style:style>
    <style:style style:name="P40" style:family="paragraph" style:parent-style-name="Heading_20_2">
      <style:text-properties style:font-size-complex="16pt" style:language-complex="none" style:country-complex="none"/>
    </style:style>
    <style:style style:name="P41" style:family="paragraph" style:parent-style-name="WW-Default" style:list-style-name="WW8Num2">
      <style:paragraph-properties>
        <style:tab-stops>
          <style:tab-stop style:position="1.27cm"/>
        </style:tab-stops>
      </style:paragraph-properties>
      <style:text-properties style:font-name-complex="Tahoma2" style:language-complex="none" style:country-complex="none"/>
    </style:style>
    <style:style style:name="P42" style:family="paragraph" style:parent-style-name="Heading_20_1">
      <style:paragraph-properties fo:break-before="page"/>
      <style:text-properties style:language-complex="none" style:country-complex="none"/>
    </style:style>
    <style:style style:name="P43" style:family="paragraph" style:parent-style-name="Heading_20_2" style:list-style-name="WW8Num4">
      <style:paragraph-properties>
        <style:tab-stops>
          <style:tab-stop style:position="0cm"/>
        </style:tab-stops>
      </style:paragraph-properties>
      <style:text-properties style:language-complex="none" style:country-complex="none"/>
    </style:style>
    <style:style style:name="P44" style:family="paragraph" style:parent-style-name="WW-Default">
      <style:paragraph-properties>
        <style:tab-stops>
          <style:tab-stop style:position="0cm"/>
        </style:tab-stops>
      </style:paragraph-properties>
      <style:text-properties style:language-complex="none" style:country-complex="none"/>
    </style:style>
    <style:style style:name="P45" style:family="paragraph" style:parent-style-name="WW-Default">
      <style:paragraph-properties>
        <style:tab-stops>
          <style:tab-stop style:position="0cm"/>
        </style:tab-stops>
      </style:paragraph-properties>
      <style:text-properties fo:font-style="italic" style:text-underline-style="solid" style:text-underline-width="auto" style:text-underline-color="font-color" style:font-style-asian="italic" style:font-name-complex="Tahoma2" style:language-complex="none" style:country-complex="none" style:font-style-complex="italic"/>
    </style:style>
    <style:style style:name="P46" style:family="paragraph" style:parent-style-name="WW-Default">
      <style:paragraph-properties>
        <style:tab-stops>
          <style:tab-stop style:position="0cm"/>
        </style:tab-stops>
      </style:paragraph-properties>
    </style:style>
    <style:style style:name="P47" style:family="paragraph" style:parent-style-name="WW-Default">
      <style:paragraph-properties>
        <style:tab-stops>
          <style:tab-stop style:position="0cm"/>
        </style:tab-stops>
      </style:paragraph-properties>
      <style:text-properties fo:background-color="#ffff00"/>
    </style:style>
    <style:style style:name="P48" style:family="paragraph" style:parent-style-name="WW-Default">
      <style:paragraph-properties>
        <style:tab-stops>
          <style:tab-stop style:position="0cm"/>
        </style:tab-stops>
      </style:paragraph-properties>
      <style:text-properties fo:font-style="italic" style:text-underline-style="none" style:font-style-asian="italic" style:font-name-complex="Tahoma2" style:language-complex="none" style:country-complex="none" style:font-style-complex="italic"/>
    </style:style>
    <style:style style:name="P49" style:family="paragraph" style:parent-style-name="Heading_20_2">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2" style:font-size-complex="14pt" style:language-complex="none" style:country-complex="none" style:font-style-complex="italic" style:font-weight-complex="bold" fo:hyphenate="false" fo:hyphenation-remain-char-count="2" fo:hyphenation-push-char-count="2"/>
    </style:style>
    <style:style style:name="P50" style:family="paragraph" style:parent-style-name="Heading_20_3">
      <style:text-properties style:language-complex="none" style:country-complex="none"/>
    </style:style>
    <style:style style:name="P51" style:family="paragraph" style:parent-style-name="Heading_20_2" style:list-style-name="WW8Num5">
      <style:paragraph-properties>
        <style:tab-stops>
          <style:tab-stop style:position="0cm"/>
        </style:tab-stops>
      </style:paragraph-properties>
      <style:text-properties style:language-complex="none" style:country-complex="none"/>
    </style:style>
    <style:style style:name="P52" style:family="paragraph" style:parent-style-name="WW-Default" style:list-style-name="WW8Num5">
      <style:paragraph-properties>
        <style:tab-stops>
          <style:tab-stop style:position="0cm"/>
        </style:tab-stops>
      </style:paragraph-properties>
      <style:text-properties style:language-complex="none" style:country-complex="none"/>
    </style:style>
    <style:style style:name="P53" style:family="paragraph" style:parent-style-name="WW-Default" style:list-style-name="L2">
      <style:paragraph-properties>
        <style:tab-stops>
          <style:tab-stop style:position="0cm"/>
        </style:tab-stops>
      </style:paragraph-properties>
    </style:style>
    <style:style style:name="P54" style:family="paragraph" style:parent-style-name="WW-Default" style:list-style-name="L3">
      <style:paragraph-properties>
        <style:tab-stops>
          <style:tab-stop style:position="0cm"/>
        </style:tab-stops>
      </style:paragraph-properties>
      <style:text-properties fo:background-color="transparent"/>
    </style:style>
    <style:style style:name="P55" style:family="paragraph" style:parent-style-name="WW-Default" style:list-style-name="L4">
      <style:paragraph-properties>
        <style:tab-stops>
          <style:tab-stop style:position="0cm"/>
        </style:tab-stops>
      </style:paragraph-properties>
    </style:style>
    <style:style style:name="P56" style:family="paragraph" style:parent-style-name="WW-Default">
      <style:text-properties fo:background-color="#ffff00"/>
    </style:style>
    <style:style style:name="P57" style:family="paragraph" style:parent-style-name="Heading_20_2">
      <style:text-properties style:language-complex="none" style:country-complex="none"/>
    </style:style>
    <style:style style:name="P58" style:family="paragraph" style:parent-style-name="WW-Default">
      <style:paragraph-properties fo:margin-top="0.423cm" fo:margin-bottom="0.212cm"/>
      <style:text-properties style:font-name="Arial" fo:font-size="14pt" fo:font-style="italic" fo:font-weight="bold" style:font-name-asian="MS Mincho" style:font-size-asian="14pt" style:font-style-asian="italic" style:font-weight-asian="bold" style:font-name-complex="Tahoma2" style:font-size-complex="14pt" style:language-complex="none" style:country-complex="none" style:font-style-complex="italic" style:font-weight-complex="bold"/>
    </style:style>
    <style:style style:name="P59" style:family="paragraph" style:parent-style-name="Heading_20_1" style:list-style-name="WW8Num6">
      <style:paragraph-properties fo:break-before="page">
        <style:tab-stops>
          <style:tab-stop style:position="0cm"/>
        </style:tab-stops>
      </style:paragraph-properties>
      <style:text-properties style:language-complex="none" style:country-complex="none"/>
    </style:style>
    <style:style style:name="P60" style:family="paragraph" style:parent-style-name="Heading_20_2" style:list-style-name="WW8Num7">
      <style:paragraph-properties>
        <style:tab-stops>
          <style:tab-stop style:position="0cm"/>
        </style:tab-stops>
      </style:paragraph-properties>
      <style:text-properties style:language-complex="none" style:country-complex="none"/>
    </style:style>
    <style:style style:name="P61" style:family="paragraph" style:parent-style-name="Heading_20_2" style:list-style-name="WW8Num6">
      <style:paragraph-properties>
        <style:tab-stops>
          <style:tab-stop style:position="0cm"/>
        </style:tab-stops>
      </style:paragraph-properties>
      <style:text-properties style:language-complex="none" style:country-complex="none"/>
    </style:style>
    <style:style style:name="P62" style:family="paragraph" style:parent-style-name="Footnote">
      <style:paragraph-properties fo:break-before="page"/>
      <style:text-properties style:font-name-complex="Tahoma2" style:language-complex="none" style:country-complex="none"/>
    </style:style>
    <style:style style:name="T1" style:family="text">
      <style:text-properties fo:font-size="40pt" style:font-size-asian="40pt" style:font-size-complex="40pt" style:language-complex="none" style:country-complex="none"/>
    </style:style>
    <style:style style:name="T2" style:family="text">
      <style:text-properties fo:font-size="40pt" fo:font-weight="bold" style:font-size-asian="40pt" style:font-weight-asian="bold" style:font-size-complex="40pt" style:language-complex="none" style:country-complex="none" style:font-weight-complex="bold"/>
    </style:style>
    <style:style style:name="T3" style:family="text">
      <style:text-properties fo:background-color="#ffff00"/>
    </style:style>
    <style:style style:name="T4" style:family="text">
      <style:text-properties style:font-name-complex="Tahoma2" style:language-complex="none" style:country-complex="none"/>
    </style:style>
    <style:style style:name="T5" style:family="text">
      <style:text-properties fo:background-color="#ffff00" style:font-name-complex="Tahoma2" style:language-complex="none" style:country-complex="none"/>
    </style:style>
    <style:style style:name="T6" style:family="text">
      <style:text-properties fo:font-style="italic" style:text-underline-style="solid" style:text-underline-width="auto" style:text-underline-color="font-color" style:font-style-asian="italic" style:font-name-complex="Tahoma2" style:language-complex="none" style:country-complex="none" style:font-style-complex="italic"/>
    </style:style>
    <style:style style:name="T7" style:family="text">
      <style:text-properties fo:language="fr" fo:country="FR" style:language-complex="none" style:country-complex="none"/>
    </style:style>
    <style:style style:name="T8" style:family="text">
      <style:text-properties style:use-window-font-color="true" style:font-name="Times New Roman" fo:font-size="8pt" fo:language="fr" fo:country="FR" style:font-name-asian="Times New Roman" style:font-size-asian="8pt" style:font-name-complex="Times New Roman" style:font-size-complex="12pt" style:language-complex="ar" style:country-complex="SA"/>
    </style:style>
    <style:style style:name="T9" style:family="text">
      <style:text-properties style:use-window-font-color="true" style:font-name="Times New Roman" fo:font-size="8pt" fo:language="fr" fo:country="FR" fo:font-weight="bold" style:font-name-asian="Times New Roman" style:font-size-asian="8pt" style:font-weight-asian="bold" style:font-name-complex="Times New Roman" style:font-size-complex="12pt" style:language-complex="ar" style:country-complex="SA"/>
    </style:style>
    <style:style style:name="T10" style:family="text">
      <style:text-properties style:use-window-font-color="true" style:font-name="Times New Roman" fo:font-size="10pt" fo:language="fr" fo:country="FR" fo:font-weight="bold" style:font-name-asian="Times New Roman" style:font-size-asian="10pt" style:font-weight-asian="bold" style:font-name-complex="Times New Roman" style:font-size-complex="12pt" style:language-complex="ar" style:country-complex="SA"/>
    </style:style>
    <style:style style:name="T11" style:family="text">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12" style:family="text">
      <style:text-properties style:use-window-font-color="true" style:font-name="Times New Roman" fo:font-size="6pt" fo:language="fr" fo:country="FR" fo:font-style="italic" style:font-name-asian="Times New Roman" style:font-size-asian="6pt" style:font-style-asian="italic" style:font-name-complex="Times New Roman" style:font-size-complex="12pt" style:language-complex="ar" style:country-complex="SA"/>
    </style:style>
    <style:style style:name="T13" style:family="text">
      <style:text-properties fo:font-size="10pt" fo:background-color="#e6e6e6" style:font-size-asian="10pt" style:font-name-complex="Tahoma2" style:font-size-complex="10pt" style:language-complex="none" style:country-complex="none"/>
    </style:style>
    <style:style style:name="T14" style:family="text">
      <style:text-properties fo:language="en" fo:country="GB" style:font-name-complex="Tahoma2" style:language-complex="none" style:country-complex="none"/>
    </style:style>
    <style:style style:name="T15" style:family="text">
      <style:text-properties style:font-name-asian="Times New Roman" style:language-complex="none" style:country-complex="none"/>
    </style:style>
    <style:style style:name="T16" style:family="text">
      <style:text-properties fo:font-style="italic" style:font-style-asian="italic" style:font-style-complex="italic"/>
    </style:style>
    <style:style style:name="fr1"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visible-area-left="0cm" draw:visible-area-top="0cm" draw:visible-area-width="168.494cm" draw:visible-area-height="33.874cm" draw:draw-aspect="content">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cm" fo:border="0.018cm solid #0000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ffffff" draw:textarea-horizontal-align="left" draw:textarea-vertical-align="middle" draw:auto-grow-height="false" fo:padding-top="0.229cm" fo:padding-bottom="0.229cm" fo:padding-left="0.441cm" fo:padding-right="0.441cm" fo:wrap-option="no-wrap" draw:shadow="hidden" style:run-through="foreground"/>
    </style:style>
    <style:style style:name="gr3" style:family="graphic">
      <style:graphic-properties style:run-through="foreground"/>
    </style:style>
    <style:style style:name="gr4"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5" style:family="graphic">
      <style:graphic-properties draw:stroke="solid" svg:stroke-width="0.026cm" svg:stroke-color="#000000" draw:stroke-linejoin="round" draw:fill="none" draw:fill-color="#ffffff"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draw:stroke="solid" svg:stroke-width="0.026cm" svg:stroke-color="#000000" draw:stroke-linejoin="round" draw:fill="solid" draw:fill-color="#ffff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7" style:family="graphic">
      <style:graphic-properties draw:stroke="dash" draw:stroke-dash="Dash_20_2"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ffff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9" style:family="graphic">
      <style:graphic-properties draw:stroke="dash" draw:stroke-dash="Dash_20_2" svg:stroke-width="0.026cm" svg:stroke-color="#000000" draw:stroke-linejoin="round" draw:fill="solid" draw:fill-color="#ffffff"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round" draw:fill="solid" draw:fill-color="#ffffff" draw:textarea-horizontal-align="left" draw:textarea-vertical-align="middle" draw:auto-grow-height="false" fo:padding-top="0cm" fo:padding-bottom="0cm" fo:padding-left="0cm" fo:padding-right="0cm" fo:wrap-option="no-wrap" draw:shadow="hidden" style:run-through="foreground"/>
    </style:style>
    <style:style style:name="gr12"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13" style:family="graphic">
      <style:graphic-properties draw:stroke="solid" svg:stroke-width="0.049cm" svg:stroke-color="#000000" draw:stroke-linejoin="round" draw:fill="solid" draw:fill-color="#ffffff" draw:textarea-horizontal-align="justify" draw:textarea-vertical-align="middle" draw:auto-grow-height="false" draw:auto-grow-width="false" fo:padding-top="0.025cm" fo:padding-bottom="0.025cm" fo:padding-left="0.025cm" fo:padding-right="0.025cm" fo:wrap-option="no-wrap" draw:shadow="hidden" style:run-through="foreground"/>
    </style:style>
    <style:style style:name="gr14" style:family="graphic">
      <style:graphic-properties draw:stroke="solid" svg:stroke-width="0.026cm" svg:stroke-color="#000000" draw:stroke-linejoin="round" draw:fill="solid" draw:fill-color="#ffff00" draw:textarea-horizontal-align="left" draw:textarea-vertical-align="middle" draw:auto-grow-height="false" fo:padding-top="0.229cm" fo:padding-bottom="0.229cm" fo:padding-left="0.441cm" fo:padding-right="0.441cm" fo:wrap-option="no-wrap" draw:shadow="hidden" style:run-through="foreground"/>
    </style:style>
    <style:style style:name="gr15"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2"><text:span text:style-name="T1">-</text:span><text:span text:style-name="T2"> Project 0 </text:span><text:span text:style-name="T1">-</text:span></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 and AceMelchior</text:p>
      <text:p text:style-name="WW-Default"/>
      <text:h text:style-name="P3" text:outline-level="1">Table Of Contents</text:h>
      <text:table-of-content text:style-name="Sect1" text:name="Table of Contents1">
        <text:table-of-content-source text:outline-level="5"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6.499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text:a xlink:type="simple" xlink:href="#0.Table Of Contents|outline">Table Of Contents<text:tab/>2</text:a></text:p>
          <text:p text:style-name="P4"><text:a xlink:type="simple" xlink:href="#0.Design History|outline">Design History<text:tab/>6</text:a></text:p>
          <text:p text:style-name="P5"><text:a xlink:type="simple" xlink:href="#0.0.Version 0.1 by Asmodehn|outline">Version 0.1 by Asmodehn<text:tab/>6</text:a></text:p>
          <text:p text:style-name="P5"><text:a xlink:type="simple" xlink:href="#0.0.Version 0.2 by XorfacX|outline">Version 0.2 by XorfacX<text:tab/>6</text:a></text:p>
          <text:p text:style-name="P5"><text:a xlink:type="simple" xlink:href="#0.0.Version 0.3 by XorfacX|outline">Version 0.3 by XorfacX<text:tab/>6</text:a></text:p>
          <text:p text:style-name="P4"><text:a xlink:type="simple" xlink:href="#0.Game Overview|outline">Game Overview<text:tab/>7</text:a></text:p>
          <text:p text:style-name="P5"><text:a xlink:type="simple" xlink:href="#0.0.Philosophy|outline">Philosophy<text:tab/>7</text:a></text:p>
          <text:p text:style-name="P6"><text:a xlink:type="simple" xlink:href="#0.0.0.Philosophical point #1|outline">Philosophical point #1<text:tab/>7</text:a></text:p>
          <text:p text:style-name="P6"><text:a xlink:type="simple" xlink:href="#0.0.0.Philosophical point #2|outline">Philosophical point #2<text:tab/>7</text:a></text:p>
          <text:p text:style-name="P5"><text:a xlink:type="simple" xlink:href="#0.0.Common Questions|outline">Common Questions<text:tab/>7</text:a></text:p>
          <text:p text:style-name="P6"><text:a xlink:type="simple" xlink:href="#0.0.0.What is the game?|outline">What is the game?<text:tab/>7</text:a></text:p>
          <text:p text:style-name="P6"><text:a xlink:type="simple" xlink:href="#0.0.0.Why create this game?|outline">Why create this game?<text:tab/>7</text:a></text:p>
          <text:p text:style-name="P6"><text:a xlink:type="simple" xlink:href="#0.0.0.Where does the game take place?|outline">Where does the game take place?<text:tab/>8</text:a></text:p>
          <text:p text:style-name="P6"><text:a xlink:type="simple" xlink:href="#0.0.0.What do I control?|outline">What do I control?<text:tab/>8</text:a></text:p>
          <text:p text:style-name="P6"><text:a xlink:type="simple" xlink:href="#0.0.0.What is the main focus?|outline">What is the main focus?<text:tab/>8</text:a></text:p>
          <text:p text:style-name="P6"><text:a xlink:type="simple" xlink:href="#0.0.0.What’s different?|outline">What’s different?<text:tab/>8</text:a></text:p>
          <text:p text:style-name="P4"><text:a xlink:type="simple" xlink:href="#0.Feature Set|outline">Feature Set<text:tab/>9</text:a></text:p>
          <text:p text:style-name="P5"><text:a xlink:type="simple" xlink:href="#0.0.General Features|outline">General Features<text:tab/>9</text:a></text:p>
          <text:p text:style-name="P5"><text:a xlink:type="simple" xlink:href="#0.0.Multiplayer Features|outline">Multiplayer Features<text:tab/>9</text:a></text:p>
          <text:p text:style-name="P5"><text:a xlink:type="simple" xlink:href="#0.0.Game play|outline">Game play<text:tab/>9</text:a></text:p>
          <text:p text:style-name="P4"><text:a xlink:type="simple" xlink:href="#0.The Game World|outline">The Game World<text:tab/>10</text:a></text:p>
          <text:p text:style-name="P5"><text:a xlink:type="simple" xlink:href="#0.0.Overview|outline">Overview<text:tab/>10</text:a></text:p>
          <text:p text:style-name="P5"><text:a xlink:type="simple" xlink:href="#0.0.Island world|outline">Island world<text:tab/>10</text:a></text:p>
          <text:p text:style-name="P5"><text:a xlink:type="simple" xlink:href="#0.0.Evolutionary World|outline">Evolutionary World<text:tab/>10</text:a></text:p>
          <text:p text:style-name="P5"><text:a xlink:type="simple" xlink:href="#0.0.The Physical World|outline">The Physical World<text:tab/>10</text:a></text:p>
          <text:p text:style-name="P6"><text:a xlink:type="simple" xlink:href="#0.0.0.Overview|outline">Overview<text:tab/>10</text:a></text:p>
          <text:p text:style-name="P6"><text:a xlink:type="simple" xlink:href="#0.0.0.Key Locations|outline">Key Locations<text:tab/>11</text:a></text:p>
          <text:p text:style-name="P6"><text:a xlink:type="simple" xlink:href="#0.0.0.Travel|outline">Travel<text:tab/>11</text:a></text:p>
          <text:p text:style-name="P6"><text:a xlink:type="simple" xlink:href="#0.0.0.Scale|outline">Scale<text:tab/>11</text:a></text:p>
          <text:p text:style-name="P6"><text:a xlink:type="simple" xlink:href="#0.0.0.Objects|outline">Objects<text:tab/>11</text:a></text:p>
          <text:p text:style-name="P6"><text:a xlink:type="simple" xlink:href="#0.0.0.Weather / Climate|outline">Weather / Climate<text:tab/>11</text:a></text:p>
          <text:p text:style-name="P6"><text:a xlink:type="simple" xlink:href="#0.0.0.Day and Night|outline">Day and Night<text:tab/>11</text:a></text:p>
          <text:p text:style-name="P6"><text:a xlink:type="simple" xlink:href="#0.0.0.Time|outline">Time<text:tab/>12</text:a></text:p>
          <text:p text:style-name="P4"><text:a xlink:type="simple" xlink:href="#0.The World Layout|outline">The World Layout<text:tab/>13</text:a></text:p>
          <text:p text:style-name="P5"><text:a xlink:type="simple" xlink:href="#0.0.Overview|outline">Overview<text:tab/>13</text:a></text:p>
          <text:p text:style-name="P5"><text:a xlink:type="simple" xlink:href="#0.0.World Layout Detail #1|outline">World Layout Detail #1<text:tab/>13</text:a></text:p>
          <text:p text:style-name="P5"><text:a xlink:type="simple" xlink:href="#0.0.World Layout Detail #2|outline">World Layout Detail #2<text:tab/>13</text:a></text:p>
          <text:p text:style-name="P4"><text:a xlink:type="simple" xlink:href="#0.Players characters|outline">Players characters<text:tab/>14</text:a></text:p>
          <text:p text:style-name="P5"><text:a xlink:type="simple" xlink:href="#0.0.Overview|outline">Overview<text:tab/>14</text:a></text:p>
          <text:p text:style-name="P5"><text:a xlink:type="simple" xlink:href="#0.0.Character Creation|outline">Character Creation<text:tab/>14</text:a></text:p>
          <text:p text:style-name="P5"><text:a xlink:type="simple" xlink:href="#0.0.Attributes|outline">Attributes<text:tab/>14</text:a></text:p>
          <text:p text:style-name="P6"><text:a xlink:type="simple" xlink:href="#0.0.0.Constitution (CON)|outline">Constitution (CON)<text:tab/>14</text:a></text:p>
          <text:p text:style-name="P6"><text:a xlink:type="simple" xlink:href="#0.0.0.Dexterity (DEX)|outline">Dexterity (DEX)<text:tab/>15</text:a></text:p>
          <text:p text:style-name="P6"><text:a xlink:type="simple" xlink:href="#0.0.0.Intelligence (INT)|outline">Intelligence (INT)<text:tab/>15</text:a></text:p>
          <text:p text:style-name="P6"><text:a xlink:type="simple" xlink:href="#0.0.0.Charisma/Wisdom (CHA/WIS)|outline">Charisma/Wisdom (CHA/WIS)<text:tab/>15</text:a></text:p>
          <text:p text:style-name="P5"><text:a xlink:type="simple" xlink:href="#0.0.Skills|outline">Skills<text:tab/>15</text:a></text:p>
          <text:p text:style-name="P6"><text:a xlink:type="simple" xlink:href="#0.0.0.Overview|outline">Overview<text:tab/>15</text:a></text:p>
          <text:p text:style-name="P6"><text:a xlink:type="simple" xlink:href="#0.0.0.Bare Hands|outline">Bare Hands<text:tab/>15</text:a></text:p>
          <text:p text:style-name="P6"><text:a xlink:type="simple" xlink:href="#0.0.0.One handed Weapon|outline">One handed Weapon<text:tab/>15</text:a></text:p>
          <text:p text:style-name="P6"><text:a xlink:type="simple" xlink:href="#0.0.0.Two handed Weapon|outline">Two handed Weapon<text:tab/>15</text:a></text:p>
          <text:p text:style-name="P6"><text:a xlink:type="simple" xlink:href="#0.0.0.Shield|outline">Shield<text:tab/>16</text:a></text:p>
          <text:p text:style-name="P6"><text:a xlink:type="simple" xlink:href="#0.0.0.Crossbow|outline">Crossbow<text:tab/>16</text:a></text:p>
          <text:p text:style-name="P6"><text:a xlink:type="simple" xlink:href="#0.0.0.Bow|outline">Bow<text:tab/>16</text:a></text:p>
          <text:p text:style-name="P6"><text:a xlink:type="simple" xlink:href="#0.0.0.Throw Weapon|outline">Throw Weapon<text:tab/>16</text:a></text:p>
          <text:p text:style-name="P6"><text:a xlink:type="simple" xlink:href="#0.0.0.Magic|outline">Magic<text:tab/>16</text:a></text:p>
          <text:p text:style-name="P6"><text:a xlink:type="simple" xlink:href="#0.0.0.Skills Ladder|outline">Skills Ladder<text:tab/>16</text:a></text:p>
          <text:p text:style-name="P5"><text:a xlink:type="simple" xlink:href="#0.0.Masterisation|outline">Masterisation<text:tab/>17</text:a></text:p>
          <text:p text:style-name="P6"><text:a xlink:type="simple" xlink:href="#0.0.0.Overview|outline">Overview<text:tab/>17</text:a></text:p>
          <text:p text:style-name="P6"><text:a xlink:type="simple" xlink:href="#0.0.0.Global Masterisation|outline">Global Masterisation<text:tab/>17</text:a></text:p>
          <text:p text:style-name="P7"><text:a xlink:type="simple" xlink:href="#0.0.0.0.Global Weapon/Shields Masterisation|outline">Global Weapon/Shields Masterisation<text:tab/>17</text:a></text:p>
          <text:p text:style-name="P7"><text:a xlink:type="simple" xlink:href="#0.0.0.0.Global Magic Masterisation|outline">Global Magic Masterisation<text:tab/>17</text:a></text:p>
          <text:p text:style-name="P6"><text:a xlink:type="simple" xlink:href="#0.0.0.Local weapon masterisation|outline">Local weapon masterisation<text:tab/>18</text:a></text:p>
          <text:p text:style-name="P5"><text:a xlink:type="simple" xlink:href="#0.0.Resistance:|outline">Resistance:<text:tab/>18</text:a></text:p>
          <text:p text:style-name="P5"><text:a xlink:type="simple" xlink:href="#0.0.Perks|outline">Perks<text:tab/>18</text:a></text:p>
          <text:p text:style-name="P6"><text:a xlink:type="simple" xlink:href="#0.0.0.Combat perk|outline">Combat perk<text:tab/>18</text:a></text:p>
          <text:p text:style-name="P6"><text:a xlink:type="simple" xlink:href="#0.0.0.Magic perks|outline">Magic perks<text:tab/>19</text:a></text:p>
          <text:p text:style-name="P6"><text:a xlink:type="simple" xlink:href="#0.0.0.Others|outline">Others<text:tab/>19</text:a></text:p>
          <text:p text:style-name="P5"><text:a xlink:type="simple" xlink:href="#0.0.Species|outline">Species<text:tab/>19</text:a></text:p>
          <text:p text:style-name="P5"><text:a xlink:type="simple" xlink:href="#0.0.Sex|outline">Sex<text:tab/>19</text:a></text:p>
          <text:p text:style-name="P5"><text:a xlink:type="simple" xlink:href="#0.0.Sign|outline">Sign<text:tab/>19</text:a></text:p>
          <text:p text:style-name="P5"><text:a xlink:type="simple" xlink:href="#0.0.Evolution|outline">Evolution<text:tab/>19</text:a></text:p>
          <text:p text:style-name="P5"><text:a xlink:type="simple" xlink:href="#0.0.Recovery|outline">Recovery<text:tab/>20</text:a></text:p>
          <text:p text:style-name="P5"><text:a xlink:type="simple" xlink:href="#0.0.Character Resume Screen|outline">Character Resume Screen<text:tab/>20</text:a></text:p>
          <text:p text:style-name="P5"><text:a xlink:type="simple" xlink:href="#0.0.Perks Knowledge Book Interface|outline">Perks Knowledge Book Interface<text:tab/>21</text:a></text:p>
          <text:p text:style-name="P4"><text:a xlink:type="simple" xlink:href="#0.Non Players characters|outline">Non Players characters<text:tab/>23</text:a></text:p>
          <text:p text:style-name="P5"><text:a xlink:type="simple" xlink:href="#0.0.Overview|outline">Overview<text:tab/>23</text:a></text:p>
          <text:p text:style-name="P5"><text:a xlink:type="simple" xlink:href="#0.0.Intelligent NPC|outline">Intelligent NPC<text:tab/>23</text:a></text:p>
          <text:p text:style-name="P5"><text:a xlink:type="simple" xlink:href="#0.0.Monsters|outline">Monsters<text:tab/>23</text:a></text:p>
          <text:p text:style-name="P4"><text:a xlink:type="simple" xlink:href="#0.Death|outline">Death<text:tab/>25</text:a></text:p>
          <text:p text:style-name="P5"><text:a xlink:type="simple" xlink:href="#0.0.Overview|outline">Overview<text:tab/>25</text:a></text:p>
          <text:p text:style-name="P5"><text:a xlink:type="simple" xlink:href="#0.0.Normal Death|outline">Normal Death<text:tab/>25</text:a></text:p>
          <text:p text:style-name="P5"><text:a xlink:type="simple" xlink:href="#0.0.Death After Fight|outline">Death After Fight<text:tab/>25</text:a></text:p>
          <text:p text:style-name="P5"><text:a xlink:type="simple" xlink:href="#0.0.Duel|outline">Duel<text:tab/>25</text:a></text:p>
          <text:p text:style-name="P4"><text:a xlink:type="simple" xlink:href="#0.Weapons|outline">Weapons<text:tab/>26</text:a></text:p>
          <text:p text:style-name="P5"><text:a xlink:type="simple" xlink:href="#0.0.Overview|outline">Overview<text:tab/>26</text:a></text:p>
          <text:p text:style-name="P5"><text:a xlink:type="simple" xlink:href="#0.0.Melee Weapons|outline">Melee Weapons<text:tab/>26</text:a></text:p>
          <text:p text:style-name="P5"><text:a xlink:type="simple" xlink:href="#0.0.Distant Weapons|outline">Distant Weapons<text:tab/>27</text:a></text:p>
          <text:p text:style-name="P4"><text:a xlink:type="simple" xlink:href="#0.Armors|outline">Armors<text:tab/>29</text:a></text:p>
          <text:p text:style-name="P5"><text:a xlink:type="simple" xlink:href="#0.0.Overview|outline">Overview<text:tab/>29</text:a></text:p>
          <text:p text:style-name="P5"><text:a xlink:type="simple" xlink:href="#0.0.Body Armors|outline">Body Armors<text:tab/>29</text:a></text:p>
          <text:p text:style-name="P5"><text:a xlink:type="simple" xlink:href="#0.0.Shields|outline">Shields<text:tab/>29</text:a></text:p>
          <text:p text:style-name="P4"><text:a xlink:type="simple" xlink:href="#0.Magic|outline">Magic<text:tab/>31</text:a></text:p>
          <text:p text:style-name="P5"><text:a xlink:type="simple" xlink:href="#0.0.Overview|outline">Overview<text:tab/>31</text:a></text:p>
          <text:p text:style-name="P5"><text:a xlink:type="simple" xlink:href="#0.0.Spells|outline">Spells<text:tab/>31</text:a></text:p>
          <text:p text:style-name="P6"><text:a xlink:type="simple" xlink:href="#0.0.0.Combat Spells|outline">Combat Spells<text:tab/>32</text:a></text:p>
          <text:p text:style-name="P6"><text:a xlink:type="simple" xlink:href="#0.0.0.Heal Spells|outline">Heal Spells<text:tab/>32</text:a></text:p>
          <text:p text:style-name="P6"><text:a xlink:type="simple" xlink:href="#0.0.0.Resistance Spells|outline">Resistance Spells<text:tab/>32</text:a></text:p>
          <text:p text:style-name="P6"><text:a xlink:type="simple" xlink:href="#0.0.0.Summon Spells|outline">Summon Spells<text:tab/>32</text:a></text:p>
          <text:p text:style-name="P6"><text:a xlink:type="simple" xlink:href="#0.0.0.Other Spells|outline">Other Spells<text:tab/>32</text:a></text:p>
          <text:p text:style-name="P5"><text:a xlink:type="simple" xlink:href="#0.0.Spell Combination|outline">Spell Combination<text:tab/>32</text:a></text:p>
          <text:p text:style-name="P5"><text:a xlink:type="simple" xlink:href="#0.0.Spell Casting|outline">Spell Casting<text:tab/>33</text:a></text:p>
          <text:p text:style-name="P5"><text:a xlink:type="simple" xlink:href="#0.0.Spell interface|outline">Spell interface<text:tab/>33</text:a></text:p>
          <text:p text:style-name="P4"><text:a xlink:type="simple" xlink:href="#0.Criticals|outline">Criticals<text:tab/>34</text:a></text:p>
          <text:p text:style-name="P5"><text:a xlink:type="simple" xlink:href="#0.0.Overview|outline">Overview<text:tab/>34</text:a></text:p>
          <text:p text:style-name="P5"><text:a xlink:type="simple" xlink:href="#0.0.Critical Hit|outline">Critical Hit<text:tab/>34</text:a></text:p>
          <text:p text:style-name="P5"><text:a xlink:type="simple" xlink:href="#0.0.Critical Wound|outline">Critical Wound<text:tab/>34</text:a></text:p>
          <text:p text:style-name="P5"><text:a xlink:type="simple" xlink:href="#0.0.Critical Miss|outline">Critical Miss<text:tab/>34</text:a></text:p>
          <text:p text:style-name="P4"><text:a xlink:type="simple" xlink:href="#0.Combat follow up|outline">Combat follow up<text:tab/>35</text:a></text:p>
          <text:p text:style-name="P4"><text:a xlink:type="simple" xlink:href="#0.Equipment|outline">Equipment<text:tab/>36</text:a></text:p>
          <text:p text:style-name="P5"><text:a xlink:type="simple" xlink:href="#0.0.Overview|outline">Overview<text:tab/>36</text:a></text:p>
          <text:p text:style-name="P5"><text:a xlink:type="simple" xlink:href="#0.0.Details|outline">Details<text:tab/>36</text:a></text:p>
          <text:p text:style-name="P5"><text:a xlink:type="simple" xlink:href="#0.0.Interface|outline">Interface<text:tab/>36</text:a></text:p>
          <text:p text:style-name="P4"><text:a xlink:type="simple" xlink:href="#0.Particular items|outline">Particular items<text:tab/>37</text:a></text:p>
          <text:p text:style-name="P5"><text:a xlink:type="simple" xlink:href="#0.0.Overview|outline">Overview<text:tab/>37</text:a></text:p>
          <text:p text:style-name="P5"><text:a xlink:type="simple" xlink:href="#0.0.Set Items|outline">Set Items<text:tab/>37</text:a></text:p>
          <text:p text:style-name="P6"><text:a xlink:type="simple" xlink:href="#0.0.0.Overview|outline">Overview<text:tab/>37</text:a></text:p>
          <text:p text:style-name="P6"><text:a xlink:type="simple" xlink:href="#0.0.0.Set Masterisation|outline">Set Masterisation<text:tab/>37</text:a></text:p>
          <text:p text:style-name="P5"><text:a xlink:type="simple" xlink:href="#0.0.Unique Items|outline">Unique Items<text:tab/>37</text:a></text:p>
          <text:p text:style-name="P6"><text:a xlink:type="simple" xlink:href="#0.0.0.Overview|outline">Overview<text:tab/>37</text:a></text:p>
          <text:p text:style-name="P6"><text:a xlink:type="simple" xlink:href="#0.0.0.Affinity|outline">Affinity<text:tab/>37</text:a></text:p>
          <text:p text:style-name="P5"><text:a xlink:type="simple" xlink:href="#0.0.Various Items|outline">Various Items<text:tab/>37</text:a></text:p>
          <text:p text:style-name="P4"><text:a xlink:type="simple" xlink:href="#0.Enchant items|outline">Enchant items<text:tab/>38</text:a></text:p>
          <text:p text:style-name="P5"><text:a xlink:type="simple" xlink:href="#0.0.Overview|outline">Overview<text:tab/>38</text:a></text:p>
          <text:p text:style-name="P5"><text:a xlink:type="simple" xlink:href="#0.0.Details|outline">Details<text:tab/>38</text:a></text:p>
          <text:p text:style-name="P5"><text:a xlink:type="simple" xlink:href="#0.0.Interface|outline">Interface<text:tab/>38</text:a></text:p>
          <text:p text:style-name="P4"><text:a xlink:type="simple" xlink:href="#0.Quest|outline">Quest<text:tab/>39</text:a></text:p>
          <text:p text:style-name="P5"><text:a xlink:type="simple" xlink:href="#0.0.Overview|outline">Overview<text:tab/>39</text:a></text:p>
          <text:p text:style-name="P5"><text:a xlink:type="simple" xlink:href="#0.0.Details|outline">Details<text:tab/>39</text:a></text:p>
          <text:p text:style-name="P5"><text:a xlink:type="simple" xlink:href="#0.0.Reward|outline">Reward<text:tab/>39</text:a></text:p>
          <text:p text:style-name="P5"><text:a xlink:type="simple" xlink:href="#0.0.Interface|outline">Interface<text:tab/>39</text:a></text:p>
          <text:p text:style-name="P4"><text:a xlink:type="simple" xlink:href="#0.Experience|outline">Experience<text:tab/>40</text:a></text:p>
          <text:p text:style-name="P5"><text:a xlink:type="simple" xlink:href="#0.0.Overview|outline">Overview<text:tab/>40</text:a></text:p>
          <text:p text:style-name="P5"><text:a xlink:type="simple" xlink:href="#0.0.Details|outline">Details<text:tab/>40</text:a></text:p>
          <text:p text:style-name="P5"><text:a xlink:type="simple" xlink:href="#0.0.Levels|outline">Levels<text:tab/>40</text:a></text:p>
          <text:p text:style-name="P5"><text:a xlink:type="simple" xlink:href="#0.0.Fight Experience Share|outline">Fight Experience Share<text:tab/>40</text:a></text:p>
          <text:p text:style-name="P4"><text:a xlink:type="simple" xlink:href="#0.Party|outline">Party<text:tab/>41</text:a></text:p>
          <text:p text:style-name="P5"><text:a xlink:type="simple" xlink:href="#0.0.Overview|outline">Overview<text:tab/>41</text:a></text:p>
          <text:p text:style-name="P5"><text:a xlink:type="simple" xlink:href="#0.0.Details|outline">Details<text:tab/>41</text:a></text:p>
          <text:p text:style-name="P4"><text:a xlink:type="simple" xlink:href="#0.Trade|outline">Trade<text:tab/>42</text:a></text:p>
          <text:p text:style-name="P5"><text:a xlink:type="simple" xlink:href="#0.0.Overview|outline">Overview<text:tab/>42</text:a></text:p>
          <text:p text:style-name="P5"><text:a xlink:type="simple" xlink:href="#0.0.Trade Session:|outline">Trade Session:<text:tab/>42</text:a></text:p>
          <text:p text:style-name="P5"><text:a xlink:type="simple" xlink:href="#0.0.Personal market:|outline">Personal market:<text:tab/>42</text:a></text:p>
          <text:p text:style-name="P4"><text:a xlink:type="simple" xlink:href="#0.Guilds|outline">Guilds<text:tab/>43</text:a></text:p>
          <text:p text:style-name="P5"><text:a xlink:type="simple" xlink:href="#0.0.Overview|outline">Overview<text:tab/>43</text:a></text:p>
          <text:p text:style-name="P5"><text:a xlink:type="simple" xlink:href="#0.0.Details|outline">Details<text:tab/>43</text:a></text:p>
          <text:p text:style-name="P5"><text:a xlink:type="simple" xlink:href="#0.0.Evolution|outline">Evolution<text:tab/>43</text:a></text:p>
          <text:p text:style-name="P4"><text:a xlink:type="simple" xlink:href="#0.Cities|outline">Cities<text:tab/>44</text:a></text:p>
          <text:p text:style-name="P5"><text:a xlink:type="simple" xlink:href="#0.0.Overview|outline">Overview<text:tab/>44</text:a></text:p>
          <text:p text:style-name="P5"><text:a xlink:type="simple" xlink:href="#0.0.Details|outline">Details<text:tab/>44</text:a></text:p>
          <text:p text:style-name="P5"><text:a xlink:type="simple" xlink:href="#0.0.Progression|outline">Progression<text:tab/>44</text:a></text:p>
          <text:p text:style-name="P4"><text:a xlink:type="simple" xlink:href="#0.User Interface|outline">User Interface<text:tab/>45</text:a></text:p>
          <text:p text:style-name="P5"><text:a xlink:type="simple" xlink:href="#0.0.Overview|outline">Overview<text:tab/>45</text:a></text:p>
          <text:p text:style-name="P5"><text:a xlink:type="simple" xlink:href="#0.0.User Interface Detail #1|outline">User Interface Detail #1<text:tab/>45</text:a></text:p>
          <text:p text:style-name="P5"><text:a xlink:type="simple" xlink:href="#0.0.User Interface Detail #2|outline">User Interface Detail #2<text:tab/>45</text:a></text:p>
          <text:p text:style-name="P4"><text:a xlink:type="simple" xlink:href="#0.Multiplayer Game|outline">Multiplayer Game<text:tab/>46</text:a></text:p>
          <text:p text:style-name="P5"><text:a xlink:type="simple" xlink:href="#0.0.Overview|outline">Overview<text:tab/>46</text:a></text:p>
          <text:p text:style-name="P5"><text:a xlink:type="simple" xlink:href="#0.0.Max Players|outline">Max Players<text:tab/>46</text:a></text:p>
          <text:p text:style-name="P5"><text:a xlink:type="simple" xlink:href="#0.0.Servers|outline">Servers<text:tab/>46</text:a></text:p>
          <text:p text:style-name="P5"><text:a xlink:type="simple" xlink:href="#0.0.Customization|outline">Customization<text:tab/>46</text:a></text:p>
          <text:p text:style-name="P5"><text:a xlink:type="simple" xlink:href="#0.0.Internet|outline">Internet<text:tab/>46</text:a></text:p>
          <text:p text:style-name="P5"><text:a xlink:type="simple" xlink:href="#0.0.Gaming Sites|outline">Gaming Sites<text:tab/>46</text:a></text:p>
          <text:p text:style-name="P5"><text:a xlink:type="simple" xlink:href="#0.0.Persistence|outline">Persistence<text:tab/>46</text:a></text:p>
          <text:p text:style-name="P5"><text:a xlink:type="simple" xlink:href="#0.0.Saving and Loading|outline">Saving and Loading<text:tab/>46</text:a></text:p>
          <text:p text:style-name="P4"><text:a xlink:type="simple" xlink:href="#0.Physic Engine|outline">Physic Engine<text:tab/>47</text:a></text:p>
          <text:p text:style-name="P6"><text:a xlink:type="simple" xlink:href="#0.0.0.Overview|outline">Overview<text:tab/>47</text:a></text:p>
          <text:p text:style-name="P6"><text:a xlink:type="simple" xlink:href="#0.0.0.Specifications|outline">Specifications<text:tab/>47</text:a></text:p>
          <text:p text:style-name="P4"><text:a xlink:type="simple" xlink:href="#0.Rendering System|outline">Rendering System<text:tab/>48</text:a></text:p>
          <text:p text:style-name="P6"><text:a xlink:type="simple" xlink:href="#0.0.0.Overview|outline">Overview<text:tab/>48</text:a></text:p>
          <text:p text:style-name="P6"><text:a xlink:type="simple" xlink:href="#0.0.0.2D/3D Rendering|outline">2D/3D Rendering<text:tab/>48</text:a></text:p>
          <text:p text:style-name="P5"><text:a xlink:type="simple" xlink:href="#0.0.Camera|outline">Camera<text:tab/>48</text:a></text:p>
          <text:p text:style-name="P6"><text:a xlink:type="simple" xlink:href="#0.0.0.Overview|outline">Overview<text:tab/>48</text:a></text:p>
          <text:p text:style-name="P6"><text:a xlink:type="simple" xlink:href="#0.0.0.Camera Detail #1|outline">Camera Detail #1<text:tab/>48</text:a></text:p>
          <text:p text:style-name="P6"><text:a xlink:type="simple" xlink:href="#0.0.0.Camera Detail #2|outline">Camera Detail #2<text:tab/>48</text:a></text:p>
          <text:p text:style-name="P5"><text:a xlink:type="simple" xlink:href="#0.0.Game Engine|outline">Game Engine<text:tab/>48</text:a></text:p>
          <text:p text:style-name="P6"><text:a xlink:type="simple" xlink:href="#0.0.0.Overview|outline">Overview<text:tab/>48</text:a></text:p>
          <text:p text:style-name="P6"><text:a xlink:type="simple" xlink:href="#0.0.0.Game Engine Detail #1|outline">Game Engine Detail #1<text:tab/>48</text:a></text:p>
          <text:p text:style-name="P6"><text:a xlink:type="simple" xlink:href="#0.0.0.Water|outline">Water<text:tab/>48</text:a></text:p>
          <text:p text:style-name="P6"><text:a xlink:type="simple" xlink:href="#0.0.0.Collision Detection|outline">Collision Detection<text:tab/>49</text:a></text:p>
          <text:p text:style-name="P5"><text:a xlink:type="simple" xlink:href="#0.0.Lighting Models|outline">Lighting Models<text:tab/>49</text:a></text:p>
          <text:p text:style-name="P6"><text:a xlink:type="simple" xlink:href="#0.0.0.Overview|outline">Overview<text:tab/>49</text:a></text:p>
          <text:p text:style-name="P6"><text:a xlink:type="simple" xlink:href="#0.0.0.Lighting Model Detail #1|outline">Lighting Model Detail #1<text:tab/>49</text:a></text:p>
          <text:p text:style-name="P6"><text:a xlink:type="simple" xlink:href="#0.0.0.Lighting Model Detail #2|outline">Lighting Model Detail #2<text:tab/>49</text:a></text:p>
          <text:p text:style-name="P5"><text:a xlink:type="simple" xlink:href="#0.0.Character Rendering|outline">Character Rendering<text:tab/>49</text:a></text:p>
          <text:p text:style-name="P5"><text:a xlink:type="simple" xlink:href="#0.0.Overview|outline">Overview<text:tab/>49</text:a></text:p>
          <text:p text:style-name="P5"><text:a xlink:type="simple" xlink:href="#0.0.Character Rendering Detail #1|outline">Character Rendering Detail #1<text:tab/>49</text:a></text:p>
          <text:p text:style-name="P5"><text:a xlink:type="simple" xlink:href="#0.0.Character Rendering Detail #2|outline">Character Rendering Detail #2<text:tab/>49</text:a></text:p>
          <text:p text:style-name="P4"><text:a xlink:type="simple" xlink:href="#0.Musical Scores and Sound Effects|outline">Musical Scores and Sound Effects<text:tab/>50</text:a></text:p>
          <text:p text:style-name="P5"><text:a xlink:type="simple" xlink:href="#0.0.Overview|outline">Overview<text:tab/>50</text:a></text:p>
          <text:p text:style-name="P5"><text:a xlink:type="simple" xlink:href="#0.0.Red Book Audio|outline">Red Book Audio<text:tab/>50</text:a></text:p>
          <text:p text:style-name="P5"><text:a xlink:type="simple" xlink:href="#0.0.3D Sound|outline">3D Sound<text:tab/>50</text:a></text:p>
          <text:p text:style-name="P5"><text:a xlink:type="simple" xlink:href="#0.0.Sound Design|outline">Sound Design<text:tab/>50</text:a></text:p>
          <text:p text:style-name="P4"><text:a xlink:type="simple" xlink:href="#0.World Editing|outline">World Editing<text:tab/>51</text:a></text:p>
          <text:p text:style-name="P5"><text:a xlink:type="simple" xlink:href="#0.0.Overview|outline">Overview<text:tab/>51</text:a></text:p>
          <text:p text:style-name="P5"><text:a xlink:type="simple" xlink:href="#0.0.World Editing Detail #1|outline">World Editing Detail #1<text:tab/>51</text:a></text:p>
          <text:p text:style-name="P5"><text:a xlink:type="simple" xlink:href="#0.0.World Editing Detail #2|outline">World Editing Detail #2<text:tab/>51</text:a></text:p>
          <text:p text:style-name="P4"><text:a xlink:type="simple" xlink:href="#0.Extra Miscellaneous Stuff|outline">Extra Miscellaneous Stuff<text:tab/>52</text:a></text:p>
          <text:p text:style-name="P5"><text:a xlink:type="simple" xlink:href="#0.0.Overview|outline">Overview<text:tab/>52</text:a></text:p>
          <text:p text:style-name="P5"><text:a xlink:type="simple" xlink:href="#0.0.Junk I am working on…|outline">Junk I am working on…<text:tab/>52</text:a></text:p>
          <text:p text:style-name="P4"><text:a xlink:type="simple" xlink:href="#0. “XYZ Appendix”|outline"><text:s/>“XYZ Appendix”<text:tab/>53</text:a></text:p>
          <text:p text:style-name="P4"><text:a xlink:type="simple" xlink:href="#0. “Objects Appendix”|outline"><text:s/>“Objects Appendix”<text:tab/>53</text:a></text:p>
          <text:p text:style-name="P4"><text:a xlink:type="simple" xlink:href="#0.“User Interface Appendix”|outline">“User Interface Appendix”<text:tab/>53</text:a></text:p>
          <text:p text:style-name="P4"><text:a xlink:type="simple" xlink:href="#0. “Networking Appendix”|outline"><text:s/>“Networking Appendix”<text:tab/>53</text:a></text:p>
          <text:p text:style-name="P4"><text:a xlink:type="simple" xlink:href="#0.“Character Rendering and Animation Appendix”|outline">“Character Rendering and Animation Appendix”<text:tab/>53</text:a></text:p>
          <text:p text:style-name="P4"><text:a xlink:type="simple" xlink:href="#0. “Story Appendix”|outline"><text:s/>“Story Appendix”<text:tab/>53</text:a></text:p>
        </text:index-body>
      </text:table-of-content>
      <text:section text:style-name="Sect2" text:name="Section2">
        <text:p text:style-name="P8"><text:s/></text:p>
        <text:h text:style-name="P3" text:outline-level="1">Design History</text:h>
        <text:h text:style-name="P9" text:outline-level="2">Version 0.1 by Asmodehn</text:h>
        <text:p text:style-name="P8">First version, expected to be read by other involved people, modified and so on....</text:p>
        <text:h text:style-name="P9" text:outline-level="2">Version 0.2 by XorfacX</text:h>
        <text:p text:style-name="P8">First real version.</text:p>
        <text:p text:style-name="P8">Essential is now defined and need to be tweaked.</text:p>
        <text:h text:style-name="P9" text:outline-level="2">Version 0.3 by XorfacX</text:h>
        <text:p text:style-name="P8">Definition of everything that is not the core of the game and tweaks.</text:p>
        <text:p text:style-name="P10">Currently writing...</text:p>
        <text:h text:style-name="P11" text:outline-level="1"/>
        <text:h text:style-name="P3" text:outline-level="1">Game Overview</text:h>
        <text:h text:style-name="P12" text:outline-level="2">Philosophy</text:h>
        <text:p text:style-name="P8">Here are the points about general idea about designing this game.</text:p>
        <text:h text:style-name="P13" text:outline-level="3">Philosophical point #1</text:h>
        <text:p text:style-name="P8">This game intends to be a role playing game in a permanent world, as many other MMORPG we can see on the Internet. But without many bad points about those:</text:p>
        <text:p text:style-name="P8">When the player is not connected, his own avatar is still in the game, doing his profession, or something the player wanted him to do. This implies to be very carefully because the player must not be disappointed if his character does something annoying when he is not connected.</text:p>
        <text:p text:style-name="P8">To avoid some congestion on area of the map(s), every player will have different quest to achieve. But these are for the same destiny: rediscover the whole world.</text:p>
        <text:p text:style-name="P8">Anonymous player can connect themselves to this world, but instead of controlling intelligent creature, they control animals for a limited time, to do some funny actions (like destroying everything ;-) ).</text:p>
        <text:p text:style-name="P8">This game is supposed to be evolutive. It means player, when they are playing, know only a little part of all the possibilities of the game. Developers are supposed to code mechanism to make world as evolutive as possible.</text:p>
        <text:p text:style-name="P8">In this game we have to manage a whole world. It means ecosystems for meteo, reproduction of animals, money system between intelligent people, etc.</text:p>
        <text:p text:style-name="P8">This game is in fact a simulated fantasy world in a paleolithic ambiance...</text:p>
        <text:p text:style-name="P8">And this world must live as time flows without player interaction...</text:p>
        <text:h text:style-name="P13" text:outline-level="3">Philosophical point #2</text:h>
        <text:p text:style-name="P8">This game is trying to be the base of a new game engine, which can have many graphical interfaces, from 2D, to 3D, with many possibilities between...</text:p>
        <text:p text:style-name="P8">To achieve this goal we need to think about a physical and compartmental model and mechanism, independently from visualization.</text:p>
        <text:p text:style-name="P8">In the other hand, those models must be upgradeable without interfering with the current execution of the game...</text:p>
        <text:p text:style-name="P8">The main reason for that point is the diversity of platforms usable in the world to play, nowadays.</text:p>
        <text:p text:style-name="P8">So this game must have at the very end Web interface, and heavy client interface, 2D, 2.5D, and 3D</text:p>
        <text:p text:style-name="P8">This game is a test for those new concepts.</text:p>
        <text:h text:style-name="P12" text:outline-level="2">Common Questions</text:h>
        <text:p text:style-name="P8"/>
        <text:h text:style-name="P13" text:outline-level="3">What is the game?</text:h>
        <text:p text:style-name="P8">This game is an MMORPG in a paleolithic world. As anonymous players can play with ancient animals (like dinosaurs derivate), registered players can control people with special abilities to forge their destiny, in this unsure world.</text:p>
        <text:p text:style-name="P8"/>
        <text:h text:style-name="P13" text:outline-level="3">Why create this game?</text:h>
        <text:p text:style-name="P8"/>
        <text:p text:style-name="P8">This game use some new concepts that are able to change the way people plays. And this game will be designed for many many platforms, which mean you will be able to play it everywhere.</text:p>
        <text:p text:style-name="P8"/>
        <text:h text:style-name="P13" text:outline-level="3">Where does the game take place?</text:h>
        <text:p text:style-name="P8"/>
        <text:p text:style-name="P8">In a Solar system somewhere in the universe a planet named “XXXXX” by his inhabitants is full of living creatures. In these creatures we find some we can compare to “human beings” some to “saurians” and many other ones, too many to name them one by one, but each has his duty on this planet. The vegetation can also be very dangerous, and every one has to be very careful to survive...</text:p>
        <text:p text:style-name="P8"/>
        <text:h text:style-name="P13" text:outline-level="3">What do I control?</text:h>
        <text:p text:style-name="P8"/>
        <text:p text:style-name="WW-Default">The player will control one unique character at a time. You will be able to create as many characters as you want and these characters will be saved on the server for one year. <text:span text:style-name="T3">4</text:span> characters can be stored on server at the same time. The objective is to develop one character from his creation to his death if this happen.</text:p>
        <text:p text:style-name="P8"><text:tab/></text:p>
        <text:h text:style-name="P13" text:outline-level="3">What is the main focus?</text:h>
        <text:p text:style-name="P8"/>
        <text:p text:style-name="P8">It's simple, you've to live your life in this huge world and survive to become what ever you want. There is no final goal but to live in an evolutive world.</text:p>
        <text:p text:style-name="P14"/>
        <text:h text:style-name="P13" text:outline-level="3">What’s different?</text:h>
        <text:p text:style-name="P8">The game really intended to be like reality with additional thing (like magic). It's not a part of the reality, it'd the reality itself. You can do what ever you want from your character like being a rogue or a king. It’s simply decided by your actions and by how others perceive these actions.</text:p>
        <text:p text:style-name="P8"/>
        <text:p text:style-name="P8">The team work will be an important part of the game. Like in reality you can do things by yourself but when you want to do things that impact the whole world you really need helps from others. An example of this is that if there will be static town and city, there will be city managed entirely by people from the defense to the food production.</text:p>
        <text:p text:style-name="P8"/>
        <text:p text:style-name="P8">Interactions between NPC/PC and PC/PC will be unique. Players will be able to give quests to others people! If you kill someone, there will be automated quest generated to solve the murder and if it solve you'll better begin run because an entire land will be after you and everyone will know what you've done.</text:p>
        <text:p text:style-name="P8"/>
        <text:p text:style-name="P8">A real justice system: like mentioned before the justice system will be very important and the game. Like in reality you can do what you want, kill someone or rob a diamond, but there will be a counterpart: you will become an outlaw with all that generate.</text:p>
        <text:p text:style-name="P8">The justice system will be represented by two factions, NPC players and PC players.</text:p>
        <text:p text:style-name="P8"/>
        <text:p text:style-name="P8">Simple game play: create a new character won't be a difficult time anymore. You chose your race, your symbol, you adjust your settings and then you can begin. Becoming and explorer, an adventurer or a robber or the 3 at the same time will be your choice and only yours.</text:p>
        <text:h text:style-name="P3" text:outline-level="1">Feature Set</text:h>
        <text:p text:style-name="P8"/>
        <text:h text:style-name="P12" text:outline-level="2">General Features</text:h>
        <text:p text:style-name="P8">Really huge game world: an entire planet to explore.</text:p>
        <text:p text:style-name="P8">3D graphic engine based on a real physic engine to really feel tie game.</text:p>
        <text:p text:style-name="P8">You play a real life in every aspects of it: job, death,... </text:p>
        <text:p text:style-name="P8"/>
        <text:p text:style-name="P8"/>
        <text:h text:style-name="P12" text:outline-level="2">Multiplayer Features</text:h>
        <text:p text:style-name="P8">Unlimited amount of player (depends of bandwidth).</text:p>
        <text:p text:style-name="P8">Every country on the same server.</text:p>
        <text:p text:style-name="P8">Advanced transport system</text:p>
        <text:p text:style-name="P8">Personal markets</text:p>
        <text:p text:style-name="P14"/>
        <text:p text:style-name="P14"/>
        <text:h text:style-name="P12" text:outline-level="2">Game play</text:h>
        <text:p text:style-name="P8"/>
        <text:p text:style-name="P8">Simple character creation.</text:p>
        <text:p text:style-name="P8">Every character is unique.</text:p>
        <text:p text:style-name="P8">Easy to understand game.</text:p>
        <text:p text:style-name="P8">Advanced job system.</text:p>
        <text:p text:style-name="P8">Real justice system.</text:p>
        <text:p text:style-name="P8">Community development.</text:p>
        <text:p text:style-name="P8">Enjoyable magic use</text:p>
        <text:p text:style-name="P8">Complete rule set design for video game</text:p>
        <text:p text:style-name="P14"/>
        <text:h text:style-name="P3" text:outline-level="1">The Game World</text:h>
        <text:p text:style-name="P8"/>
        <text:h text:style-name="P12" text:outline-level="2">Overview</text:h>
        <text:p text:style-name="P15"/>
        <text:p text:style-name="WW-Default">The game takes place on the planet <text:span text:style-name="T3">XXX</text:span>.</text:p>
        <text:p text:style-name="P8">Many years ago a comet crashed on the surface of the ocean and all coast where submerged.</text:p>
        <text:p text:style-name="P8"/>
        <text:p text:style-name="P8"/>
        <text:p text:style-name="P8">This cataclysm was the beginning of the period knows as the Dark Age. The world was separated in many islands which all centered on themselves to rebuild theirs civilizations.</text:p>
        <text:p text:style-name="P8"/>
        <text:p text:style-name="WW-Default">After some time some merchant decided to open trade road between not far distant island and a nation compose by the 8 (?) known species begun to emerge. This nation was called <text:span text:style-name="T3">XXX</text:span> and everything was fine inside cities.</text:p>
        <text:p text:style-name="P8"/>
        <text:p text:style-name="P8">Outside cities the world was hostile and no one want to go far from define trade road that's why people lost memories of others part of the world.</text:p>
        <text:p text:style-name="P8"/>
        <text:p text:style-name="P8">But the prosperity comes again and now a new generation is born. This generation wants to explore the world and validate all legends and songs theirs ancestors talk about. </text:p>
        <text:p text:style-name="P8"/>
        <text:p text:style-name="P8">It's your generation and it owns you to decide what you will become and how you'll influence the world.</text:p>
        <text:p text:style-name="P8"/>
        <text:h text:style-name="P12" text:outline-level="2">Island world</text:h>
        <text:p text:style-name="P15"/>
        <text:p text:style-name="P15">The island topography allow developers to introduce has many content has they want.</text:p>
        <text:p text:style-name="P15">The player will have the enjoyable experience to discover a completely new world no one has explored before him and job like cartographers will have a very important part to extend gaming for everyone.</text:p>
        <text:p text:style-name="Footnote"/>
        <text:h text:style-name="P12" text:outline-level="2">Evolutionary World</text:h>
        <text:p text:style-name="P14"/>
        <text:p text:style-name="P15">From the first day of play the world will have his own life with his inhabitant. That means that a player who begin at day 1 and a player who play at day 100 will evolve in a completely different world with different quest, faction, monsters...</text:p>
        <text:p text:style-name="P14"/>
        <text:h text:style-name="P12" text:outline-level="2">The Physical World</text:h>
        <text:p text:style-name="P8"/>
        <text:h text:style-name="P13" text:outline-level="3">Overview</text:h>
        <text:p text:style-name="P15">The game take place in a paleolithic world with many different land types like: mountain, see, jungle, forest, volcanic, snow, meadow and many more.</text:p>
        <text:p text:style-name="P15"/>
        <text:p text:style-name="P15">There are habitable land and hostile land. On habitable land you can construct a town if there is not already a city present. For example you can construct a small camp in a cave if you want or develop a real city on a fertile meadow with your pals.</text:p>
        <text:p text:style-name="Footnote"/>
        <text:h text:style-name="P13" text:outline-level="3">Key Locations</text:h>
        <text:p text:style-name="P14"/>
        <text:p text:style-name="P15">The nation is composed by 9 towns on 9 different islands. There is one town for each race and a town, the capital, where all races are represented.</text:p>
        <text:p text:style-name="P15"/>
        <text:p text:style-name="P15">The capital is the focus point: everyone begins here and you can find all common things to buy. </text:p>
        <text:p text:style-name="P15">The others 8 cities have race specific quests and equipments.</text:p>
        <text:p text:style-name="P15"/>
        <text:h text:style-name="P13" text:outline-level="3">Travel</text:h>
        <text:p text:style-name="Footnote"/>
        <text:p text:style-name="P15">You can travel by feet, horse and swim.</text:p>
        <text:p text:style-name="P15">You can fly if you have magic powers that allow you to do this.</text:p>
        <text:p text:style-name="P15"/>
        <text:p text:style-name="P15">If you are tired of walking there are boat companies between island and magical teleportation between magic guilds. There are teleport scroll two if you know where you want to go but it not always work be prepared.</text:p>
        <text:p text:style-name="P8"/>
        <text:h text:style-name="P13" text:outline-level="3">Scale</text:h>
        <text:p text:style-name="P8">1 km in the game = represent 24 'real' km</text:p>
        <text:p text:style-name="P8"/>
        <text:p text:style-name="P14"><text:tab/>Describe the scale that you will use to represent the world. Scale is important!<text:tab/></text:p>
        <text:p text:style-name="P14"/>
        <text:h text:style-name="P13" text:outline-level="3">Objects</text:h>
        <text:p text:style-name="P8"/>
        <text:p text:style-name="P14"><text:tab/>Describe the different objects that can be found in the world.</text:p>
        <text:p text:style-name="P14"/>
        <text:p text:style-name="P8">See the “Objects Appendix” for a list of all the objects found in the world.</text:p>
        <text:p text:style-name="P14"/>
        <text:h text:style-name="P13" text:outline-level="3">Weather / Climate</text:h>
        <text:p text:style-name="P8"/>
        <text:p text:style-name="P8">Every weathers you can imagine are represented in the world from big sun to snow tempest and cyclones.</text:p>
        <text:p text:style-name="P8"/>
        <text:p text:style-name="P8">Everything can happen in the world like volcanic eruptions, crumbles, floods, mud rivers and many more so be prepared to deal with it.</text:p>
        <text:p text:style-name="P8"/>
        <text:p text:style-name="P8">The wind will have a great influence on archer and air based spell.</text:p>
        <text:p text:style-name="P8"/>
        <text:p text:style-name="P8">The weather will influence spell casting. An ice spell will cost more mana on a desert land but will deal more damage to enemy because they used to encounter hot things but not cold things for example.</text:p>
        <text:p text:style-name="P8"/>
        <text:h text:style-name="P13" text:outline-level="3">Day and Night</text:h>
        <text:p text:style-name="P8"/>
        <text:p text:style-name="P8">Real day/night cycle which evolve with seasons (and with orbit modifications due to the comet impact)</text:p>
        <text:p text:style-name="Footnote"/>
        <text:h text:style-name="P13" text:outline-level="3">Time</text:h>
        <text:p text:style-name="P8"><text:tab/>1 hour = 24h game hours</text:p>
        <text:p text:style-name="P14"/>
        <text:h text:style-name="P12" text:outline-level="2"/>
        <text:h text:style-name="P3" text:outline-level="1">The World Layout</text:h>
        <text:p text:style-name="P8"/>
        <text:h text:style-name="P12" text:outline-level="2">Overview</text:h>
        <text:p text:style-name="P8"/>
        <text:p text:style-name="P14"><text:tab/>Provide an overview here.</text:p>
        <text:p text:style-name="P14"/>
        <text:h text:style-name="P12" text:outline-level="2">World Layout Detail #1</text:h>
        <text:p text:style-name="P8"/>
        <text:h text:style-name="P12" text:outline-level="2">World Layout Detail #2</text:h>
        <text:h text:style-name="P3" text:outline-level="1">Players characters</text:h>
        <text:p text:style-name="P8"/>
        <text:h text:style-name="P12" text:outline-level="2">Overview</text:h>
        <text:p text:style-name="P8"/>
        <text:p text:style-name="P8">A character is defined by his sex, his species, his appearance, his attributes, his aptitudes, his perk and his sign.</text:p>
        <text:p text:style-name="P14"/>
        <text:p text:style-name="P10">The player begins with 5 healths.</text:p>
        <text:p text:style-name="P8"/>
        <text:p text:style-name="P8">During the game the appearance of the character will evolve. Like the game world, the PC take age during and has adventure and experience that modify his physical appearance.</text:p>
        <text:p text:style-name="P8"/>
        <text:p text:style-name="P10">Real world influence: as the PvP is fully implemented in the game and in order to prevent hardcore gamers to become too quickly powerful, each character cannot be played more than 10 real hours a day. It's implemented like this: if you play 1 to 6 hours in one day (real time not game time), no impact but the character must sleep 5 real hours to be fully restored; from 6 to 8 hours, the character suffer a small penalty on his attributes and must sleep 6 real hours; between 8 and 10 hours, the character is getting really tired and suffer a big penalty and must sleep 8 to 10 real hours; after 10 hours of playing, the character is completely exhausted, cannot move at all and must sleep for 10 real hours. It will be exponentially implemented.</text:p>
        <text:h text:style-name="P12" text:outline-level="2">Character Creation</text:h>
        <text:p text:style-name="P8">The creation process is a combination that let enjoy the game quickly but which allow the player to create a unique alter ego.</text:p>
        <text:p text:style-name="P8"/>
        <text:p text:style-name="P8">The player first chooses the species, sex and appearance of his character.</text:p>
        <text:p text:style-name="P8"/>
        <text:p text:style-name="P8">Then he must determine the attributes of his character. The default value of an attribute is 5, so the player can increase or decrease each attribute between 3 and 7 with an attribute sum that must be equal to 25 (5X5).</text:p>
        <text:p text:style-name="P14"/>
        <text:p text:style-name="P8">Finally the player must choose a sign that will give extra life or special powers for example.</text:p>
        <text:h text:style-name="P12" text:outline-level="2">Attributes</text:h>
        <text:p text:style-name="P8">There are 5 major attributes in the game which represents 15 specificities of the gamer's avatar.</text:p>
        <text:p text:style-name="P8"/>
        <text:p text:style-name="P16">Strength (STR)</text:p>
        <text:p text:style-name="P8">Determine damaged inflicted with melee weapons and crossbows, is a wield condition to various items and indicate how much the PC can carry.</text:p>
        <text:p text:style-name="P8"/>
        <text:p text:style-name="P8">Capacity to carry = 50 + STR*5</text:p>
        <text:p text:style-name="P8">(see Equipment/Inventory section)</text:p>
        <text:h text:style-name="P17" text:outline-level="3">Constitution (CON)</text:h>
        <text:p text:style-name="P8">Determine health of the PC, his disease resistance and poison resistance.</text:p>
        <text:p text:style-name="P8"/>
        <text:p text:style-name="WW-Default"><text:span text:style-name="T4">At the beginning of the game the avatar has: round(</text:span><text:span text:style-name="T5">30</text:span><text:span text:style-name="T4"> + CON/5) HP.</text:span></text:p>
        <text:p text:style-name="P8">Each time the player gain a level (see Experience/Level section), his hit point number his increased by 5 + CON/5.</text:p>
        <text:p text:style-name="P8"/>
        <text:p text:style-name="P10">Disease Resistance = Poison Resistance = Constitution * 2</text:p>
        <text:p text:style-name="P8">It represent the chance to avoid poison and disease special attack inflicted by enemies.</text:p>
        <text:h text:style-name="P17" text:outline-level="3">Dexterity (DEX)</text:h>
        <text:p text:style-name="P8">Influence on global masterisation minimum, local masterisation minimum and on everything relative to robbers perks (lock picking, hiding moves, pickpocket, ...)</text:p>
        <text:p text:style-name="P8"/>
        <text:p text:style-name="P8">Dexterity is a useful attributes for all PC because has it reflects your natural capacity to use things it <text:s/>influence weapon usage as well as magic damage (see Player Characters/Masterisation section). </text:p>
        <text:p text:style-name="P8"/>
        <text:p text:style-name="P8">Increase Dexterity will immediately increase your initial masterisation rate and so your actual masterisation rate to. It will also directly influence robbers perks.</text:p>
        <text:p text:style-name="P10"/>
        <text:h text:style-name="P13" text:outline-level="3">Intelligence (INT)</text:h>
        <text:p text:style-name="P8">Determine access to magic circle, spells effects (see Magic section) and resistance to magic attacks (see Player Characters/Resistance section).</text:p>
        <text:p text:style-name="P8"/>
        <text:p text:style-name="P8">It's the attribute design to spell casters.</text:p>
        <text:p text:style-name="P8"/>
        <text:h text:style-name="P18" text:outline-level="3">Charisma/Wisdom (CHA/WIS)</text:h>
        <text:p text:style-name="P8">Determine the merchant capacity of the character, NPC influence for quests and experience rewards.</text:p>
        <text:p text:style-name="P8"/>
        <text:h text:style-name="P12" text:outline-level="2">Skills</text:h>
        <text:h text:style-name="P13" text:outline-level="3">Overview</text:h>
        <text:p text:style-name="P8">Skills represent the hability of the PC to manipulate things. They are the theoric faculties of the players in each domain.</text:p>
        <text:p text:style-name="P8">Skills also represent the chance of the player to make a critical hit when he used his skill. It's a chance value in % which can be incremented via learning points (see Experience section).</text:p>
        <text:p text:style-name="P8">When skills value augment, the character theoric knowledge increased and so his attitude in moves and combat.</text:p>
        <text:p text:style-name="P8">Each skills evolve inside a ladder which classify PC abilities and dexterity.</text:p>
        <text:p text:style-name="P8">The cost to increase a skill is doubled each time this skill reach a new ladder level</text:p>
        <text:p text:style-name="P8"/>
        <text:p text:style-name="P8">The magic skill is an exception, it's not a % based nor it has a ladder but it represent your hability to cast spells.</text:p>
        <text:h text:style-name="P13" text:outline-level="3">Bare Hands</text:h>
        <text:p text:style-name="P19">This skills describes how the character is agile when he wield no weapon at all.</text:p>
        <text:p text:style-name="P8">It's a value between 1 and 100 and more that determine how you are agile with your hands and feet; your chance of critical hit.</text:p>
        <text:h text:style-name="P13" text:outline-level="3">One handed Weapon</text:h>
        <text:p text:style-name="P19">This skills describes how the character is agile with one handed weapons, how he use them and how he wield them.</text:p>
        <text:p text:style-name="P8">It's a value between 1 and 100 that determine how you handle one handed weapon; your attitude when you carry this weapon type; critical hit and block chance.</text:p>
        <text:h text:style-name="P13" text:outline-level="3">Two handed Weapon</text:h>
        <text:p text:style-name="P19">This skills describes how the character is agile with two handed weapons, how he use them and how he wield them.</text:p>
        <text:p text:style-name="P8">It's a value between 1 and 100 and more that determine how you handle two handed weapon; your attitude when you carry this weapon type; critical hit and block chance.</text:p>
        <text:h text:style-name="P13" text:outline-level="3">Shield</text:h>
        <text:p text:style-name="P19">This skills describes how the character is agile with shields, how he use them and how he wield them.</text:p>
        <text:p text:style-name="P8">It's a value between 1 and 100 and more that determine how you handle shields; your attitude when you carry shields; chance of critical block.</text:p>
        <text:h text:style-name="P13" text:outline-level="3">Crossbow</text:h>
        <text:p text:style-name="P19">This skills describes how the character is agile with crossbows, how he use them and how he wield them.</text:p>
        <text:p text:style-name="P8">It's a value between 1 and 100 and more that determine how you handle crossbows; your attitude when you carry this weapon type; critical hit chance.</text:p>
        <text:h text:style-name="P13" text:outline-level="3">Bow</text:h>
        <text:p text:style-name="P19">This skills describes how the character is agile with bows, how he use them and how he wield them.</text:p>
        <text:p text:style-name="P8">It's a value between 1 and 100 and more that determine how you handle bows; your attitude when you carry this weapon type; critical hit chance.</text:p>
        <text:h text:style-name="P13" text:outline-level="3">Throw Weapon</text:h>
        <text:p text:style-name="P19">This skills describes how the character is agile with throw weapons, how he use them and how he wield them.</text:p>
        <text:p text:style-name="P8">It's a value between 1 and 100 and more that determine how you handle throw weapons; your attitude when you carry this weapon type; critical hit chance.</text:p>
        <text:h text:style-name="P13" text:outline-level="3">Magic</text:h>
        <text:p text:style-name="WW-Default">Value that determine your maximum mana points (MP). <text:span text:style-name="T3">1 magic point = 5 MP.</text:span></text:p>
        <text:h text:style-name="P13" text:outline-level="3">Skills Ladder</text:h>
        <text:p text:style-name="P8">Each skill, except the Magic skill, has a ladder.</text:p>
        <text:p text:style-name="P8"/>
        <text:p text:style-name="P8">The more you advance in the ladder, the more you gain control of your skills. This will give you bonuses to how you wield and use your skills in speed, fluently and dexterity but change the way you carry your weapon or your shield visually.</text:p>
        <text:p text:style-name="P8"/>
        <text:p text:style-name="P8">More over, when you gain access to a new level of the ladder you unlock potential combo relative to the skill in which you have advance. To learn these combos you need to find a teacher that will teach you this combo.</text:p>
        <text:p text:style-name="P8">After you have unlocked and learn combo, to use it you need to be in condition to use it. That's mean to use a one handed combo you need a one handed weapon equip and to use a level 2 one handed combo, ie. “Master” combo, you need to be at least level 3 in your one handed masterisation, ie. “Accustomed” (see masterisation section for more info).</text:p>
        <text:p text:style-name="P8">Each combo uses some of your mana and when your mana is depleted you can't use your combo anymore until you recharge.</text:p>
        <text:p text:style-name="P8"/>
        <text:p text:style-name="P20">Skill Ladder</text:p>
        <text:p text:style-name="P8">Level 1 “Trainee”: [0%; 35% [</text:p>
        <text:p text:style-name="P8">Level 2 “Accustomed”: [35%; 60%[</text:p>
        <text:p text:style-name="P8">Level 3 “Master”: [60%; 80%[</text:p>
        <text:p text:style-name="P8">Level 4 “Veterans”: [80%; 95%[</text:p>
        <text:p text:style-name="P8">Level 5 “Grand Master”: more than 95%</text:p>
        <text:p text:style-name="P8"/>
        <text:h text:style-name="P21" text:outline-level="2">Masterisation</text:h>
        <text:h text:style-name="Heading_20_3" text:outline-level="3">Overview</text:h>
        <text:p text:style-name="P8">The masterisation value represents how your avatar is accustomed to an item family or a magic spell. As your value in each skill represent your theorize level, the masterisation represent your practice level. Masterisation initial minimums are based on characters Dexterity attribute which reflects the PC natural capacity to use things.</text:p>
        <text:p text:style-name="P8"/>
        <text:p text:style-name="P8">It's exactly the same for magic masterisation, it reflects how you know your spells in reality.</text:p>
        <text:p text:style-name="P8"/>
        <text:p text:style-name="P8">As your Masterisation is your practice level with skills and spells it increase or decrease over time: if you use a weapon often, your masterisation with the weapon relative family will increase but if you forget to practice, it will decrease as the time pass until it reach your minimum.</text:p>
        <text:h text:style-name="P17" text:outline-level="3">Global Masterisation</text:h>
        <text:p text:style-name="P8">The global masterisation reflects your practice with one weapon family, shields or with each spells.</text:p>
        <text:h text:style-name="P22" text:outline-level="4">Global Weapon/Shields Masterisation</text:h>
        <text:p text:style-name="P8">The masterisation is a value between -100% and +100%.</text:p>
        <text:p text:style-name="P8">Your dexterity level determine your initial masterisation level : 1 Dex point = 1% of masterisation for each families.</text:p>
        <text:p text:style-name="P8"/>
        <text:p text:style-name="P20">Global Weapon/Shields Masterisation ladder :</text:p>
        <text:p text:style-name="P8">Level 0 “Ass” : [-100%; -60%[</text:p>
        <text:p text:style-name="P8">Level 1 “Rookie”: [-60%; -25%[</text:p>
        <text:p text:style-name="P8">Level 2 “Trainee”: [-25%; +5%[</text:p>
        <text:p text:style-name="P8">Level 3 “Accustomed": [+5%; +30%[</text:p>
        <text:p text:style-name="P8">Level 4 “Master”: [+30%; +60%[</text:p>
        <text:p text:style-name="P8">Level 5 “Veterans”: [+60%; +95%[</text:p>
        <text:p text:style-name="P8">Level 6 “Grand Master”: [+95%; +100%]</text:p>
        <text:p text:style-name="P8"/>
        <text:p text:style-name="WW-Default"><text:span text:style-name="T6">Formula</text:span><text:span text:style-name="T4">:</text:span></text:p>
        <text:p text:style-name="P10">new gm = old gm + </text:p>
        <text:p text:style-name="P10"/>
        <text:h text:style-name="P22" text:outline-level="4">Global Magic Masterisation</text:h>
        <text:p text:style-name="P8">It begins at Dex/2 % and increase for 0.01% each time the user uses the corresponding spell.</text:p>
        <text:p text:style-name="P8">It decrease as the time pass: after a month without using the spell, the masterisation begins to decrease for 0.01% / day. In order to increase the spell masterisation again, you'll need to use the spell once for each day of no use.</text:p>
        <text:p text:style-name="P8"/>
        <text:p text:style-name="P23">Example:</text:p>
        <text:p text:style-name="P8">After 36 days without using a spell, it masterisation has decrease for 0.05%, so in order to have the same masterisation again you'll need to use the spell 41 times: 36 to stop the decrease and 5 to regain 0.05%.</text:p>
        <text:p text:style-name="P10">(TO TWEAK!!!)</text:p>
        <text:p text:style-name="P10"/>
        <text:h text:style-name="P17" text:outline-level="3">Local weapon masterisation</text:h>
        <text:p text:style-name="P8">It's the same idea than the global masterisation but for weapon(s) the avatar is currently wielding only. It reflects how you are used to manipulate your current equip weapon/shield.</text:p>
        <text:p text:style-name="P8">As opposite to the global masterisation, the local masterisation is only here to give additional damage to the wielder of the weapon when he is used to it, that's why the local masterisation value is between DEX/10 % and 100%. The more you have in this rate the more you deal damage (see weapon section for formula). </text:p>
        <text:p text:style-name="P8"/>
        <text:p text:style-name="P8">The local masterisation increase rate is linked to the global relative because more you have in global masterisation, faster you'll learn to use your equip weapon.</text:p>
        <text:p text:style-name="P8">Each time you used your weapon, you increase your local masterisation but in order to get a 100% local masterisation you must touch a monster, an NPC or PC in fight and not only train your avatar. This rules exists to represent that if train is good, real practice is the best.</text:p>
        <text:p text:style-name="P8"/>
        <text:p text:style-name="WW-Default"><text:span text:style-name="T6">Formula</text:span><text:span text:style-name="T4">:</text:span></text:p>
        <text:p text:style-name="P8">max local weapon masterisation value achieve in train only (lwmt): 35%</text:p>
        <text:p text:style-name="P8">max local masterisation value achieve in fight when blocked (lwmb): 50%</text:p>
        <text:p text:style-name="P8">max local masterisation value achieve in fight when hit (lwmh): 100%</text:p>
        <text:p text:style-name="P8"/>
        <text:p text:style-name="P8">local weapon masterisation value (lwm) = min (100%, lwmt + lwmb + lwmh)</text:p>
        <text:p text:style-name="P8"/>
        <text:p text:style-name="P8">new lwmt = (relative global masterisation/2 + 50)/1000 + old lwmt</text:p>
        <text:p text:style-name="P8">new lwmb = (relative global masterisation/2 + 50)/1000 + old lwmb</text:p>
        <text:p text:style-name="P8">new lwmh = (relative global masterisation/2 + 50)/1000 + old lwmh</text:p>
        <text:p text:style-name="P8"/>
        <text:h text:style-name="P12" text:outline-level="2">Resistance:</text:h>
        <text:p text:style-name="P19">Disease resistance and Poison resistance are based on the Constitution attribute (see below).</text:p>
        <text:p text:style-name="P19"/>
        <text:p text:style-name="P19">As opposite, magic resistance (fire, earth, water, air) are define by the wields armor and INT attribute. It represent how much the PC react to the relative special magic attack. This kind of attack is inflicted by magic weapons or particular monsters and work exactly like poison and disease special attack.</text:p>
        <text:p text:style-name="P23"/>
        <text:p text:style-name="P23">Formula:</text:p>
        <text:p text:style-name="P19">Magic Resistance = round(INT/4) + armor magic resistance</text:p>
        <text:p text:style-name="P19"/>
        <text:p text:style-name="P19">Chance to resist special attack % = <text:s/>100 + magic resistance – special magic attack strength</text:p>
        <text:p text:style-name="P19"/>
        <text:p text:style-name="P19">The magic resistance also absorb the magic resistance value of damage inflicted by the relative magic attack. Example: 5 in fire resistance absorb 5 damage point of a fire attack.</text:p>
        <text:p text:style-name="P19"/>
        <text:p text:style-name="P19">Each magic type resistance can be incremented or decreased by spells (see Magic sections).</text:p>
        <text:h text:style-name="P12" text:outline-level="2">Perks</text:h>
        <text:h text:style-name="P13" text:outline-level="3">Combat perk</text:h>
        <text:p text:style-name="P8">Dual weapon (3 levels)</text:p>
        <text:h text:style-name="P13" text:outline-level="3">Magic perks</text:h>
        <text:h text:style-name="P13" text:outline-level="3">Others</text:h>
        <text:p text:style-name="P8">One perk per language</text:p>
        <text:h text:style-name="P24" text:outline-level="2">Species</text:h>
        <text:p text:style-name="WW-Default">There are many species in the world of <text:span text:style-name="T3">XXX</text:span> and many have disappeared and have been lost after the cataclysm. The original version of the game will allow the player to choose between 5 different races: human, dwarf, elf, troll, goblin and every possible mix between them like half-elf for example. In the future more races will be added to the list when they will be discovered by gamers.</text:p>
        <text:p text:style-name="P8"/>
        <text:p text:style-name="P8">The character specie will affect NPC and monsters reactions as well as his initial capacities.</text:p>
        <text:p text:style-name="P8"/>
        <text:p text:style-name="P8">All species know a common language and have their own languages too. Others species languages than your natural language will be availed as perks.</text:p>
        <text:p text:style-name="P8"/>
        <text:p text:style-name="P8">Some NPC will have a better reaction in front of someone who speaks their natural language and sometimes quests will be language relative in order to promote party playing and reality feelings.</text:p>
        <text:p text:style-name="P10"/>
        <text:h text:style-name="P12" text:outline-level="2">Sex</text:h>
        <text:p text:style-name="P8">The character’s sex plays an important part in the game. Not only because it has an influence on character initial statistic but also because they are sex relative perks.</text:p>
        <text:p text:style-name="P8"/>
        <text:p text:style-name="P8">More over has you'll see below, you don't play only one PC but with this choice, it will decide the future of your family and descent.</text:p>
        <text:h text:style-name="P12" text:outline-level="2">Sign</text:h>
        <text:p text:style-name="P8">The sign of a character is chosen during character creation and represent the character type. It can't be change during the game. It reflects the character initial mind but it won't be penalized if the player changes his mind after some playing hours.</text:p>
        <text:p text:style-name="P8"/>
        <text:p text:style-name="P10">There will be 12 sign:</text:p>
        <text:p text:style-name="P8"/>
        <text:h text:style-name="P12" text:outline-level="2">Evolution</text:h>
        <text:p text:style-name="P8">When PC are created the game give them an initial random age in function of their specie and sex which correspond to the adolescence of each species. For example if the player decides to create a true human female, his character will begin the game between 12 and 16 years old.</text:p>
        <text:p text:style-name="P8"/>
        <text:p text:style-name="P8">As the time pass the world evolve and the character become older and evolve through all different stage of the life from his adolescence to his death.</text:p>
        <text:p text:style-name="P8"/>
        <text:p text:style-name="P8">characters will be able to marry with others PC or NPC and have children who will become playable to one of the member of the family or NPC if no one wants to play them.</text:p>
        <text:p text:style-name="P8"/>
        <text:p text:style-name="P8">When a character dies definitely, all his possessions are transmitted to his family. Like that even if you find and super rare item and that you store it in a chest inside your house, your children, wife, husband will inherit it and you will be able to continue the game with one of your child for example. (See death section for more info on death.)</text:p>
        <text:p text:style-name="P8"/>
        <text:h text:style-name="P12" text:outline-level="2">Recovery</text:h>
        <text:p text:style-name="P8">After a loss of HP or MP you might want to recover this lost.</text:p>
        <text:p text:style-name="P8">There are some way to recover.</text:p>
        <text:p text:style-name="P8">A good sleep will allow your character to recover HP and MP by a speed of 12.5%/hour but won't cure any bad status (permanent disease or permanent curse for example).</text:p>
        <text:p text:style-name="P8">Various potion will also allow to recover part or full of your HP/MP and cure some status.</text:p>
        <text:p text:style-name="P8">Finally magical spell will allow the player to be cure, healed but won't recover MP.</text:p>
        <text:h text:style-name="P12" text:outline-level="2"/>
        <text:h text:style-name="P25" text:outline-level="1">Knowledge Book</text:h>
        <text:h text:style-name="Heading_20_2" text:outline-level="2">Overview</text:h>
        <text:h text:style-name="Heading_20_2" text:outline-level="2">Details</text:h>
        <text:p text:style-name="WW-Default">Log everything of the game: character resume, skills, perks, magic, conversation, quests with their status</text:p>
        <text:h text:style-name="P12" text:outline-level="2">Interfaces</text:h>
        <text:h text:style-name="Heading_20_3" text:outline-level="3">Character Resume <text:span text:style-name="T7">Interface</text:span></text:h>
        <text:p text:style-name="WW-Default"><draw:g text:anchor-type="char" draw:z-index="18" draw:style-name="gr1"><draw:custom-shape draw:style-name="gr2" draw:text-style-name="P26" svg:width="16.017cm" svg:height="13.644cm" svg:x="0.614cm" svg:y="0.275cm"><text:p/><draw:enhanced-geometry svg:viewBox="0 0 21600 21600" draw:type="rectangle" draw:enhanced-path="M 0 0 L 21600 0 21600 21600 0 21600 0 0 Z N"/></draw:custom-shape><draw:g draw:style-name="gr3"><draw:frame draw:style-name="gr4" draw:text-style-name="P26" svg:width="1.798cm" svg:height="0.424cm" svg:x="1.258cm" svg:y="4.754cm"><draw:text-box><text:p text:style-name="P26"><text:span text:style-name="T8">Player Name</text:span></text:p></draw:text-box></draw:frame><draw:g draw:style-name="gr3"><draw:frame draw:style-name="gr4" draw:text-style-name="P26" svg:width="1.798cm" svg:height="0.424cm" svg:x="2.247cm" svg:y="5.177cm"><draw:text-box><text:p text:style-name="P26"><text:span text:style-name="T8">Player Level</text:span></text:p></draw:text-box></draw:frame><draw:frame draw:style-name="gr4" draw:text-style-name="P26" svg:width="1.798cm" svg:height="0.424cm" svg:x="1.258cm" svg:y="5.177cm"><draw:text-box><text:p text:style-name="P26"><text:span text:style-name="T9">Level:</text:span></text:p></draw:text-box></draw:frame></draw:g><draw:g draw:style-name="gr3"><draw:frame draw:style-name="gr4" draw:text-style-name="P26" svg:width="4.506cm" svg:height="0.385cm" svg:x="3.674cm" svg:y="6.447cm"><draw:text-box><text:p text:style-name="P26"><text:span text:style-name="T8">Numbers of learning points available</text:span></text:p></draw:text-box></draw:frame><draw:frame draw:style-name="gr4" draw:text-style-name="P26" svg:width="2.648cm" svg:height="0.424cm" svg:x="1.237cm" svg:y="6.447cm"><draw:text-box><text:p text:style-name="P26"><text:span text:style-name="T9">Learning Points:</text:span></text:p></draw:text-box></draw:frame></draw:g><draw:g draw:style-name="gr3"><draw:frame draw:style-name="gr4" draw:text-style-name="P26" svg:width="1.798cm" svg:height="0.424cm" svg:x="1.254cm" svg:y="7.44cm"><draw:text-box><text:p text:style-name="P26"><text:span text:style-name="T9">Mana:</text:span></text:p></draw:text-box></draw:frame><draw:frame draw:style-name="gr4" draw:text-style-name="P26" svg:width="5.635cm" svg:height="0.424cm" svg:x="2.23cm" svg:y="7.44cm"><draw:text-box><text:p text:style-name="P26"><text:span text:style-name="T8">Actual MP </text:span><text:span text:style-name="T9">/</text:span><text:span text:style-name="T8"> Mana Points Max</text:span></text:p></draw:text-box></draw:frame></draw:g><draw:g draw:style-name="gr3"><draw:frame draw:style-name="gr4" draw:text-style-name="P26" svg:width="1.798cm" svg:height="0.424cm" svg:x="1.254cm" svg:y="7.017cm"><draw:text-box><text:p text:style-name="P26"><text:span text:style-name="T9">Health:</text:span></text:p></draw:text-box></draw:frame><draw:frame draw:style-name="gr4" draw:text-style-name="P26" svg:width="4.848cm" svg:height="0.424cm" svg:x="2.41cm" svg:y="7.017cm"><draw:text-box><text:p text:style-name="P26"><text:span text:style-name="T8">Actual HP </text:span><text:span text:style-name="T9">/</text:span><text:span text:style-name="T8"> Health Points Max</text:span></text:p></draw:text-box></draw:frame></draw:g><draw:g draw:style-name="gr3"><draw:frame draw:style-name="gr4" draw:text-style-name="P26" svg:width="1.798cm" svg:height="0.424cm" svg:x="3.299cm" svg:y="4.754cm"><draw:text-box><text:p text:style-name="P26"><text:span text:style-name="T9">Title: </text:span></text:p></draw:text-box></draw:frame><draw:frame draw:style-name="gr4" draw:text-style-name="P26" svg:width="1.798cm" svg:height="0.424cm" svg:x="4.147cm" svg:y="4.754cm"><draw:text-box><text:p text:style-name="P26"><text:span text:style-name="T8">Player Title</text:span></text:p></draw:text-box></draw:frame></draw:g><draw:g draw:style-name="gr3"><draw:frame draw:style-name="gr4" draw:text-style-name="P26" svg:width="1.798cm" svg:height="0.424cm" svg:x="1.258cm" svg:y="5.6cm"><draw:text-box><text:p text:style-name="P26"><text:span text:style-name="T9">Experience:</text:span></text:p></draw:text-box></draw:frame><draw:frame draw:style-name="gr4" draw:text-style-name="P26" svg:width="2.405cm" svg:height="0.424cm" svg:x="2.955cm" svg:y="5.6cm"><draw:text-box><text:p text:style-name="P26"><text:span text:style-name="T8">Actual Experience</text:span></text:p></draw:text-box></draw:frame></draw:g><draw:g draw:style-name="gr3"><draw:frame draw:style-name="gr4" draw:text-style-name="P26" svg:width="1.798cm" svg:height="0.424cm" svg:x="1.258cm" svg:y="6.024cm"><draw:text-box><text:p text:style-name="P26"><text:span text:style-name="T9">Next Level:</text:span></text:p></draw:text-box></draw:frame><draw:frame draw:style-name="gr4" draw:text-style-name="P26" svg:width="5.192cm" svg:height="0.424cm" svg:x="2.955cm" svg:y="6.024cm"><draw:text-box><text:p text:style-name="P26"><text:span text:style-name="T8">Experience Needed To Achieve Next Lvl</text:span></text:p></draw:text-box></draw:frame></draw:g><draw:g draw:style-name="gr3"><draw:custom-shape draw:style-name="gr5" draw:text-style-name="P26" svg:width="7.213cm" svg:height="3.693cm" svg:x="0.967cm" svg:y="4.171cm"><text:p/><draw:enhanced-geometry svg:viewBox="0 0 21600 21600" draw:type="rectangle" draw:enhanced-path="M 0 0 L 21600 0 21600 21600 0 21600 0 0 Z N"/></draw:custom-shape><draw:frame draw:style-name="gr6" draw:text-style-name="P27" svg:width="3.737cm" svg:height="0.399cm" svg:x="2.754cm" svg:y="4.007cm"><draw:text-box><text:p text:style-name="P27"><text:span text:style-name="T10">Character Profile</text:span></text:p></draw:text-box></draw:frame></draw:g></draw:g><draw:g draw:style-name="gr3"><draw:g draw:style-name="gr3"><draw:frame draw:style-name="gr4" draw:text-style-name="P26" svg:width="1.355cm" svg:height="0.424cm" svg:x="1.332cm" svg:y="8.687cm"><draw:text-box><text:p text:style-name="P26"><text:span text:style-name="T9">STR:</text:span></text:p></draw:text-box></draw:frame><draw:frame draw:style-name="gr4" draw:text-style-name="P26" svg:width="1.798cm" svg:height="0.424cm" svg:x="2.179cm" svg:y="8.687cm"><draw:text-box><text:p text:style-name="P26"><text:span text:style-name="T8">Strength Value</text:span></text:p></draw:text-box></draw:frame></draw:g><draw:g draw:style-name="gr3"><draw:frame draw:style-name="gr4" draw:text-style-name="P26" svg:width="1.223cm" svg:height="0.424cm" svg:x="4.641cm" svg:y="8.687cm"><draw:text-box><text:p text:style-name="P26"><text:span text:style-name="T9">CON:</text:span></text:p></draw:text-box></draw:frame><draw:frame draw:style-name="gr4" draw:text-style-name="P26" svg:width="2.551cm" svg:height="0.523cm" svg:x="5.507cm" svg:y="8.687cm"><draw:text-box><text:p text:style-name="P26"><text:span text:style-name="T8">Constitution Value</text:span></text:p></draw:text-box></draw:frame></draw:g><draw:g draw:style-name="gr3"><draw:frame draw:style-name="gr4" draw:text-style-name="P26" svg:width="1.96cm" svg:height="0.424cm" svg:x="1.33cm" svg:y="9.131cm"><draw:text-box><text:p text:style-name="P26"><text:span text:style-name="T9">DEX:</text:span></text:p></draw:text-box></draw:frame><draw:frame draw:style-name="gr4" draw:text-style-name="P26" svg:width="2.082cm" svg:height="0.424cm" svg:x="2.18cm" svg:y="9.131cm"><draw:text-box><text:p text:style-name="P26"><text:span text:style-name="T8">Dexterity Value</text:span></text:p></draw:text-box></draw:frame></draw:g><draw:g draw:style-name="gr3"><draw:frame draw:style-name="gr4" draw:text-style-name="P26" svg:width="0.89cm" svg:height="0.424cm" svg:x="4.643cm" svg:y="9.11cm"><draw:text-box><text:p text:style-name="P26"><text:span text:style-name="T9">INT:</text:span></text:p></draw:text-box></draw:frame><draw:frame draw:style-name="gr4" draw:text-style-name="P26" svg:width="2.364cm" svg:height="0.544cm" svg:x="5.532cm" svg:y="9.11cm"><draw:text-box><text:p text:style-name="P26"><text:span text:style-name="T8">Intelligence Value</text:span></text:p></draw:text-box></draw:frame></draw:g><draw:g draw:style-name="gr3"><draw:frame draw:style-name="gr4" draw:text-style-name="P26" svg:width="1.96cm" svg:height="0.424cm" svg:x="1.33cm" svg:y="9.555cm"><draw:text-box><text:p text:style-name="P26"><text:span text:style-name="T9">CHA:</text:span></text:p></draw:text-box></draw:frame><draw:frame draw:style-name="gr4" draw:text-style-name="P26" svg:width="2.082cm" svg:height="0.424cm" svg:x="2.18cm" svg:y="9.555cm"><draw:text-box><text:p text:style-name="P26"><text:span text:style-name="T8">Charisma Value</text:span></text:p></draw:text-box></draw:frame></draw:g><draw:g draw:style-name="gr3"><draw:custom-shape draw:style-name="gr5" draw:text-style-name="P26" svg:width="7.233cm" svg:height="1.678cm" svg:x="0.967cm" svg:y="8.34cm"><text:p/><draw:enhanced-geometry svg:viewBox="0 0 21600 21600" draw:type="rectangle" draw:enhanced-path="M 0 0 L 21600 0 21600 21600 0 21600 0 0 Z N"/></draw:custom-shape><draw:frame draw:style-name="gr6" draw:text-style-name="P27" svg:width="3.737cm" svg:height="0.424cm" svg:x="2.764cm" svg:y="8.103cm"><draw:text-box><text:p text:style-name="P27"><text:span text:style-name="T10">Attributes</text:span></text:p></draw:text-box></draw:frame></draw:g></draw:g><draw:g draw:style-name="gr3"><draw:g draw:style-name="gr3"><draw:custom-shape draw:style-name="gr5" draw:text-style-name="P26" svg:width="7.758cm" svg:height="4.924cm" svg:x="8.55cm" svg:y="0.628cm"><text:p/><draw:enhanced-geometry svg:viewBox="0 0 21600 21600" draw:type="rectangle" draw:enhanced-path="M 0 0 L 21600 0 21600 21600 0 21600 0 0 Z N"/></draw:custom-shape><draw:frame draw:style-name="gr6" draw:text-style-name="P27" svg:width="3.737cm" svg:height="0.405cm" svg:x="10.508cm" svg:y="0.4cm"><draw:text-box><text:p text:style-name="P27"><text:span text:style-name="T10">Skills</text:span></text:p></draw:text-box></draw:frame></draw:g><draw:g draw:style-name="gr3"><draw:frame draw:style-name="gr4" draw:text-style-name="P26" svg:width="2.102cm" svg:height="0.424cm" svg:x="8.933cm" svg:y="1.614cm"><draw:text-box><text:p text:style-name="P26"><text:span text:style-name="T9">One Handed:</text:span></text:p></draw:text-box></draw:frame><draw:frame draw:style-name="gr4" draw:text-style-name="P26" svg:width="1.232cm" svg:height="0.424cm" svg:x="10.936cm" svg:y="1.614cm"><draw:text-box><text:p text:style-name="P26"><text:span text:style-name="T8">1H Value</text:span></text:p></draw:text-box></draw:frame><draw:frame draw:style-name="gr4" draw:text-style-name="P28" svg:width="2.1cm" svg:height="0.424cm" svg:x="13.864cm" svg:y="1.614cm"><draw:text-box><text:p text:style-name="P28"><text:span text:style-name="T8">1H Ladder Title</text:span></text:p></draw:text-box></draw:frame><draw:frame draw:style-name="gr4" draw:text-style-name="P26" svg:width="0.405cm" svg:height="0.424cm" svg:x="12.531cm" svg:y="1.614cm"><draw:text-box><text:p text:style-name="P26"><text:span text:style-name="T9">%</text:span></text:p></draw:text-box></draw:frame></draw:g><draw:g draw:style-name="gr3"><draw:frame draw:style-name="gr4" draw:text-style-name="P26" svg:width="2.102cm" svg:height="0.424cm" svg:x="8.933cm" svg:y="2.037cm"><draw:text-box><text:p text:style-name="P26"><text:span text:style-name="T9">Two Handed:</text:span></text:p></draw:text-box></draw:frame><draw:frame draw:style-name="gr4" draw:text-style-name="P26" svg:width="1.232cm" svg:height="0.424cm" svg:x="10.936cm" svg:y="2.037cm"><draw:text-box><text:p text:style-name="P26"><text:span text:style-name="T8">2H Value</text:span></text:p></draw:text-box></draw:frame><draw:frame draw:style-name="gr4" draw:text-style-name="P28" svg:width="2.241cm" svg:height="0.424cm" svg:x="13.723cm" svg:y="2.037cm"><draw:text-box><text:p text:style-name="P28"><text:span text:style-name="T8">2H Ladder Title</text:span></text:p></draw:text-box></draw:frame><draw:frame draw:style-name="gr4" draw:text-style-name="P26" svg:width="0.405cm" svg:height="0.424cm" svg:x="12.531cm" svg:y="2.037cm"><draw:text-box><text:p text:style-name="P26"><text:span text:style-name="T9">%</text:span></text:p></draw:text-box></draw:frame></draw:g><draw:g draw:style-name="gr3"><draw:frame draw:style-name="gr4" draw:text-style-name="P26" svg:width="2.102cm" svg:height="0.424cm" svg:x="8.952cm" svg:y="2.7cm"><draw:text-box><text:p text:style-name="P26"><text:span text:style-name="T9">Shield:</text:span></text:p></draw:text-box></draw:frame><draw:frame draw:style-name="gr4" draw:text-style-name="P26" svg:width="1.594cm" svg:height="0.424cm" svg:x="10.755cm" svg:y="2.7cm"><draw:text-box><text:p text:style-name="P26"><text:span text:style-name="T8">Shield Value</text:span></text:p></draw:text-box></draw:frame><draw:frame draw:style-name="gr4" draw:text-style-name="P28" svg:width="2.403cm" svg:height="0.424cm" svg:x="13.561cm" svg:y="2.7cm"><draw:text-box><text:p text:style-name="P28"><text:span text:style-name="T8">Shield Ladder Title</text:span></text:p></draw:text-box></draw:frame><draw:frame draw:style-name="gr4" draw:text-style-name="P26" svg:width="0.405cm" svg:height="0.424cm" svg:x="12.529cm" svg:y="2.7cm"><draw:text-box><text:p text:style-name="P26"><text:span text:style-name="T9">%</text:span></text:p></draw:text-box></draw:frame></draw:g><draw:g draw:style-name="gr3"><draw:frame draw:style-name="gr4" draw:text-style-name="P26" svg:width="2.102cm" svg:height="0.424cm" svg:x="8.952cm" svg:y="3.362cm"><draw:text-box><text:p text:style-name="P26"><text:span text:style-name="T9">Crossbow:</text:span></text:p></draw:text-box></draw:frame><draw:frame draw:style-name="gr4" draw:text-style-name="P27" svg:width="1.962cm" svg:height="0.424cm" svg:x="10.388cm" svg:y="3.362cm"><draw:text-box><text:p text:style-name="P27"><text:span text:style-name="T8">Crossbow Value</text:span></text:p></draw:text-box></draw:frame><draw:frame draw:style-name="gr4" draw:text-style-name="P28" svg:width="2.768cm" svg:height="0.424cm" svg:x="13.194cm" svg:y="3.362cm"><draw:text-box><text:p text:style-name="P28"><text:span text:style-name="T8">Crossbow Ladder Title</text:span></text:p></draw:text-box></draw:frame><draw:frame draw:style-name="gr4" draw:text-style-name="P26" svg:width="0.405cm" svg:height="0.424cm" svg:x="12.508cm" svg:y="3.362cm"><draw:text-box><text:p text:style-name="P26"><text:span text:style-name="T9">%</text:span></text:p></draw:text-box></draw:frame></draw:g><draw:g draw:style-name="gr3"><draw:frame draw:style-name="gr4" draw:text-style-name="P26" svg:width="1.315cm" svg:height="0.424cm" svg:x="8.952cm" svg:y="3.785cm"><draw:text-box><text:p text:style-name="P26"><text:span text:style-name="T9">Bow:</text:span></text:p></draw:text-box></draw:frame><draw:frame draw:style-name="gr4" draw:text-style-name="P26" svg:width="1.594cm" svg:height="0.424cm" svg:x="10.755cm" svg:y="3.785cm"><draw:text-box><text:p text:style-name="P26"><text:span text:style-name="T8">Bow Value</text:span></text:p></draw:text-box></draw:frame><draw:frame draw:style-name="gr4" draw:text-style-name="P28" svg:width="2.403cm" svg:height="0.424cm" svg:x="13.561cm" svg:y="3.785cm"><draw:text-box><text:p text:style-name="P28"><text:span text:style-name="T8">Bow Ladder Title</text:span></text:p></draw:text-box></draw:frame><draw:frame draw:style-name="gr4" draw:text-style-name="P26" svg:width="0.405cm" svg:height="0.424cm" svg:x="12.508cm" svg:y="3.785cm"><draw:text-box><text:p text:style-name="P26"><text:span text:style-name="T9">%</text:span></text:p></draw:text-box></draw:frame></draw:g><draw:g draw:style-name="gr3"><draw:frame draw:style-name="gr4" draw:text-style-name="P26" svg:width="2.505cm" svg:height="0.424cm" svg:x="8.954cm" svg:y="4.208cm"><draw:text-box><text:p text:style-name="P26"><text:span text:style-name="T9">Throw:</text:span></text:p></draw:text-box></draw:frame><draw:frame draw:style-name="gr4" draw:text-style-name="P26" svg:width="1.594cm" svg:height="0.424cm" svg:x="10.755cm" svg:y="4.208cm"><draw:text-box><text:p text:style-name="P26"><text:span text:style-name="T8">Throw Value</text:span></text:p></draw:text-box></draw:frame><draw:frame draw:style-name="gr4" draw:text-style-name="P28" svg:width="3.211cm" svg:height="0.743cm" svg:x="12.753cm" svg:y="4.207cm"><draw:text-box><text:p text:style-name="P28"><text:span text:style-name="T8">Throw Weapon Ladder ...Title</text:span></text:p></draw:text-box></draw:frame><draw:frame draw:style-name="gr4" draw:text-style-name="P26" svg:width="0.405cm" svg:height="0.424cm" svg:x="12.508cm" svg:y="4.208cm"><draw:text-box><text:p text:style-name="P26"><text:span text:style-name="T9">%</text:span></text:p></draw:text-box></draw:frame></draw:g><draw:g draw:style-name="gr3"><draw:frame draw:style-name="gr4" draw:text-style-name="P26" svg:width="2.102cm" svg:height="0.424cm" svg:x="8.994cm" svg:y="4.951cm"><draw:text-box><text:p text:style-name="P26"><text:span text:style-name="T9">Magic:</text:span></text:p></draw:text-box></draw:frame><draw:frame draw:style-name="gr4" draw:text-style-name="P26" svg:width="1.594cm" svg:height="0.424cm" svg:x="10.797cm" svg:y="4.951cm"><draw:text-box><text:p text:style-name="P26"><text:span text:style-name="T8">MagicValue</text:span></text:p></draw:text-box></draw:frame></draw:g><draw:g draw:style-name="gr3"><draw:frame draw:style-name="gr4" draw:text-style-name="P26" svg:width="2.102cm" svg:height="0.424cm" svg:x="8.978cm" svg:y="0.989cm"><draw:text-box><text:p text:style-name="P26"><text:span text:style-name="T9">Bare Hands:</text:span></text:p></draw:text-box></draw:frame><draw:frame draw:style-name="gr4" draw:text-style-name="P26" svg:width="2.264cm" svg:height="0.424cm" svg:x="10.756cm" svg:y="0.989cm"><draw:text-box><text:p text:style-name="P26"><text:span text:style-name="T8">Bare Hands Val.</text:span></text:p></draw:text-box></draw:frame><draw:frame draw:style-name="gr4" draw:text-style-name="P28" svg:width="3.23cm" svg:height="0.424cm" svg:x="12.778cm" svg:y="0.989cm"><draw:text-box><text:p text:style-name="P28"><text:span text:style-name="T8">Bare Hands Ladder Title</text:span></text:p></draw:text-box></draw:frame><draw:frame draw:style-name="gr4" draw:text-style-name="P26" svg:width="0.405cm" svg:height="0.424cm" svg:x="12.616cm" svg:y="0.989cm"><draw:text-box><text:p text:style-name="P26"><text:span text:style-name="T9">%</text:span></text:p></draw:text-box></draw:frame></draw:g></draw:g><draw:g draw:style-name="gr3"><draw:frame draw:style-name="gr4" draw:text-style-name="P27" svg:width="3.356cm" svg:height="0.793cm" svg:x="2.792cm" svg:y="1.845cm"><draw:text-box><text:p text:style-name="P27"><text:span text:style-name="T8">Character Visualization Window</text:span></text:p></draw:text-box></draw:frame><draw:custom-shape draw:style-name="gr5" draw:text-style-name="P26" svg:width="7.233cm" svg:height="3.359cm" svg:x="0.977cm" svg:y="0.49cm"><text:p/><draw:enhanced-geometry svg:viewBox="0 0 21600 21600" draw:type="rectangle" draw:enhanced-path="M 0 0 L 21600 0 21600 21600 0 21600 0 0 Z N"/></draw:custom-shape></draw:g><draw:g draw:style-name="gr3"><draw:g draw:style-name="gr3"><draw:custom-shape draw:style-name="gr5" draw:text-style-name="P26" svg:width="7.233cm" svg:height="3.038cm" svg:x="0.956cm" svg:y="10.453cm"><text:p/><draw:enhanced-geometry svg:viewBox="0 0 21600 21600" draw:type="rectangle" draw:enhanced-path="M 0 0 L 21600 0 21600 21600 0 21600 0 0 Z N"/></draw:custom-shape><draw:frame draw:style-name="gr6" draw:text-style-name="P27" svg:width="3.737cm" svg:height="0.475cm" svg:x="2.754cm" svg:y="10.237cm"><draw:text-box><text:p text:style-name="P27"><text:span text:style-name="T10">Resistances</text:span></text:p></draw:text-box></draw:frame></draw:g><draw:g draw:style-name="gr3"><draw:frame draw:style-name="gr4" draw:text-style-name="P26" svg:width="3.634cm" svg:height="0.424cm" svg:x="1.321cm" svg:y="11.257cm"><draw:text-box><text:p text:style-name="P26"><text:span text:style-name="T9">Disease Resistance:</text:span></text:p></draw:text-box></draw:frame><draw:frame draw:style-name="gr4" draw:text-style-name="P28" svg:width="3.313cm" svg:height="0.424cm" svg:x="4.491cm" svg:y="11.278cm"><draw:text-box><text:p text:style-name="P28"><text:span text:style-name="T8">Disease Resistance Value</text:span></text:p></draw:text-box></draw:frame></draw:g><draw:g draw:style-name="gr3"><draw:frame draw:style-name="gr4" draw:text-style-name="P26" svg:width="2.444cm" svg:height="0.424cm" svg:x="1.32cm" svg:y="11.701cm"><draw:text-box><text:p text:style-name="P26"><text:span text:style-name="T9">Fire Resistance:</text:span></text:p></draw:text-box></draw:frame><draw:frame draw:style-name="gr4" draw:text-style-name="P28" svg:width="2.788cm" svg:height="0.424cm" svg:x="5.017cm" svg:y="11.701cm"><draw:text-box><text:p text:style-name="P28"><text:span text:style-name="T8">Fire Resistance Value</text:span></text:p></draw:text-box></draw:frame></draw:g><draw:g draw:style-name="gr3"><draw:frame draw:style-name="gr4" draw:text-style-name="P28" svg:width="3.555cm" svg:height="0.424cm" svg:x="4.248cm" svg:y="12.125cm"><draw:text-box><text:p text:style-name="P28"><text:span text:style-name="T8">Water/Ice Resistance Value</text:span></text:p></draw:text-box></draw:frame><draw:frame draw:style-name="gr4" draw:text-style-name="P26" svg:width="3.252cm" svg:height="0.424cm" svg:x="1.32cm" svg:y="12.125cm"><draw:text-box><text:p text:style-name="P26"><text:span text:style-name="T9">Water/Ice Resistance:</text:span></text:p></draw:text-box></draw:frame></draw:g><draw:g draw:style-name="gr3"><draw:frame draw:style-name="gr4" draw:text-style-name="P26" svg:width="3.555cm" svg:height="0.424cm" svg:x="1.32cm" svg:y="12.548cm"><draw:text-box><text:p text:style-name="P26"><text:span text:style-name="T9">Earth Resistance:</text:span></text:p></draw:text-box></draw:frame><draw:frame draw:style-name="gr4" draw:text-style-name="P28" svg:width="3.476cm" svg:height="0.424cm" svg:x="4.329cm" svg:y="12.548cm"><draw:text-box><text:p text:style-name="P28"><text:span text:style-name="T8">Earth Resistance Value</text:span></text:p></draw:text-box></draw:frame></draw:g><draw:g draw:style-name="gr3"><draw:frame draw:style-name="gr4" draw:text-style-name="P26" svg:width="3.555cm" svg:height="0.424cm" svg:x="1.32cm" svg:y="12.971cm"><draw:text-box><text:p text:style-name="P26"><text:span text:style-name="T9">Air Resistance:</text:span></text:p></draw:text-box></draw:frame><draw:frame draw:style-name="gr4" draw:text-style-name="P28" svg:width="3.476cm" svg:height="0.424cm" svg:x="4.329cm" svg:y="12.971cm"><draw:text-box><text:p text:style-name="P28"><text:span text:style-name="T8">Air Resistance Value</text:span></text:p></draw:text-box></draw:frame></draw:g><draw:g draw:style-name="gr3"><draw:frame draw:style-name="gr4" draw:text-style-name="P26" svg:width="3.634cm" svg:height="0.424cm" svg:x="1.321cm" svg:y="10.834cm"><draw:text-box><text:p text:style-name="P26"><text:span text:style-name="T9">Poison Resistance:</text:span></text:p></draw:text-box></draw:frame><draw:frame draw:style-name="gr4" draw:text-style-name="P28" svg:width="3.313cm" svg:height="0.424cm" svg:x="4.491cm" svg:y="10.855cm"><draw:text-box><text:p text:style-name="P28"><text:span text:style-name="T8">Poison Resistance Value</text:span></text:p></draw:text-box></draw:frame></draw:g></draw:g><draw:g draw:style-name="gr3"><draw:g draw:style-name="gr3"><draw:frame draw:style-name="gr4" draw:text-style-name="P26" svg:width="2.102cm" svg:height="0.424cm" svg:x="8.874cm" svg:y="6.763cm"><draw:text-box><text:p text:style-name="P26"><text:span text:style-name="T9">Bare Hands:</text:span></text:p></draw:text-box></draw:frame><draw:frame draw:style-name="gr4" draw:text-style-name="P26" svg:width="2.102cm" svg:height="0.424cm" svg:x="10.654cm" svg:y="6.763cm"><draw:text-box><text:p text:style-name="P26"><text:span text:style-name="T8">Bare hands Value</text:span></text:p></draw:text-box></draw:frame><draw:frame draw:style-name="gr4" draw:text-style-name="P28" svg:width="3.236cm" svg:height="0.424cm" svg:x="12.67cm" svg:y="6.763cm"><draw:text-box><text:p text:style-name="P28"><text:span text:style-name="T8">Bare Hands Ladder Title</text:span></text:p></draw:text-box></draw:frame><draw:frame draw:style-name="gr4" draw:text-style-name="P26" svg:width="0.405cm" svg:height="0.424cm" svg:x="12.668cm" svg:y="6.763cm"><draw:text-box><text:p text:style-name="P26"><text:span text:style-name="T9">%</text:span></text:p></draw:text-box></draw:frame></draw:g><draw:g draw:style-name="gr3"><draw:frame draw:style-name="gr4" draw:text-style-name="P26" svg:width="2.102cm" svg:height="0.424cm" svg:x="8.874cm" svg:y="7.731cm"><draw:text-box><text:p text:style-name="P26"><text:span text:style-name="T9">2H Sword:</text:span></text:p></draw:text-box></draw:frame><draw:frame draw:style-name="gr4" draw:text-style-name="P26" svg:width="2.102cm" svg:height="0.424cm" svg:x="10.472cm" svg:y="7.731cm"><draw:text-box><text:p text:style-name="P26"><text:span text:style-name="T8">2H Sword Value</text:span></text:p></draw:text-box></draw:frame><draw:frame draw:style-name="gr4" draw:text-style-name="P28" svg:width="2.927cm" svg:height="0.424cm" svg:x="12.977cm" svg:y="7.731cm"><draw:text-box><text:p text:style-name="P28"><text:span text:style-name="T8">2H Sword Ladder Title</text:span></text:p></draw:text-box></draw:frame><draw:frame draw:style-name="gr4" draw:text-style-name="P26" svg:width="0.405cm" svg:height="0.424cm" svg:x="12.573cm" svg:y="7.731cm"><draw:text-box><text:p text:style-name="P26"><text:span text:style-name="T9">%</text:span></text:p></draw:text-box></draw:frame></draw:g><draw:g draw:style-name="gr3"><draw:custom-shape draw:style-name="gr5" draw:text-style-name="P26" svg:width="7.758cm" svg:height="7.183cm" svg:x="8.529cm" svg:y="6.302cm"><text:p/><draw:enhanced-geometry svg:viewBox="0 0 21600 21600" draw:type="rectangle" draw:enhanced-path="M 0 0 L 21600 0 21600 21600 0 21600 0 0 Z N"/></draw:custom-shape><draw:frame draw:style-name="gr6" draw:text-style-name="P27" svg:width="3.737cm" svg:height="0.424cm" svg:x="10.486cm" svg:y="6.096cm"><draw:text-box><text:p text:style-name="P27"><text:span text:style-name="T10">Masterisation</text:span></text:p></draw:text-box></draw:frame></draw:g><draw:g draw:style-name="gr3"><draw:frame draw:style-name="gr4" draw:text-style-name="P26" svg:width="2.102cm" svg:height="0.424cm" svg:x="8.874cm" svg:y="8.154cm"><draw:text-box><text:p text:style-name="P26"><text:span text:style-name="T9">1H Chop:</text:span></text:p></draw:text-box></draw:frame><draw:frame draw:style-name="gr4" draw:text-style-name="P26" svg:width="2.102cm" svg:height="0.424cm" svg:x="10.472cm" svg:y="8.154cm"><draw:text-box><text:p text:style-name="P26"><text:span text:style-name="T8">1H Chop Value</text:span></text:p></draw:text-box></draw:frame><draw:frame draw:style-name="gr4" draw:text-style-name="P28" svg:width="2.927cm" svg:height="0.424cm" svg:x="12.977cm" svg:y="8.154cm"><draw:text-box><text:p text:style-name="P28"><text:span text:style-name="T8">1H Chop Ladder Title</text:span></text:p></draw:text-box></draw:frame><draw:frame draw:style-name="gr4" draw:text-style-name="P26" svg:width="0.405cm" svg:height="0.424cm" svg:x="12.573cm" svg:y="8.154cm"><draw:text-box><text:p text:style-name="P26"><text:span text:style-name="T9">%</text:span></text:p></draw:text-box></draw:frame></draw:g><draw:g draw:style-name="gr3"><draw:frame draw:style-name="gr4" draw:text-style-name="P26" svg:width="2.102cm" svg:height="0.424cm" svg:x="8.874cm" svg:y="8.578cm"><draw:text-box><text:p text:style-name="P26"><text:span text:style-name="T9">2H Chop:</text:span></text:p></draw:text-box></draw:frame><draw:frame draw:style-name="gr4" draw:text-style-name="P26" svg:width="2.102cm" svg:height="0.424cm" svg:x="10.472cm" svg:y="8.578cm"><draw:text-box><text:p text:style-name="P26"><text:span text:style-name="T8">2H Chop Value</text:span></text:p></draw:text-box></draw:frame><draw:frame draw:style-name="gr4" draw:text-style-name="P28" svg:width="2.927cm" svg:height="0.424cm" svg:x="12.977cm" svg:y="8.578cm"><draw:text-box><text:p text:style-name="P28"><text:span text:style-name="T8">2H Chop Ladder Title</text:span></text:p></draw:text-box></draw:frame><draw:frame draw:style-name="gr4" draw:text-style-name="P26" svg:width="0.405cm" svg:height="0.424cm" svg:x="12.573cm" svg:y="8.578cm"><draw:text-box><text:p text:style-name="P26"><text:span text:style-name="T9">%</text:span></text:p></draw:text-box></draw:frame></draw:g><draw:g draw:style-name="gr3"><draw:frame draw:style-name="gr4" draw:text-style-name="P26" svg:width="2.102cm" svg:height="0.424cm" svg:x="8.874cm" svg:y="9.001cm"><draw:text-box><text:p text:style-name="P26"><text:span text:style-name="T9">1H Blunt:</text:span></text:p></draw:text-box></draw:frame><draw:frame draw:style-name="gr4" draw:text-style-name="P26" svg:width="2.102cm" svg:height="0.424cm" svg:x="10.472cm" svg:y="9.001cm"><draw:text-box><text:p text:style-name="P26"><text:span text:style-name="T8">1H Blunt Value</text:span></text:p></draw:text-box></draw:frame><draw:frame draw:style-name="gr4" draw:text-style-name="P28" svg:width="2.927cm" svg:height="0.424cm" svg:x="12.977cm" svg:y="9.001cm"><draw:text-box><text:p text:style-name="P28"><text:span text:style-name="T8">1H Blunt Ladder Title</text:span></text:p></draw:text-box></draw:frame><draw:frame draw:style-name="gr4" draw:text-style-name="P26" svg:width="0.405cm" svg:height="0.424cm" svg:x="12.573cm" svg:y="9.001cm"><draw:text-box><text:p text:style-name="P26"><text:span text:style-name="T9">%</text:span></text:p></draw:text-box></draw:frame></draw:g><draw:g draw:style-name="gr3"><draw:frame draw:style-name="gr4" draw:text-style-name="P26" svg:width="2.102cm" svg:height="0.424cm" svg:x="8.874cm" svg:y="9.424cm"><draw:text-box><text:p text:style-name="P26"><text:span text:style-name="T9">2H Blunt:</text:span></text:p></draw:text-box></draw:frame><draw:frame draw:style-name="gr4" draw:text-style-name="P26" svg:width="2.102cm" svg:height="0.424cm" svg:x="10.472cm" svg:y="9.424cm"><draw:text-box><text:p text:style-name="P26"><text:span text:style-name="T8">2H Blunt Value</text:span></text:p></draw:text-box></draw:frame><draw:frame draw:style-name="gr4" draw:text-style-name="P28" svg:width="2.927cm" svg:height="0.424cm" svg:x="12.977cm" svg:y="9.424cm"><draw:text-box><text:p text:style-name="P28"><text:span text:style-name="T8">2H Blunt Ladder Title</text:span></text:p></draw:text-box></draw:frame><draw:frame draw:style-name="gr4" draw:text-style-name="P26" svg:width="0.405cm" svg:height="0.424cm" svg:x="12.573cm" svg:y="9.424cm"><draw:text-box><text:p text:style-name="P26"><text:span text:style-name="T9">%</text:span></text:p></draw:text-box></draw:frame></draw:g><draw:g draw:style-name="gr3"><draw:frame draw:style-name="gr4" draw:text-style-name="P26" svg:width="2.102cm" svg:height="0.424cm" svg:x="8.874cm" svg:y="10.372cm"><draw:text-box><text:p text:style-name="P26"><text:span text:style-name="T9">Stick:</text:span></text:p></draw:text-box></draw:frame><draw:frame draw:style-name="gr4" draw:text-style-name="P26" svg:width="2.102cm" svg:height="0.424cm" svg:x="10.472cm" svg:y="10.372cm"><draw:text-box><text:p text:style-name="P26"><text:span text:style-name="T8">Stick Value</text:span></text:p></draw:text-box></draw:frame><draw:frame draw:style-name="gr4" draw:text-style-name="P28" svg:width="2.927cm" svg:height="0.424cm" svg:x="12.977cm" svg:y="10.372cm"><draw:text-box><text:p text:style-name="P28"><text:span text:style-name="T8">Stick Ladder Title</text:span></text:p></draw:text-box></draw:frame><draw:frame draw:style-name="gr4" draw:text-style-name="P26" svg:width="0.405cm" svg:height="0.424cm" svg:x="12.573cm" svg:y="10.372cm"><draw:text-box><text:p text:style-name="P26"><text:span text:style-name="T9">%</text:span></text:p></draw:text-box></draw:frame></draw:g><draw:g draw:style-name="gr3"><draw:frame draw:style-name="gr4" draw:text-style-name="P26" svg:width="2.423cm" svg:height="0.424cm" svg:x="8.874cm" svg:y="10.938cm"><draw:text-box><text:p text:style-name="P26"><text:span text:style-name="T9">Crossbow:</text:span></text:p></draw:text-box></draw:frame><draw:frame draw:style-name="gr4" draw:text-style-name="P26" svg:width="2.102cm" svg:height="0.424cm" svg:x="10.472cm" svg:y="10.938cm"><draw:text-box><text:p text:style-name="P26"><text:span text:style-name="T8">Crossbow Value</text:span></text:p></draw:text-box></draw:frame><draw:frame draw:style-name="gr4" draw:text-style-name="P28" svg:width="2.927cm" svg:height="0.424cm" svg:x="12.977cm" svg:y="10.938cm"><draw:text-box><text:p text:style-name="P28"><text:span text:style-name="T8">Crossbow Title</text:span></text:p></draw:text-box></draw:frame><draw:frame draw:style-name="gr4" draw:text-style-name="P26" svg:width="0.405cm" svg:height="0.424cm" svg:x="12.573cm" svg:y="10.938cm"><draw:text-box><text:p text:style-name="P26"><text:span text:style-name="T9">%</text:span></text:p></draw:text-box></draw:frame></draw:g><draw:g draw:style-name="gr3"><draw:frame draw:style-name="gr4" draw:text-style-name="P26" svg:width="2.102cm" svg:height="0.424cm" svg:x="8.874cm" svg:y="11.361cm"><draw:text-box><text:p text:style-name="P26"><text:span text:style-name="T9">Bow:</text:span></text:p></draw:text-box></draw:frame><draw:frame draw:style-name="gr4" draw:text-style-name="P26" svg:width="2.102cm" svg:height="0.424cm" svg:x="10.472cm" svg:y="11.361cm"><draw:text-box><text:p text:style-name="P26"><text:span text:style-name="T8">Bow Value</text:span></text:p></draw:text-box></draw:frame><draw:frame draw:style-name="gr4" draw:text-style-name="P28" svg:width="2.927cm" svg:height="0.424cm" svg:x="12.977cm" svg:y="11.361cm"><draw:text-box><text:p text:style-name="P28"><text:span text:style-name="T8">Bow Ladder Title</text:span></text:p></draw:text-box></draw:frame><draw:frame draw:style-name="gr4" draw:text-style-name="P26" svg:width="0.405cm" svg:height="0.424cm" svg:x="12.573cm" svg:y="11.361cm"><draw:text-box><text:p text:style-name="P26"><text:span text:style-name="T9">%</text:span></text:p></draw:text-box></draw:frame></draw:g><draw:g draw:style-name="gr3"><draw:frame draw:style-name="gr4" draw:text-style-name="P26" svg:width="2.102cm" svg:height="0.424cm" svg:x="8.874cm" svg:y="11.784cm"><draw:text-box><text:p text:style-name="P26"><text:span text:style-name="T9">Throw:</text:span></text:p></draw:text-box></draw:frame><draw:frame draw:style-name="gr4" draw:text-style-name="P26" svg:width="2.712cm" svg:height="0.424cm" svg:x="9.862cm" svg:y="11.784cm"><draw:text-box><text:p text:style-name="P26"><text:span text:style-name="T8">Throw Weapon Value</text:span></text:p></draw:text-box></draw:frame><draw:frame draw:style-name="gr4" draw:text-style-name="P28" svg:width="3.273cm" svg:height="0.743cm" svg:x="12.668cm" svg:y="11.783cm"><draw:text-box><text:p text:style-name="P28"><text:span text:style-name="T8">Throw Weapon Ladder ...Title</text:span></text:p></draw:text-box></draw:frame><draw:frame draw:style-name="gr4" draw:text-style-name="P26" svg:width="0.405cm" svg:height="0.424cm" svg:x="12.573cm" svg:y="11.784cm"><draw:text-box><text:p text:style-name="P26"><text:span text:style-name="T9">%</text:span></text:p></draw:text-box></draw:frame></draw:g><draw:g draw:style-name="gr3"><draw:frame draw:style-name="gr4" draw:text-style-name="P26" svg:width="2.102cm" svg:height="0.424cm" svg:x="8.874cm" svg:y="12.527cm"><draw:text-box><text:p text:style-name="P26"><text:span text:style-name="T9">Shield:</text:span></text:p></draw:text-box></draw:frame><draw:frame draw:style-name="gr4" draw:text-style-name="P26" svg:width="2.102cm" svg:height="0.424cm" svg:x="10.472cm" svg:y="12.527cm"><draw:text-box><text:p text:style-name="P26"><text:span text:style-name="T8">Shield Value</text:span></text:p></draw:text-box></draw:frame><draw:frame draw:style-name="gr4" draw:text-style-name="P28" svg:width="2.927cm" svg:height="0.424cm" svg:x="12.977cm" svg:y="12.527cm"><draw:text-box><text:p text:style-name="P28"><text:span text:style-name="T8">Shield Ladder Title</text:span></text:p></draw:text-box></draw:frame><draw:frame draw:style-name="gr4" draw:text-style-name="P26" svg:width="0.405cm" svg:height="0.424cm" svg:x="12.573cm" svg:y="12.527cm"><draw:text-box><text:p text:style-name="P26"><text:span text:style-name="T9">%</text:span></text:p></draw:text-box></draw:frame></draw:g><draw:g draw:style-name="gr3"><draw:frame draw:style-name="gr4" draw:text-style-name="P26" svg:width="2.102cm" svg:height="0.424cm" svg:x="8.874cm" svg:y="12.95cm"><draw:text-box><text:p text:style-name="P26"><text:span text:style-name="T9">Dual:</text:span></text:p></draw:text-box></draw:frame><draw:frame draw:style-name="gr4" draw:text-style-name="P26" svg:width="2.733cm" svg:height="0.424cm" svg:x="9.841cm" svg:y="12.95cm"><draw:text-box><text:p text:style-name="P26"><text:span text:style-name="T8">Dual Weapon Value</text:span></text:p></draw:text-box></draw:frame><draw:frame draw:style-name="gr4" draw:text-style-name="P28" svg:width="2.927cm" svg:height="0.424cm" svg:x="12.977cm" svg:y="12.95cm"><draw:text-box><text:p text:style-name="P28"><text:span text:style-name="T8">Dual Ladder Title</text:span></text:p></draw:text-box></draw:frame><draw:frame draw:style-name="gr4" draw:text-style-name="P26" svg:width="0.405cm" svg:height="0.424cm" svg:x="12.573cm" svg:y="12.95cm"><draw:text-box><text:p text:style-name="P26"><text:span text:style-name="T9">%</text:span></text:p></draw:text-box></draw:frame></draw:g><draw:g draw:style-name="gr3"><draw:frame draw:style-name="gr4" draw:text-style-name="P26" svg:width="2.102cm" svg:height="0.424cm" svg:x="8.874cm" svg:y="7.308cm"><draw:text-box><text:p text:style-name="P26"><text:span text:style-name="T9">1H Sword:</text:span></text:p></draw:text-box></draw:frame><draw:frame draw:style-name="gr4" draw:text-style-name="P26" svg:width="2.102cm" svg:height="0.424cm" svg:x="10.472cm" svg:y="7.308cm"><draw:text-box><text:p text:style-name="P26"><text:span text:style-name="T8">1H Sword Value</text:span></text:p></draw:text-box></draw:frame><draw:frame draw:style-name="gr4" draw:text-style-name="P28" svg:width="2.927cm" svg:height="0.424cm" svg:x="12.977cm" svg:y="7.308cm"><draw:text-box><text:p text:style-name="P28"><text:span text:style-name="T8">1H Sword Ladder Title</text:span></text:p></draw:text-box></draw:frame><draw:frame draw:style-name="gr4" draw:text-style-name="P26" svg:width="0.405cm" svg:height="0.424cm" svg:x="12.573cm" svg:y="7.308cm"><draw:text-box><text:p text:style-name="P26"><text:span text:style-name="T9">%</text:span></text:p></draw:text-box></draw:frame></draw:g><draw:g draw:style-name="gr3"><draw:frame draw:style-name="gr4" draw:text-style-name="P26" svg:width="2.102cm" svg:height="0.424cm" svg:x="8.874cm" svg:y="9.948cm"><draw:text-box><text:p text:style-name="P26"><text:span text:style-name="T9">Polearm:</text:span></text:p></draw:text-box></draw:frame><draw:frame draw:style-name="gr4" draw:text-style-name="P26" svg:width="2.102cm" svg:height="0.424cm" svg:x="10.472cm" svg:y="9.948cm"><draw:text-box><text:p text:style-name="P26"><text:span text:style-name="T8">Polearm Value</text:span></text:p></draw:text-box></draw:frame><draw:frame draw:style-name="gr4" draw:text-style-name="P28" svg:width="2.927cm" svg:height="0.424cm" svg:x="12.977cm" svg:y="9.948cm"><draw:text-box><text:p text:style-name="P28"><text:span text:style-name="T8">Polearm Ladder Title</text:span></text:p></draw:text-box></draw:frame><draw:frame draw:style-name="gr4" draw:text-style-name="P26" svg:width="0.405cm" svg:height="0.424cm" svg:x="12.573cm" svg:y="9.948cm"><draw:text-box><text:p text:style-name="P26"><text:span text:style-name="T9">%</text:span></text:p></draw:text-box></draw:frame></draw:g></draw:g></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9" text:outline-level="2"/>
        <text:h text:style-name="P30" text:outline-level="3">Perks Knowledge Book Interface</text:h>
        <text:p text:style-name="WW-Default"><draw:g text:anchor-type="char" draw:z-index="15" draw:style-name="gr1"><draw:custom-shape draw:style-name="gr2" draw:text-style-name="P26" svg:width="16.017cm" svg:height="11.651cm" svg:x="0.584cm" svg:y="-0.003cm"><text:p/><draw:enhanced-geometry svg:viewBox="0 0 21600 21600" draw:type="rectangle" draw:enhanced-path="M 0 0 L 21600 0 21600 21600 0 21600 0 0 Z N"/></draw:custom-shape><draw:frame draw:style-name="gr6" draw:text-style-name="P27" svg:width="3.779cm" svg:height="0.429cm" svg:x="7.197cm" svg:y="-0.007cm"><draw:text-box><text:p text:style-name="P27"><text:span text:style-name="T11">Perks Knowledge Book</text:span></text:p></draw:text-box></draw:frame><draw:g draw:style-name="gr3"><draw:frame draw:style-name="gr4" draw:text-style-name="P26" svg:width="2.001cm" svg:height="0.345cm" svg:x="1.321cm" svg:y="1.051cm"><draw:text-box><text:p text:style-name="P26"><text:span text:style-name="T9">Perk Name:</text:span></text:p></draw:text-box></draw:frame><draw:frame draw:style-name="gr4" draw:text-style-name="P26" svg:width="3.876cm" svg:height="0.371cm" svg:x="3.32cm" svg:y="1.053cm"><draw:text-box><text:p text:style-name="P26"><text:span text:style-name="T8">Perk Description</text:span></text:p></draw:text-box></draw:frame></draw:g><draw:g draw:style-name="gr3"><draw:frame draw:style-name="gr4" draw:text-style-name="P26" svg:width="2.001cm" svg:height="0.345cm" svg:x="0.977cm" svg:y="11.003cm"><draw:text-box><text:p text:style-name="P26"><text:span text:style-name="T9">Perk Name:</text:span></text:p></draw:text-box></draw:frame><draw:frame draw:style-name="gr4" draw:text-style-name="P26" svg:width="3.876cm" svg:height="0.371cm" svg:x="2.976cm" svg:y="11.005cm"><draw:text-box><text:p text:style-name="P26"><text:span text:style-name="T8">Perk Description</text:span></text:p></draw:text-box></draw:frame></draw:g><draw:line draw:style-name="gr7" draw:text-style-name="P31" svg:x1="2.168cm" svg:y1="1.558cm" svg:x2="2.168cm" svg:y2="10.857cm"><text:p/></draw:line><draw:line draw:style-name="gr7" draw:text-style-name="P31" svg:x1="4.207cm" svg:y1="1.542cm" svg:x2="4.207cm" svg:y2="10.841cm"><text:p/></draw:line><draw:g draw:style-name="gr3"><draw:frame draw:style-name="gr8" draw:text-style-name="P26" svg:width="2.001cm" svg:height="0.345cm" svg:x="0.977cm" svg:y="5.701cm"><draw:text-box><text:p text:style-name="P26"><text:span text:style-name="T9">Perk Name:</text:span></text:p></draw:text-box></draw:frame><draw:frame draw:style-name="gr8" draw:text-style-name="P26" svg:width="3.876cm" svg:height="0.371cm" svg:x="2.976cm" svg:y="5.703cm"><draw:text-box><text:p text:style-name="P26"><text:span text:style-name="T8">Perk Description</text:span></text:p></draw:text-box></draw:frame></draw:g></draw:g></text:p>
        <text:p text:style-name="WW-Default"/>
        <text:p text:style-name="WW-Default"><draw:custom-shape text:anchor-type="char" draw:z-index="14" draw:style-name="gr9" draw:text-style-name="P26" svg:width="0.345cm" svg:height="10.274cm" svg:x="16.147cm" svg:y="0.291cm"><text:p/><draw:enhanced-geometry svg:viewBox="0 0 21600 21600" draw:text-areas="?f0 ?f8 ?f2 ?f9" draw:type="up-down-arrow" draw:modifiers="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32"/>
        <text:h text:style-name="Heading_20_3" text:outline-level="3">Skills Knowledge Book Interface</text:h>
        <text:p text:style-name="WW-Default"><draw:g text:anchor-type="char" draw:z-index="16" draw:style-name="gr10"><draw:g draw:style-name="gr3"><draw:custom-shape draw:style-name="gr2" draw:text-style-name="P26" svg:width="16.017cm" svg:height="11.657cm" svg:x="0.584cm" svg:y="0.214cm"><text:p/><draw:enhanced-geometry svg:viewBox="0 0 21600 21600" draw:type="rectangle" draw:enhanced-path="M 0 0 L 21600 0 21600 21600 0 21600 0 0 Z N"/></draw:custom-shape><draw:frame draw:style-name="gr6" draw:text-style-name="P27" svg:width="0.796cm" svg:height="1.458cm" draw:transform="rotate (-1.57079632679579) translate (16.1360555555556cm 3.45722222222222cm)"><draw:text-box><text:p text:style-name="P27"><text:span text:style-name="T11">2H Combo</text:span></text:p></draw:text-box></draw:frame><draw:frame draw:style-name="gr6" draw:text-style-name="P27" svg:width="1.193cm" svg:height="1.451cm" draw:transform="rotate (-1.57079632679579) translate (15.5380972222222cm 4.714875cm)"><draw:text-box><text:p text:style-name="P27"><text:span text:style-name="T11">Dual Weapon Combo</text:span></text:p></draw:text-box></draw:frame><draw:frame draw:style-name="gr6" draw:text-style-name="P27" svg:width="1.193cm" svg:height="1.458cm" draw:transform="rotate (-1.57079632679579) translate (15.5398611111111cm 0.345722222222222cm)"><draw:text-box><text:p text:style-name="P27"><text:span text:style-name="T11">Bare Hands Combo</text:span></text:p></draw:text-box></draw:frame><draw:frame draw:style-name="gr6" draw:text-style-name="P27" svg:width="0.796cm" svg:height="1.458cm" draw:transform="rotate (-1.57079632679579) translate (16.1360555555556cm 2.00025cm)"><draw:text-box><text:p text:style-name="P27"><text:span text:style-name="T11">1H Combo</text:span></text:p></draw:text-box></draw:frame><draw:frame draw:style-name="gr6" draw:text-style-name="P27" svg:width="0.796cm" svg:height="1.458cm" draw:transform="rotate (-1.57079632679579) translate (16.1360555555556cm 6.36411111111111cm)"><draw:text-box><text:p text:style-name="P27"><text:span text:style-name="T11">Shield Combo</text:span></text:p></draw:text-box></draw:frame><draw:frame draw:style-name="gr6" draw:text-style-name="P27" svg:width="0.796cm" svg:height="1.458cm" draw:transform="rotate (-1.57079632679579) translate (16.1360555555556cm 7.82284722222222cm)"><draw:text-box><text:p text:style-name="P27"><text:span text:style-name="T11">Crossbow Combo</text:span></text:p></draw:text-box></draw:frame><draw:frame draw:style-name="gr6" draw:text-style-name="P27" svg:width="0.796cm" svg:height="1.458cm" draw:transform="rotate (-1.57079632679579) translate (16.1360555555556cm 9.29216666666667cm)"><draw:text-box><text:p text:style-name="P27"><text:span text:style-name="T11">Bow Combo</text:span></text:p></draw:text-box></draw:frame><draw:frame draw:style-name="gr6" draw:text-style-name="P27" svg:width="1.193cm" svg:height="1.458cm" draw:transform="rotate (-1.57079632679579) translate (15.5398611111111cm 10.5515833333333cm)"><draw:text-box><text:p text:style-name="P27"><text:span text:style-name="T11">Throw Weapon Combo</text:span></text:p></draw:text-box></draw:frame></draw:g><draw:g draw:style-name="gr3"><draw:frame draw:style-name="gr4" draw:text-style-name="P27" svg:width="1.253cm" svg:height="0.742cm" svg:x="2.734cm" svg:y="1.984cm"><draw:text-box><text:p text:style-name="P27"><text:span text:style-name="T8">Combo Icon</text:span></text:p></draw:text-box></draw:frame><draw:g draw:style-name="gr3"><draw:g draw:style-name="gr3"><draw:custom-shape draw:style-name="gr11" draw:text-style-name="P26" svg:width="2.788cm" svg:height="0.907cm" svg:x="4.509cm" svg:y="0.79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7" svg:width="1.962cm" svg:height="0.639cm" svg:x="4.921cm" svg:y="0.924cm"><draw:text-box><text:p text:style-name="P27"><text:span text:style-name="T11">Description</text:span></text:p></draw:text-box></draw:frame></draw:g><draw:frame draw:style-name="gr8" draw:text-style-name="P27" svg:width="1.253cm" svg:height="0.336cm" svg:x="4.069cm" svg:y="1.826cm"><draw:text-box><text:p text:style-name="P27"><text:span text:style-name="T12">Mouse-Over</text:span></text:p></draw:text-box></draw:frame></draw:g></draw:g><draw:g draw:style-name="gr3"><draw:frame draw:style-name="gr4" draw:text-style-name="P27" svg:width="1.253cm" svg:height="0.742cm" svg:x="9.361cm" svg:y="2.104cm"><draw:text-box><text:p text:style-name="P27"><text:span text:style-name="T8">Combo Icon</text:span></text:p></draw:text-box></draw:frame><draw:g draw:style-name="gr3"><draw:g draw:style-name="gr3"><draw:custom-shape draw:style-name="gr11" draw:text-style-name="P26" svg:width="2.788cm" svg:height="0.907cm" svg:x="11.256cm" svg:y="0.953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7" svg:width="1.962cm" svg:height="0.639cm" svg:x="11.668cm" svg:y="1.087cm"><draw:text-box><text:p text:style-name="P27"><text:span text:style-name="T11">Description</text:span></text:p></draw:text-box></draw:frame></draw:g><draw:frame draw:style-name="gr8" draw:text-style-name="P27" svg:width="1.253cm" svg:height="0.336cm" svg:x="10.816cm" svg:y="1.988cm"><draw:text-box><text:p text:style-name="P27"><text:span text:style-name="T12">Mouse-Over</text:span></text:p></draw:text-box></draw:frame></draw:g></draw:g><draw:g draw:style-name="gr3"><draw:frame draw:style-name="gr4" draw:text-style-name="P27" svg:width="1.253cm" svg:height="0.742cm" svg:x="9.742cm" svg:y="5.572cm"><draw:text-box><text:p text:style-name="P27"><text:span text:style-name="T8">Combo Icon</text:span></text:p></draw:text-box></draw:frame><draw:g draw:style-name="gr3"><draw:g draw:style-name="gr3"><draw:custom-shape draw:style-name="gr11" draw:text-style-name="P26" svg:width="2.788cm" svg:height="0.907cm" svg:x="11.659cm" svg:y="4.486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7" svg:width="1.962cm" svg:height="0.639cm" svg:x="12.072cm" svg:y="4.62cm"><draw:text-box><text:p text:style-name="P27"><text:span text:style-name="T11">Description</text:span></text:p></draw:text-box></draw:frame></draw:g><draw:frame draw:style-name="gr8" draw:text-style-name="P27" svg:width="1.253cm" svg:height="0.336cm" svg:x="11.22cm" svg:y="5.521cm"><draw:text-box><text:p text:style-name="P27"><text:span text:style-name="T12">Mouse-Over</text:span></text:p></draw:text-box></draw:frame></draw:g></draw:g><draw:g draw:style-name="gr3"><draw:frame draw:style-name="gr4" draw:text-style-name="P27" svg:width="1.253cm" svg:height="0.742cm" svg:x="9.338cm" svg:y="8.763cm"><draw:text-box><text:p text:style-name="P27"><text:span text:style-name="T8">Combo Icon</text:span></text:p></draw:text-box></draw:frame><draw:g draw:style-name="gr3"><draw:g draw:style-name="gr3"><draw:custom-shape draw:style-name="gr11" draw:text-style-name="P26" svg:width="2.788cm" svg:height="0.907cm" svg:x="11.356cm" svg:y="7.435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7" svg:width="1.962cm" svg:height="0.639cm" svg:x="11.769cm" svg:y="7.569cm"><draw:text-box><text:p text:style-name="P27"><text:span text:style-name="T11">Description</text:span></text:p></draw:text-box></draw:frame></draw:g><draw:frame draw:style-name="gr8" draw:text-style-name="P27" svg:width="1.253cm" svg:height="0.336cm" svg:x="10.917cm" svg:y="8.47cm"><draw:text-box><text:p text:style-name="P27"><text:span text:style-name="T12">Mouse-Over</text:span></text:p></draw:text-box></draw:frame></draw:g></draw:g><draw:g draw:style-name="gr3"><draw:frame draw:style-name="gr4" draw:text-style-name="P27" svg:width="1.253cm" svg:height="0.742cm" svg:x="2.916cm" svg:y="4.367cm"><draw:text-box><text:p text:style-name="P27"><text:span text:style-name="T8">Combo Icon</text:span></text:p></draw:text-box></draw:frame><draw:g draw:style-name="gr3"><draw:g draw:style-name="gr3"><draw:custom-shape draw:style-name="gr11" draw:text-style-name="P26" svg:width="2.788cm" svg:height="0.907cm" svg:x="4.812cm" svg:y="3.233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7" svg:width="1.962cm" svg:height="0.639cm" svg:x="5.225cm" svg:y="3.367cm"><draw:text-box><text:p text:style-name="P27"><text:span text:style-name="T11">Description</text:span></text:p></draw:text-box></draw:frame></draw:g><draw:frame draw:style-name="gr8" draw:text-style-name="P27" svg:width="1.253cm" svg:height="0.336cm" svg:x="4.373cm" svg:y="4.269cm"><draw:text-box><text:p text:style-name="P27"><text:span text:style-name="T12">Mouse-Over</text:span></text:p></draw:text-box></draw:frame></draw:g></draw:g><draw:g draw:style-name="gr3"><draw:frame draw:style-name="gr4" draw:text-style-name="P27" svg:width="1.253cm" svg:height="0.742cm" svg:x="2.27cm" svg:y="9.07cm"><draw:text-box><text:p text:style-name="P27"><text:span text:style-name="T8">Combo Icon</text:span></text:p></draw:text-box></draw:frame><draw:g draw:style-name="gr3"><draw:g draw:style-name="gr3"><draw:custom-shape draw:style-name="gr11" draw:text-style-name="P26" svg:width="2.788cm" svg:height="0.907cm" svg:x="4.147cm" svg:y="9.874cm"><text:p/><draw:enhanced-geometry svg:viewBox="0 0 21600 21600" draw:glue-points="10800 0 3160 3160 0 10800 3160 18440 10800 21600 18440 18440 21600 10800 18440 3160 ?f14 ?f15" draw:text-areas="3200 3200 18400 18400" draw:type="round-callout" draw:modifiers="-6093 -904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7" svg:width="1.962cm" svg:height="0.639cm" svg:x="4.56cm" svg:y="10.008cm"><draw:text-box><text:p text:style-name="P27"><text:span text:style-name="T11">Description</text:span></text:p></draw:text-box></draw:frame></draw:g><draw:frame draw:style-name="gr8" draw:text-style-name="P27" svg:width="1.253cm" svg:height="0.336cm" svg:x="3.523cm" svg:y="9.539cm"><draw:text-box><text:p text:style-name="P27"><text:span text:style-name="T12">Mouse-Over</text:span></text:p></draw:text-box></draw:frame></draw:g></draw:g><draw:g draw:style-name="gr3"><draw:frame draw:style-name="gr4" draw:text-style-name="P27" svg:width="1.253cm" svg:height="0.742cm" svg:x="7.458cm" svg:y="5.514cm"><draw:text-box><text:p text:style-name="P27"><text:span text:style-name="T8">Combo Icon</text:span></text:p></draw:text-box></draw:frame><draw:g draw:style-name="gr3"><draw:g draw:style-name="gr3"><draw:custom-shape draw:style-name="gr11" draw:text-style-name="P26" svg:width="2.788cm" svg:height="0.907cm" svg:x="3.683cm" svg:y="6.523cm"><text:p/><draw:enhanced-geometry svg:viewBox="0 0 21600 21600" draw:glue-points="10800 0 3160 3160 0 10800 3160 18440 10800 21600 18440 18440 21600 10800 18440 3160 ?f14 ?f15" draw:text-areas="3200 3200 18400 18400" draw:type="round-callout" draw:modifiers="29565 -1193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7" svg:width="1.962cm" svg:height="0.639cm" svg:x="4.096cm" svg:y="6.657cm"><draw:text-box><text:p text:style-name="P27"><text:span text:style-name="T11">Description</text:span></text:p></draw:text-box></draw:frame></draw:g><draw:frame draw:style-name="gr8" draw:text-style-name="P27" svg:width="1.253cm" svg:height="0.336cm" svg:x="6.01cm" svg:y="6.188cm"><draw:text-box><text:p text:style-name="P27"><text:span text:style-name="T12">Mouse-Over</text:span></text:p></draw:text-box></draw:frame></draw:g></draw:g><draw:frame draw:style-name="gr6" draw:text-style-name="P27" svg:width="3.779cm" svg:height="0.429cm" svg:x="7.498cm" svg:y="0.21cm"><draw:text-box><text:p text:style-name="P27"><text:span text:style-name="T11">Skills <text:s/>Knowledge Book</text:span></text:p></draw:text-box></draw:frame></draw:g></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32"/>
        <text:h text:style-name="P30" text:outline-level="3">Magic Knowledge Book Interface</text:h>
        <text:p text:style-name="WW-Default"><draw:g text:anchor-type="char" draw:z-index="17" draw:style-name="gr10"><draw:g draw:style-name="gr3"><draw:custom-shape draw:style-name="gr2" draw:text-style-name="P26" svg:width="16.017cm" svg:height="11.651cm" svg:x="0.605cm" svg:y="0.369cm"><text:p/><draw:enhanced-geometry svg:viewBox="0 0 21600 21600" draw:type="rectangle" draw:enhanced-path="M 0 0 L 21600 0 21600 21600 0 21600 0 0 Z N"/></draw:custom-shape><draw:g draw:style-name="gr3"><draw:frame draw:style-name="gr6" draw:text-style-name="P27" svg:width="0.627cm" svg:height="0.981cm" draw:transform="rotate (-1.57079632679579) translate (16.621125cm 4.34093055555556cm)"><draw:text-box><text:p text:style-name="P27"><text:span text:style-name="T11">Water Magic</text:span></text:p></draw:text-box></draw:frame><draw:g draw:style-name="gr3"><draw:frame draw:style-name="gr6" draw:text-style-name="P27" svg:width="0.493cm" svg:height="0.144cm" draw:transform="rotate (-1.57079632679579) translate (16.22425cm 3.222625cm)"><draw:text-box><text:p text:style-name="P27"><text:span text:style-name="T11">1C</text:span></text:p></draw:text-box></draw:frame><draw:frame draw:style-name="gr6" draw:text-style-name="P27" svg:width="0.484cm" svg:height="0.144cm" draw:transform="rotate (-1.57079632679579) translate (16.22425cm 3.81352777777778cm)"><draw:text-box><text:p text:style-name="P27"><text:span text:style-name="T11">2C</text:span></text:p></draw:text-box></draw:frame><draw:frame draw:style-name="gr6" draw:text-style-name="P27" svg:width="0.484cm" svg:height="0.145cm" draw:transform="rotate (-1.57079632679579) translate (16.2260138888889cm 4.40619444444444cm)"><draw:text-box><text:p text:style-name="P27"><text:span text:style-name="T11">3C</text:span></text:p></draw:text-box></draw:frame><draw:frame draw:style-name="gr6" draw:text-style-name="P27" svg:width="0.484cm" svg:height="0.145cm" draw:transform="rotate (-1.57079632679579) translate (16.2260138888889cm 5.000625cm)"><draw:text-box><text:p text:style-name="P27"><text:span text:style-name="T11">4C</text:span></text:p></draw:text-box></draw:frame><draw:frame draw:style-name="gr6" draw:text-style-name="P27" svg:width="0.484cm" svg:height="0.144cm" draw:transform="rotate (-1.57079632679579) translate (16.22425cm 5.59152777777778cm)"><draw:text-box><text:p text:style-name="P27"><text:span text:style-name="T11">5C</text:span></text:p></draw:text-box></draw:frame></draw:g></draw:g><draw:g draw:style-name="gr3"><draw:g draw:style-name="gr3"><draw:frame draw:style-name="gr6" draw:text-style-name="P27" svg:width="0.505cm" svg:height="0.135cm" draw:transform="rotate (-1.57079632679579) translate (16.2207222222222cm 6.06954166666667cm)"><draw:text-box><text:p text:style-name="P27"><text:span text:style-name="T11">1C</text:span></text:p></draw:text-box></draw:frame><draw:frame draw:style-name="gr6" draw:text-style-name="P27" svg:width="0.505cm" svg:height="0.135cm" draw:transform="rotate (-1.57079632679579) translate (16.2207222222222cm 6.68161111111111cm)"><draw:text-box><text:p text:style-name="P27"><text:span text:style-name="T11">2C</text:span></text:p></draw:text-box></draw:frame><draw:frame draw:style-name="gr6" draw:text-style-name="P27" svg:width="0.505cm" svg:height="0.137cm" draw:transform="rotate (-1.57079632679579) translate (16.2224861111111cm 7.29720833333333cm)"><draw:text-box><text:p text:style-name="P27"><text:span text:style-name="T11">3C</text:span></text:p></draw:text-box></draw:frame><draw:frame draw:style-name="gr6" draw:text-style-name="P27" svg:width="0.505cm" svg:height="0.137cm" draw:transform="rotate (-1.57079632679579) translate (16.2224861111111cm 7.91809722222222cm)"><draw:text-box><text:p text:style-name="P27"><text:span text:style-name="T11">4C</text:span></text:p></draw:text-box></draw:frame><draw:frame draw:style-name="gr6" draw:text-style-name="P27" svg:width="0.505cm" svg:height="0.135cm" draw:transform="rotate (-1.57079632679579) translate (16.2207222222222cm 8.53722222222222cm)"><draw:text-box><text:p text:style-name="P27"><text:span text:style-name="T11">5C</text:span></text:p></draw:text-box></draw:frame></draw:g><draw:frame draw:style-name="gr6" draw:text-style-name="P27" svg:width="0.662cm" svg:height="0.981cm" draw:transform="rotate (-1.57079632679579) translate (16.621125cm 7.22488888888889cm)"><draw:text-box><text:p text:style-name="P27"><text:span text:style-name="T11">Earth Magic</text:span></text:p></draw:text-box></draw:frame></draw:g><draw:g draw:style-name="gr3"><draw:frame draw:style-name="gr6" draw:text-style-name="P27" svg:width="0.662cm" svg:height="0.981cm" draw:transform="rotate (-1.57079632679579) translate (16.621125cm 10.2358472222222cm)"><draw:text-box><text:p text:style-name="P27"><text:span text:style-name="T11">Air Magic</text:span></text:p></draw:text-box></draw:frame><draw:g draw:style-name="gr3"><draw:frame draw:style-name="gr6" draw:text-style-name="P27" svg:width="0.505cm" svg:height="0.135cm" draw:transform="rotate (-1.57079632679579) translate (16.2207222222222cm 9.04698611111111cm)"><draw:text-box><text:p text:style-name="P27"><text:span text:style-name="T11">1C</text:span></text:p></draw:text-box></draw:frame><draw:frame draw:style-name="gr6" draw:text-style-name="P27" svg:width="0.505cm" svg:height="0.135cm" draw:transform="rotate (-1.57079632679579) translate (16.2207222222222cm 9.66081944444444cm)"><draw:text-box><text:p text:style-name="P27"><text:span text:style-name="T11">2C</text:span></text:p></draw:text-box></draw:frame><draw:frame draw:style-name="gr6" draw:text-style-name="P27" svg:width="0.505cm" svg:height="0.137cm" draw:transform="rotate (-1.57079632679579) translate (16.2224861111111cm 10.2746527777778cm)"><draw:text-box><text:p text:style-name="P27"><text:span text:style-name="T11">3C</text:span></text:p></draw:text-box></draw:frame><draw:frame draw:style-name="gr6" draw:text-style-name="P27" svg:width="0.505cm" svg:height="0.137cm" draw:transform="rotate (-1.57079632679579) translate (16.2224861111111cm 10.8973055555556cm)"><draw:text-box><text:p text:style-name="P27"><text:span text:style-name="T11">4C</text:span></text:p></draw:text-box></draw:frame><draw:frame draw:style-name="gr6" draw:text-style-name="P27" svg:width="0.505cm" svg:height="0.135cm" draw:transform="rotate (-1.57079632679579) translate (16.2207222222222cm 11.5129027777778cm)"><draw:text-box><text:p text:style-name="P27"><text:span text:style-name="T11">5C</text:span></text:p></draw:text-box></draw:frame></draw:g></draw:g><draw:frame draw:style-name="gr6" draw:text-style-name="P27" svg:width="3.779cm" svg:height="0.429cm" svg:x="7.336cm" svg:y="0.367cm"><draw:text-box><text:p text:style-name="P27"><text:span text:style-name="T11">Magic <text:s/>Knowledge Book</text:span></text:p></draw:text-box></draw:frame><draw:g draw:style-name="gr3"><draw:frame draw:style-name="gr6" draw:text-style-name="P27" svg:width="0.481cm" svg:height="0.182cm" draw:transform="rotate (-1.57079632679579) translate (16.0725555555556cm 0.980722222222222cm)"><draw:text-box><text:p text:style-name="P27"><text:span text:style-name="T11">2C</text:span></text:p></draw:text-box></draw:frame><draw:frame draw:style-name="gr6" draw:text-style-name="P27" svg:width="0.481cm" svg:height="0.184cm" draw:transform="rotate (-1.57079632679579) translate (16.0743194444444cm 1.56456944444444cm)"><draw:text-box><text:p text:style-name="P27"><text:span text:style-name="T11">3C</text:span></text:p></draw:text-box></draw:frame><draw:frame draw:style-name="gr6" draw:text-style-name="P27" svg:width="0.481cm" svg:height="0.184cm" draw:transform="rotate (-1.57079632679579) translate (16.0743194444444cm 2.15723611111111cm)"><draw:text-box><text:p text:style-name="P27"><text:span text:style-name="T11">4C</text:span></text:p></draw:text-box></draw:frame><draw:frame draw:style-name="gr6" draw:text-style-name="P27" svg:width="0.481cm" svg:height="0.182cm" draw:transform="rotate (-1.57079632679579) translate (16.0725555555556cm 2.74108333333333cm)"><draw:text-box><text:p text:style-name="P27"><text:span text:style-name="T11">5C</text:span></text:p></draw:text-box></draw:frame><draw:frame draw:style-name="gr13" draw:text-style-name="P27" svg:width="0.537cm" svg:height="0.182cm" draw:transform="rotate (-1.57079632679579) translate (16.0460972222222cm 0.368652777777778cm)"><draw:text-box><text:p text:style-name="P27"><text:span text:style-name="T11">1C</text:span></text:p></draw:text-box></draw:frame><draw:frame draw:style-name="gr6" draw:text-style-name="P27" svg:width="0.652cm" svg:height="1.031cm" draw:transform="rotate (-1.57079632679579) translate (16.621125cm 1.50106944444444cm)"><draw:text-box><text:p text:style-name="P27"><text:span text:style-name="T11">Fire Magic</text:span></text:p></draw:text-box></draw:frame></draw:g></draw:g><draw:g draw:style-name="gr3"><draw:frame draw:style-name="gr4" draw:text-style-name="P27" svg:width="1.253cm" svg:height="0.743cm" svg:x="2.755cm" svg:y="2.468cm"><draw:text-box><text:p text:style-name="P27"><text:span text:style-name="T8">Spell 1 Icon</text:span></text:p></draw:text-box></draw:frame><draw:g draw:style-name="gr3"><draw:g draw:style-name="gr3"><draw:custom-shape draw:style-name="gr11" draw:text-style-name="P26" svg:width="2.788cm" svg:height="0.909cm" svg:x="4.53cm" svg:y="1.274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7" svg:width="1.962cm" svg:height="0.641cm" svg:x="4.942cm" svg:y="1.406cm"><draw:text-box><text:p text:style-name="P27"><text:span text:style-name="T11">Description</text:span></text:p></draw:text-box></draw:frame></draw:g><draw:frame draw:style-name="gr8" draw:text-style-name="P27" svg:width="1.253cm" svg:height="0.712cm" svg:x="4.09cm" svg:y="2.309cm"><draw:text-box><text:p text:style-name="P27"><text:span text:style-name="T12">Mouse-Over</text:span></text:p></draw:text-box></draw:frame></draw:g><draw:g draw:style-name="gr3"><draw:custom-shape draw:style-name="gr2" draw:text-style-name="P26" svg:width="2.405cm" svg:height="0.101cm" svg:x="2.39cm" svg:y="3.359cm"><text:p/><draw:enhanced-geometry svg:viewBox="0 0 21600 21600" draw:type="rectangle" draw:enhanced-path="M 0 0 L 21600 0 21600 21600 0 21600 0 0 Z N"/></draw:custom-shape><draw:custom-shape draw:style-name="gr14" draw:text-style-name="P26" svg:width="0.768cm" svg:height="0.101cm" svg:x="2.39cm" svg:y="3.359cm"><text:p/><draw:enhanced-geometry svg:viewBox="0 0 21600 21600" draw:type="rectangle" draw:enhanced-path="M 0 0 L 21600 0 21600 21600 0 21600 0 0 Z N"/></draw:custom-shape></draw:g><draw:frame draw:style-name="gr8" draw:text-style-name="P27" svg:width="1.897cm" svg:height="0.279cm" svg:x="2.614cm" svg:y="3.544cm"><draw:text-box><text:p text:style-name="P27"><text:span text:style-name="T12">Masterisation Bar</text:span></text:p></draw:text-box></draw:frame></draw:g><draw:g draw:style-name="gr3"><draw:g draw:style-name="gr3"><draw:frame draw:style-name="gr4" draw:text-style-name="P27" svg:width="1.253cm" svg:height="0.743cm" svg:x="9.947cm" svg:y="2.588cm"><draw:text-box><text:p text:style-name="P27"><text:span text:style-name="T8">Spell 2 Icon</text:span></text:p></draw:text-box></draw:frame><draw:g draw:style-name="gr3"><draw:g draw:style-name="gr3"><draw:custom-shape draw:style-name="gr11" draw:text-style-name="P26" svg:width="2.788cm" svg:height="0.909cm" svg:x="11.841cm" svg:y="1.436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7" svg:width="1.962cm" svg:height="0.641cm" svg:x="12.254cm" svg:y="1.568cm"><draw:text-box><text:p text:style-name="P27"><text:span text:style-name="T11">Description</text:span></text:p></draw:text-box></draw:frame></draw:g><draw:frame draw:style-name="gr8" draw:text-style-name="P27" svg:width="1.253cm" svg:height="0.338cm" svg:x="11.402cm" svg:y="2.471cm"><draw:text-box><text:p text:style-name="P27"><text:span text:style-name="T12">Mouse-Over</text:span></text:p></draw:text-box></draw:frame></draw:g></draw:g><draw:g draw:style-name="gr3"><draw:custom-shape draw:style-name="gr2" draw:text-style-name="P26" svg:width="2.405cm" svg:height="0.101cm" svg:x="10.045cm" svg:y="3.643cm"><text:p/><draw:enhanced-geometry svg:viewBox="0 0 21600 21600" draw:type="rectangle" draw:enhanced-path="M 0 0 L 21600 0 21600 21600 0 21600 0 0 Z N"/></draw:custom-shape><draw:custom-shape draw:style-name="gr14" draw:text-style-name="P26" svg:width="0.768cm" svg:height="0.101cm" svg:x="10.045cm" svg:y="3.643cm"><text:p/><draw:enhanced-geometry svg:viewBox="0 0 21600 21600" draw:type="rectangle" draw:enhanced-path="M 0 0 L 21600 0 21600 21600 0 21600 0 0 Z N"/></draw:custom-shape></draw:g><draw:frame draw:style-name="gr8" draw:text-style-name="P27" svg:width="1.897cm" svg:height="0.279cm" svg:x="10.188cm" svg:y="3.826cm"><draw:text-box><text:p text:style-name="P27"><text:span text:style-name="T12">Masterisation Bar</text:span></text:p></draw:text-box></draw:frame></draw:g><draw:g draw:style-name="gr3"><draw:g draw:style-name="gr3"><draw:frame draw:style-name="gr4" draw:text-style-name="P27" svg:width="1.253cm" svg:height="0.743cm" svg:x="6.675cm" svg:y="5.673cm"><draw:text-box><text:p text:style-name="P27"><text:span text:style-name="T8">Spell 3 Icon</text:span></text:p></draw:text-box></draw:frame><draw:g draw:style-name="gr3"><draw:g draw:style-name="gr3"><draw:custom-shape draw:style-name="gr11" draw:text-style-name="P26" svg:width="2.788cm" svg:height="0.909cm" svg:x="8.592cm" svg:y="4.586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7" svg:width="1.962cm" svg:height="0.641cm" svg:x="9.005cm" svg:y="4.719cm"><draw:text-box><text:p text:style-name="P27"><text:span text:style-name="T11">Description</text:span></text:p></draw:text-box></draw:frame></draw:g><draw:frame draw:style-name="gr8" draw:text-style-name="P27" svg:width="1.253cm" svg:height="0.338cm" svg:x="8.153cm" svg:y="5.622cm"><draw:text-box><text:p text:style-name="P27"><text:span text:style-name="T12">Mouse-Over</text:span></text:p></draw:text-box></draw:frame></draw:g></draw:g><draw:g draw:style-name="gr3"><draw:custom-shape draw:style-name="gr2" draw:text-style-name="P26" svg:width="2.405cm" svg:height="0.101cm" svg:x="6.389cm" svg:y="6.671cm"><text:p/><draw:enhanced-geometry svg:viewBox="0 0 21600 21600" draw:type="rectangle" draw:enhanced-path="M 0 0 L 21600 0 21600 21600 0 21600 0 0 Z N"/></draw:custom-shape><draw:custom-shape draw:style-name="gr14" draw:text-style-name="P26" svg:width="0.768cm" svg:height="0.101cm" svg:x="6.389cm" svg:y="6.671cm"><text:p/><draw:enhanced-geometry svg:viewBox="0 0 21600 21600" draw:type="rectangle" draw:enhanced-path="M 0 0 L 21600 0 21600 21600 0 21600 0 0 Z N"/></draw:custom-shape></draw:g><draw:frame draw:style-name="gr8" draw:text-style-name="P27" svg:width="1.897cm" svg:height="0.279cm" svg:x="6.553cm" svg:y="6.876cm"><draw:text-box><text:p text:style-name="P27"><text:span text:style-name="T12">Masterisation Bar</text:span></text:p></draw:text-box></draw:frame></draw:g><draw:g draw:style-name="gr3"><draw:g draw:style-name="gr3"><draw:frame draw:style-name="gr4" draw:text-style-name="P27" svg:width="1.253cm" svg:height="0.743cm" svg:x="9.887cm" svg:y="8.791cm"><draw:text-box><text:p text:style-name="P27"><text:span text:style-name="T8">Spell 5 Icon</text:span></text:p></draw:text-box></draw:frame><draw:g draw:style-name="gr3"><draw:g draw:style-name="gr3"><draw:custom-shape draw:style-name="gr11" draw:text-style-name="P26" svg:width="2.788cm" svg:height="0.909cm" svg:x="11.783cm" svg:y="7.657cm"><text:p/><draw:enhanced-geometry svg:viewBox="0 0 21600 21600" draw:glue-points="10800 0 3160 3160 0 10800 3160 18440 10800 21600 18440 18440 21600 10800 18440 3160 ?f14 ?f15" draw:text-areas="3200 3200 18400 18400" draw:type="round-callout" draw:modifiers="-5464 374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7" svg:width="1.962cm" svg:height="0.641cm" svg:x="12.196cm" svg:y="7.789cm"><draw:text-box><text:p text:style-name="P27"><text:span text:style-name="T11">Description</text:span></text:p></draw:text-box></draw:frame></draw:g><draw:frame draw:style-name="gr8" draw:text-style-name="P27" svg:width="1.253cm" svg:height="0.338cm" svg:x="11.344cm" svg:y="8.693cm"><draw:text-box><text:p text:style-name="P27"><text:span text:style-name="T12">Mouse-Over</text:span></text:p></draw:text-box></draw:frame></draw:g></draw:g><draw:g draw:style-name="gr3"><draw:custom-shape draw:style-name="gr2" draw:text-style-name="P26" svg:width="2.405cm" svg:height="0.101cm" svg:x="9.804cm" svg:y="9.703cm"><text:p/><draw:enhanced-geometry svg:viewBox="0 0 21600 21600" draw:type="rectangle" draw:enhanced-path="M 0 0 L 21600 0 21600 21600 0 21600 0 0 Z N"/></draw:custom-shape><draw:custom-shape draw:style-name="gr14" draw:text-style-name="P26" svg:width="0.768cm" svg:height="0.101cm" svg:x="9.804cm" svg:y="9.703cm"><text:p/><draw:enhanced-geometry svg:viewBox="0 0 21600 21600" draw:type="rectangle" draw:enhanced-path="M 0 0 L 21600 0 21600 21600 0 21600 0 0 Z N"/></draw:custom-shape></draw:g><draw:frame draw:style-name="gr8" draw:text-style-name="P27" svg:width="1.897cm" svg:height="0.279cm" svg:x="9.966cm" svg:y="9.947cm"><draw:text-box><text:p text:style-name="P27"><text:span text:style-name="T12">Masterisation Bar</text:span></text:p></draw:text-box></draw:frame></draw:g><draw:g draw:style-name="gr3"><draw:g draw:style-name="gr3"><draw:frame draw:style-name="gr4" draw:text-style-name="P27" svg:width="1.253cm" svg:height="0.743cm" svg:x="5.258cm" svg:y="8.925cm"><draw:text-box><text:p text:style-name="P27"><text:span text:style-name="T8">Spell 4 Icon</text:span></text:p></draw:text-box></draw:frame><draw:g draw:style-name="gr3"><draw:g draw:style-name="gr3"><draw:custom-shape draw:style-name="gr11" draw:text-style-name="P26" svg:width="2.788cm" svg:height="0.909cm" svg:x="1.483cm" svg:y="9.94cm"><text:p/><draw:enhanced-geometry svg:viewBox="0 0 21600 21600" draw:glue-points="10800 0 3160 3160 0 10800 3160 18440 10800 21600 18440 18440 21600 10800 18440 3160 ?f14 ?f15" draw:text-areas="3200 3200 18400 18400" draw:type="round-callout" draw:modifiers="29565 -1193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gr12" draw:text-style-name="P27" svg:width="1.962cm" svg:height="0.641cm" svg:x="1.896cm" svg:y="10.072cm"><draw:text-box><text:p text:style-name="P27"><text:span text:style-name="T11">Description</text:span></text:p></draw:text-box></draw:frame></draw:g><draw:frame draw:style-name="gr8" draw:text-style-name="P27" svg:width="1.253cm" svg:height="0.338cm" svg:x="3.81cm" svg:y="9.601cm"><draw:text-box><text:p text:style-name="P27"><text:span text:style-name="T12">Mouse-Over</text:span></text:p></draw:text-box></draw:frame></draw:g></draw:g><draw:g draw:style-name="gr3"><draw:custom-shape draw:style-name="gr2" draw:text-style-name="P26" svg:width="2.405cm" svg:height="0.101cm" svg:x="5.117cm" svg:y="9.94cm"><text:p/><draw:enhanced-geometry svg:viewBox="0 0 21600 21600" draw:type="rectangle" draw:enhanced-path="M 0 0 L 21600 0 21600 21600 0 21600 0 0 Z N"/></draw:custom-shape><draw:custom-shape draw:style-name="gr14" draw:text-style-name="P26" svg:width="0.768cm" svg:height="0.101cm" svg:x="5.117cm" svg:y="9.94cm"><text:p/><draw:enhanced-geometry svg:viewBox="0 0 21600 21600" draw:type="rectangle" draw:enhanced-path="M 0 0 L 21600 0 21600 21600 0 21600 0 0 Z N"/></draw:custom-shape></draw:g><draw:frame draw:style-name="gr8" draw:text-style-name="P27" svg:width="1.897cm" svg:height="0.279cm" svg:x="5.36cm" svg:y="10.128cm"><draw:text-box><text:p text:style-name="P27"><text:span text:style-name="T12">Masterisation Bar</text:span></text:p></draw:text-box></draw:frame></draw:g></draw:g></text:p>
        <text:h text:style-name="P3" text:outline-level="1">Non Players characters</text:h>
        <text:h text:style-name="P12" text:outline-level="2">Overview</text:h>
        <text:p text:style-name="P8">There are two type of NPC: monsters type and "Intelligent" NPC.</text:p>
        <text:p text:style-name="P8"/>
        <text:p text:style-name="P8">Like with PC, "Intelligent" NPC evolve has the time pass. They getting older and have children (or not) with others NPC and even with PC. "Intelligent" NPC represent the population off the world and are played by the A.I. There are as many types of NPC as PC type. You can encounter merchant, cartographer, robber and many more during the game play.</text:p>
        <text:p text:style-name="P8"/>
        <text:p text:style-name="P8">Monsters known a certain evolution too but they have theirs own nature. There are many types of monsters which all have their characteristics. Some hunt alone, others live in tribes,...</text:p>
        <text:h text:style-name="P12" text:outline-level="2">Intelligent NPC</text:h>
        <text:p text:style-name="P8">They represents living people. They all have theirs own life exactly like PC have theirs.</text:p>
        <text:p text:style-name="P8">A merchant will only sell during a define period of time and sometimes if something happen to him, he wont sell anything.</text:p>
        <text:p text:style-name="P8">If you sell something usable to the NPC and if he found an interest in using it, you can be sure he will use it.</text:p>
        <text:p text:style-name="P8">Robbers will try to steal stuff from PC and PC as well.</text:p>
        <text:p text:style-name="P8">They are all managed by and advanced A.I. And if some quests have scripted elements, the A.I. will handle the rest by itself to give the player a realistic life experience.</text:p>
        <text:h text:style-name="P12" text:outline-level="2">Monsters</text:h>
        <text:p text:style-name="P8">Monsters represent every NPC that is generally hostile to the player.</text:p>
        <text:p text:style-name="P8">They live inside define area but sometimes move to others. Many species of monster have yet to be discovered in the unknown part of the world.</text:p>
        <text:p text:style-name="P8"/>
        <text:p text:style-name="P8">Some type of monsters will be playable by people who want to try the game without creating a character. They will be "demo" monsters and will allow people to experiment the game before playing it. It will give them the opportunity two discover the game before register it and so they'll know if they want to play it or no. Even so for real PC, it will be very fun so see monsters played by human attacking theirs villages just for the fun and will give a completely new experience to gamers.</text:p>
        <text:p text:style-name="P8"/>
        <text:p text:style-name="P8">Characteristics :</text:p>
        <text:p text:style-name="P33">&lt;MONSTER&gt;</text:p>
        <text:p text:style-name="P33"><text:tab/>&lt;name of monster&gt;&lt;/name of monster&gt;</text:p>
        <text:p text:style-name="P33"><text:tab/>&lt;hit point of monster&gt;&lt;/hit point of monster&gt;</text:p>
        <text:p text:style-name="P33"><text:tab/>&lt;mana point&gt;&lt;/mana point&gt;</text:p>
        <text:p text:style-name="P33"><text:tab/>&lt;fire resistance of monster&gt;&lt;/fire resistance of monster&gt;</text:p>
        <text:p text:style-name="P33"><text:tab/>&lt;water resistance of monster&gt;&lt;/water resistance of monster&gt;</text:p>
        <text:p text:style-name="P33"><text:tab/>&lt;earth resistance of monster&gt;&lt;/earth resistance of monster&gt;</text:p>
        <text:p text:style-name="P33"><text:tab/>&lt;air resistance of monster&gt;&lt;/air resistance of monster&gt;</text:p>
        <text:p text:style-name="P33"><text:tab/>&lt;damage type&gt;&lt;/damage type&gt;</text:p>
        <text:p text:style-name="P33"><text:tab/>&lt;damage inflicted by monster&gt;&lt;/damage inflicted by monster&gt;</text:p>
        <text:p text:style-name="P33"><text:tab/>&lt;special attack&gt;</text:p>
        <text:p text:style-name="P33"><text:tab/><text:tab/>&lt;special attack type&gt;&lt;/special attack type&gt;</text:p>
        <text:p text:style-name="P33"><text:tab/><text:tab/>&lt;special attack strength&gt;&lt;/special attack strength&gt;</text:p>
        <text:p text:style-name="P33"><text:tab/><text:tab/>&lt;special attack damage&gt;&lt;/special attack damage&gt;</text:p>
        <text:p text:style-name="P33"><text:tab/><text:tab/>&lt;special attack damage frequency&gt;&lt;/special attack damage frequency&gt;</text:p>
        <text:p text:style-name="P33"><text:tab/><text:tab/>&lt;special attack damage duration&gt;&lt;/special attack damage duration&gt;</text:p>
        <text:p text:style-name="P33"><text:tab/>&lt;/special attack&gt;</text:p>
        <text:p text:style-name="P33"><text:tab/>&lt;experience gained when killed&gt;&lt;/experience gained when killed&gt;</text:p>
        <text:p text:style-name="P33"/>
        <text:p text:style-name="P33"/>
        <text:p text:style-name="P33"><text:tab/>&lt;equipment&gt;</text:p>
        <text:p text:style-name="P33"><text:tab/><text:tab/>&lt;item name&gt;&lt;/item name&gt;</text:p>
        <text:p text:style-name="P33"><text:tab/><text:tab/>&lt;item bmp&gt;&lt;/item bmp&gt;</text:p>
        <text:p text:style-name="P33"><text:tab/><text:tab/>&lt;condition to get&gt;&lt;/condition to get&gt;</text:p>
        <text:p text:style-name="P33"><text:tab/><text:tab/>&lt;disappearance time&gt;&lt;/disappearance time&gt;</text:p>
        <text:p text:style-name="P33"><text:tab/>&lt;/equipment&gt;</text:p>
        <text:p text:style-name="P33">&lt;/MONSTER&gt;</text:p>
        <text:p text:style-name="P33"/>
        <text:p text:style-name="P33"/>
        <text:p text:style-name="WW-Default"><text:span text:style-name="T13">Special attack</text:span> append when the monster have a chance to inflict disease or poison attack. In this case.</text:p>
        <text:p text:style-name="WW-Default"><text:span text:style-name="T4">In this case the </text:span><text:span text:style-name="T13">special attack strength</text:span><text:span text:style-name="T4"> indicate how strong the attack is. This value is used in coordination with the Constitution attribute of the attacked PC to calculate if the special attack was successful.</text:span></text:p>
        <text:p text:style-name="WW-Default"><text:span text:style-name="T4">In case of a successful attack, the <text:s/></text:span><text:span text:style-name="T13">special attack damage</text:span><text:span text:style-name="T4"> value represents how much damage is inflicted. The <text:s/></text:span><text:span text:style-name="T13">special attack damage frequency</text:span><text:span text:style-name="T14"> </text:span><text:span text:style-name="T4">represents the time interval between two damage. Finally the</text:span><text:span text:style-name="T14"> </text:span><text:span text:style-name="T13">special attack damage duration</text:span><text:span text:style-name="T14"> </text:span><text:span text:style-name="T4">represents how muck the attack stay active (can even be permanent in case of some disease and curse).</text:span></text:p>
        <text:p text:style-name="P34"/>
        <text:p text:style-name="WW-Default"><text:span text:style-name="T13">Special attack</text:span><text:span text:style-name="T4"> can also be magic based and can even be a combination of magic and disease poison. But in this case of magic attack, </text:span><text:span text:style-name="T13">special attack strength</text:span><text:span text:style-name="T4"> value is compare to the relative magic resistance <text:s/>value of the attacked PC and not to the Constitution attribute (see PC/magic resistance section).</text:span></text:p>
        <text:p text:style-name="P8"/>
        <text:p text:style-name="P23">Formula:</text:p>
        <text:p text:style-name="P8">Chance to successful special attack % = <text:s/>special attack strength – relative special attack resistance</text:p>
        <text:h text:style-name="P35" text:outline-level="1"/>
        <text:h text:style-name="P3" text:outline-level="1">Death</text:h>
        <text:h text:style-name="P21" text:outline-level="2">Overview</text:h>
        <text:p text:style-name="WW-Default">When PC, NPC or monster died they can died from two different manners : normal death, like age or disease, or during a fight. After they are dead there corpse and there possessions remains available to others. This section will describe death rules in both death cases.</text:p>
        <text:h text:style-name="P21" text:outline-level="2">Normal Death</text:h>
        <text:p text:style-name="WW-Default">Normal death happened when a character is getting old, after disease and for any case that is not linked to a fight.</text:p>
        <text:p text:style-name="WW-Default">In case of normal death, all his possessions are transmitted to his family or will designated people. It's the same for the corpse of death.</text:p>
        <text:p text:style-name="WW-Default"/>
        <text:h text:style-name="P21" text:outline-level="2">Death After Fight</text:h>
        <text:p text:style-name="WW-Default">When a character or a monster died during a fight his possessions are transmitted to family or will designated PC exactly as in normal death case.</text:p>
        <text:p text:style-name="WW-Default"/>
        <text:p text:style-name="WW-Default">As opposite, his corpse his own by his killers following certain rules:</text:p>
        <text:list text:style-name="WW8Num3">
          <text:list-item>
            <text:p text:style-name="P36">As in all fights, all 'single' fighters are considered as a party with only one member.</text:p>
          </text:list-item>
        </text:list>
        <text:p text:style-name="P19"/>
        <text:list text:style-name="WW8Num9">
          <text:list-item>
            <text:p text:style-name="P37">If only one party inflicted all damage, the corpse is own by the party for 5 minutes and can only been taken by party members. After this time, remaining possessions are considered as equipment and can be taken by everyone.</text:p>
          </text:list-item>
        </text:list>
        <text:p text:style-name="P19"/>
        <text:list text:style-name="WW8Num10">
          <text:list-item>
            <text:p text:style-name="P38">If between 2 and 10 parties fought the same creature, in order to pretend to the corpse share, the party must have deal more than 15% damage of HP creature during the fight.</text:p>
          </text:list-item>
        </text:list>
        <text:p text:style-name="P39">If between 10 and 20 parties fought the same creature, in order to pretend to the corpse share, the party must have deal more than 7% damage of HP creature during the fight.</text:p>
        <text:p text:style-name="P39">If more than 20 parties fought the same creature, every party can pretend to the corpse share without worrying about inflicted damage to the creature.</text:p>
        <text:p text:style-name="P39"/>
        <text:p text:style-name="P8">After death, equipments that is not taken by fighting parties remains on place until someone take it or until they disappear become old, unusable or anything else. (See equipment section for more info.)</text:p>
        <text:p text:style-name="WW-Default"/>
        <text:h text:style-name="P21" text:outline-level="2">Duel</text:h>
        <text:p text:style-name="WW-Default">Sometimes fight doesn't not generate death of any fighters, it's duel fights.</text:p>
        <text:p text:style-name="WW-Default">Duel fights are a special mode of fight which let fighters with 1HP in place of death. Like that you can have fight in arena, rob people with killing them or give someone a punishment without killing him.</text:p>
        <text:p text:style-name="WW-Default">Everything is exactly the same as in a real fight but players decide not to kill others and so let them with only 1HP.</text:p>
        <text:p text:style-name="WW-Default">After this fight losers characters stay on the ground for a couple of seconds where winners can take a part or the totality of there equip equipments but nothing from theirs inventory or others possessions.</text:p>
        <text:p text:style-name="WW-Default">When losers have recovered they need to heal themselves by sleeping, drinking a potion or magically or else they will stay with only 1HP and can be killed by anything even a lost arrow.</text:p>
        <text:h text:style-name="P3" text:outline-level="1">Weapons</text:h>
        <text:h text:style-name="P12" text:outline-level="2">Overview</text:h>
        <text:p text:style-name="P8">They are many types of weapons it the game. They can be divided in two categories: melee weapon and distant weapons. Both of them will be usable by every players in function of theirs attribute and aptitude.</text:p>
        <text:p text:style-name="P8"/>
        <text:p text:style-name="P8">They have different characteristics: </text:p>
        <text:p text:style-name="P33">&lt;WEAPON&gt;</text:p>
        <text:p text:style-name="P33"><text:tab/>&lt;aspect file&gt;&lt;/aspect file&gt;</text:p>
        <text:p text:style-name="P33"><text:tab/>&lt;name&gt;&lt;/name&gt;</text:p>
        <text:p text:style-name="P33"><text:tab/>&lt;family&gt;&lt;/family&gt;</text:p>
        <text:p text:style-name="P33"><text:tab/>&lt;damage inflicted /cm²&gt;&lt;/damage inflicted /cm²&gt;</text:p>
        <text:p text:style-name="P33"><text:tab/>&lt;hit distance&gt;&lt;/hit distance&gt;</text:p>
        <text:p text:style-name="P33"><text:tab/>&lt;enchantable power&gt;&lt;/enchantable power&gt;</text:p>
        <text:p text:style-name="P33"><text:tab/>&lt;magic attributes&gt;&lt;/magic attributes&gt;</text:p>
        <text:p text:style-name="P33"><text:tab/>&lt;local weapon masterisation&gt;&lt;/local weapon masterisation&gt;</text:p>
        <text:p text:style-name="P33"><text:tab/>&lt;special attack&gt;</text:p>
        <text:p text:style-name="P33"><text:tab/><text:tab/>&lt;special attack type&gt;&lt;/special attack type&gt;</text:p>
        <text:p text:style-name="P33"><text:tab/><text:tab/>&lt;special attack strength&gt;&lt;/special attack strength&gt;</text:p>
        <text:p text:style-name="P33"><text:tab/><text:tab/>&lt;special attack damage&gt;&lt;/special attack damage&gt;</text:p>
        <text:p text:style-name="P33"><text:tab/><text:tab/>&lt;special attack damage frequency&gt;&lt;/special attack damage frequency&gt;</text:p>
        <text:p text:style-name="P33"><text:tab/><text:tab/>&lt;special attack damage duration&gt;&lt;/special attack damage duration&gt;</text:p>
        <text:p text:style-name="P33"><text:tab/>&lt;/special attack&gt;</text:p>
        <text:p text:style-name="P33"><text:tab/>&lt;type = set&gt;</text:p>
        <text:p text:style-name="P33"><text:tab/><text:tab/>&lt;set name&gt;&lt;/set name&gt;</text:p>
        <text:p text:style-name="P33"><text:tab/><text:tab/>&lt;set masterisation&gt;&lt;/set masterisation&gt;</text:p>
        <text:p text:style-name="P33"><text:tab/>&lt;/type =set&gt;</text:p>
        <text:p text:style-name="P33"><text:tab/>&lt;type = unique&gt;</text:p>
        <text:p text:style-name="P33"><text:tab/><text:tab/>&lt;affinity&gt;&lt;/affinity&gt;</text:p>
        <text:p text:style-name="P33"><text:tab/>&lt;/type = unique&gt;</text:p>
        <text:p text:style-name="P33"><text:tab/>&lt;needs to equip&gt;&lt;/needs to equip&gt;</text:p>
        <text:p text:style-name="P33"><text:tab/>&lt;critical multiplier&gt;&lt;/critical multiplier&gt;</text:p>
        <text:p text:style-name="P33">&lt;/WEAPON&gt;</text:p>
        <text:p text:style-name="P8"/>
        <text:p text:style-name="P8">Real damage inflicted by weapons will depends of the attributes and skills of the PC. Some perks will have an influence two.</text:p>
        <text:p text:style-name="P8"/>
        <text:p text:style-name="P8">The way to used them and theirs efficiency will be attributes and will based as well. A master in one handed will use a short sword with much more efficiency than an novice one handed with a better one handed weapon even if this novice has the strength to wield the better weapon.</text:p>
        <text:p text:style-name="P8"/>
        <text:p text:style-name="P8">Weapons families are : 1h sword, 2h sword, 1h chop, 2h chop, 1h blunt weapons, 2h blunt weapons, sticks, polearms, bow, throw weapon, crossbow</text:p>
        <text:p text:style-name="P8"/>
        <text:p text:style-name="P8">Weapons have all a critical hit multiplier that will be used in case of critical hit (see skills section).</text:p>
        <text:p text:style-name="P8"/>
        <text:p text:style-name="P8">Some weapon have special attack : poison, disease or magical based that inflict damage over a period of time (see Non Players characters/Monster section).</text:p>
        <text:p text:style-name="P8"/>
        <text:p text:style-name="P8">All weapons have an equal time draw and to draw back of <text:span text:style-name="T3">1s</text:span></text:p>
        <text:p text:style-name="P8"/>
        <text:p text:style-name="P8">Weapons can be enchant in various ways (see item/enchant section).</text:p>
        <text:p text:style-name="P10"/>
        <text:h text:style-name="P12" text:outline-level="2">Melee Weapons</text:h>
        <text:p text:style-name="P8">Melee weapons are used by close combat fighters. </text:p>
        <text:p text:style-name="P8"/>
        <text:p text:style-name="P8">Melee weapon can be divided into 2 categories: one handed and two handed.</text:p>
        <text:p text:style-name="P8"/>
        <text:p text:style-name="P8">There main attributes is the Strength. One point in Strength will generate one point of damage.</text:p>
        <text:p text:style-name="P8"/>
        <text:p text:style-name="P8">The damage inflicted by this type of weapons is linked to weapons damage characteristics, strength of the player and some perks which can boost the use of various weapons. </text:p>
        <text:p text:style-name="P8"/>
        <text:p text:style-name="P8">Chance to make a critical hit depends of the value of the skills of the user (see skill section).</text:p>
        <text:p text:style-name="P8"/>
        <text:p text:style-name="P8">Melee Weapons can also be used to block attacked. </text:p>
        <text:p text:style-name="P8"/>
        <text:p text:style-name="P10">Attrition rate</text:p>
        <text:p text:style-name="P8"/>
        <text:p text:style-name="P23">Formula</text:p>
        <text:p text:style-name="P8">Weapon Damage = Weapon Damage Inflicted /cm² *attrition rate*hit surface</text:p>
        <text:p text:style-name="P8"><text:tab/> <text:s text:c="9"/>+ Weapon Damage Inflicted /cm² * Global Masterisation</text:p>
        <text:p text:style-name="P8"><text:tab/> <text:s text:c="9"/>+ Weapon Damage Inflicted /cm² * Local Weapon Masterisation</text:p>
        <text:p text:style-name="P8"/>
        <text:p text:style-name="P8">Strength Damage = STR Value</text:p>
        <text:p text:style-name="P8"/>
        <text:p text:style-name="P8">Normal Damage = STR Damage + Weapon Damage + Perks modifications + magic’s modifications</text:p>
        <text:p text:style-name="P8"/>
        <text:p text:style-name="P8">Normal Damage when blocked (by shields or weapons) = STR Damage + Perks modifications + magic’s modifications</text:p>
        <text:p text:style-name="P8"/>
        <text:p text:style-name="P8">Critical Damage = (1+Skill value/100) * Weapon Critical Multiplier * Normal Damage</text:p>
        <text:p text:style-name="P8"/>
        <text:h text:style-name="P12" text:outline-level="2">Distant Weapons</text:h>
        <text:p text:style-name="P8">Distant weapons are represented by bow, crossbow and throw weapons. They are used by ranged fighters.</text:p>
        <text:p text:style-name="P8"/>
        <text:p text:style-name="P8">There main attribute is the Strength. One point in Strength will generate one point of damage.</text:p>
        <text:p text:style-name="P8"/>
        <text:p text:style-name="P8">The damage inflicted by this type of weapons is linked to weapons damage characteristics, strength of the player and some perks which can boost the use of various weapons. </text:p>
        <text:p text:style-name="P8"/>
        <text:p text:style-name="P8">Chance to make a critical hit depends of the value of the skills of the user (see skill section). </text:p>
        <text:p text:style-name="P8"/>
        <text:p text:style-name="P8">For distant weapons the archer capacity is based on his skill and the theoric hit distance of his weapon. When the PC is in fight mode, his aiming precision is represented by arm's movements. These movements are inside a circle of amplitude centered on the desired target, circle's diameter depending on the PC dexterity and the weapon hit distance. Biggest circle means worst aim and smaller circle, better aim.</text:p>
        <text:p text:style-name="P8"/>
        <text:p text:style-name="P8">In addition to equip time, Bow and crossbow have a charge time.</text:p>
        <text:p text:style-name="P8">Bow charge time is <text:span text:style-name="T3">1s</text:span> which represents the time the player need to take this arrow, notch it on the bow and the bandage time.</text:p>
        <text:p text:style-name="P8">Crossbow charge time is 1.3s which represents the time the player need to take the quarrel, introduce it and the armed time.</text:p>
        <text:p text:style-name="P8"/>
        <text:p text:style-name="P10">Attrition rate</text:p>
        <text:p text:style-name="P8"/>
        <text:p text:style-name="P23">Formula</text:p>
        <text:p text:style-name="P23"/>
        <text:p text:style-name="P8">Weapon Damage = Weapon Damage Inflicted /cm² *attrition rate</text:p>
        <text:p text:style-name="P8"><text:tab/> <text:s text:c="9"/>+ Weapon Damage Inflicted /cm² * Global Masterisation</text:p>
        <text:p text:style-name="P8"><text:tab/> <text:s text:c="9"/>+ Weapon Damage Inflicted /cm² * Local Weapon Masterisation</text:p>
        <text:p text:style-name="P8"/>
        <text:p text:style-name="P8">Strength Damage = STR Value</text:p>
        <text:p text:style-name="P8"/>
        <text:p text:style-name="P8">Normal Damage = STR Damage + Weapon Damage + Perks modifications + magic’s modifications</text:p>
        <text:p text:style-name="P8"/>
        <text:p text:style-name="P8">Normal Damage when blocked by shields = 0</text:p>
        <text:p text:style-name="P8"/>
        <text:p text:style-name="P8">Critical Damage = (1+Skill value/100) * Weapon Critical Multiplier * Normal Damage</text:p>
        <text:p text:style-name="P8"/>
        <text:p text:style-name="WW-Default"><text:span text:style-name="T4">Circle of aiming diameter (mm) = </text:span><draw:frame draw:style-name="fr1" draw:name="Object1" text:anchor-type="as-char" svg:width="7.082cm" svg:height="1.411cm" draw:z-index="0"><draw:object-ole xlink:href="./Object 1" xlink:type="simple" xlink:show="embed" xlink:actuate="onLoad"/><draw:image xlink:href="./ObjectReplacements/Object 1" xlink:type="simple" xlink:show="embed" xlink:actuate="onLoad"/></draw:frame></text:p>
        <text:p text:style-name="P8"><text:s/></text:p>
        <text:p text:style-name="P10"/>
        <text:p text:style-name="P8"/>
        <text:p text:style-name="P10"/>
        <text:h text:style-name="P3" text:outline-level="1">Armors</text:h>
        <text:h text:style-name="P40" text:outline-level="2">Overview</text:h>
        <text:p text:style-name="P8">Armors are weapons opposite. They are here to prevent inflicted damage to the wearer of the armor,</text:p>
        <text:p text:style-name="P8">They can be separate into two main categories body armors and shields. Body Armors are design to absorb damage inflicted by melee and distant weapon. Shields are design to absorb part of the damage and block attacked.</text:p>
        <text:p text:style-name="P8"/>
        <text:p text:style-name="P8">Like weapons, armors can also be enchant (see item/enchant section).</text:p>
        <text:p text:style-name="P8"/>
        <text:h text:style-name="P40" text:outline-level="2">Body Armors</text:h>
        <text:p text:style-name="P8">Body armor is divided into 6 parts that cover the whole body. These parts are feet, lower legs, upper legs, belt, torso, arms, and hands. The combinations of all these parts form the armor the player.</text:p>
        <text:p text:style-name="P8"/>
        <text:p text:style-name="P8">Each part has its owned characteristics: armor value/cm², the resistance to attrition, the attrition rate and finally the resistance to each type of magic.</text:p>
        <text:p text:style-name="P8"/>
        <text:p text:style-name="P8">When a weapon hit one of these parts, the damage will be calculated using this part’s characteristics and not a whole armor characteristic that will means nothing.</text:p>
        <text:p text:style-name="P8">The attrition rate is calculated using the resistance to attrition value.</text:p>
        <text:p text:style-name="P8"/>
        <text:p text:style-name="P8"/>
        <text:p text:style-name="P23">Formula:</text:p>
        <text:p text:style-name="P8">Attrition rate = current attrition rate - resistance to attrition value*real damage</text:p>
        <text:p text:style-name="P8"/>
        <text:p text:style-name="P8">Damage absorb = armor value/cm² * hit surface + Perks modifications + magic’s modifications</text:p>
        <text:p text:style-name="P8"/>
        <text:p text:style-name="P8">If damage inflicted &gt; 5 * damage absorb =&gt; critical wound</text:p>
        <text:p text:style-name="P8"/>
        <text:h text:style-name="P12" text:outline-level="2">Shields</text:h>
        <text:p text:style-name="P8">Like body armor, shields are design to absorb a part of the damage inflicted by the weapon. They have the same characteristics than armor parts: armor value/cm², the resistance to attrition, the attrition rate, finally the resistance to each type of magic.</text:p>
        <text:p text:style-name="P8"/>
        <text:p text:style-name="P8">If the melee attack is blocked by the shield, only the strength is used to calculate the damage inflicted by the attack and not the 'weapons damage' (see weapons formula).</text:p>
        <text:p text:style-name="P8">In the case of a distant attack, if the shield blocks the attack, damage inflicted is only the magic damage (like explosive arrows for example) with a reduction due to the protective surface of the shield.</text:p>
        <text:p text:style-name="P8"/>
        <text:p text:style-name="P8">The attrition rate is calculated using the resistance to attrition value.</text:p>
        <text:p text:style-name="P8"/>
        <text:p text:style-name="P8">The global shields masterisation of the avatar is also added to the damaged absorb by the shield.</text:p>
        <text:p text:style-name="P8"/>
        <text:p text:style-name="P10">The critical block</text:p>
        <text:p text:style-name="P8"/>
        <text:p text:style-name="WW-Default"><text:span text:style-name="T6">Formula</text:span><text:span text:style-name="T4">:</text:span></text:p>
        <text:p text:style-name="P10">Attrition rate = current attrition rate - resistance to attrition value*real damage</text:p>
        <text:p text:style-name="P8"/>
        <text:p text:style-name="WW-Default"><text:span text:style-name="T4">Damage absorb = armor value/cm² * hit surface + Perks modifications + magic’s modifications + </text:span><text:span text:style-name="T5">global shield mastersisation</text:span></text:p>
        <text:p text:style-name="P8"/>
        <text:p text:style-name="P8">If damage inflicted &gt; 5 * damage absorb =&gt; critical wound</text:p>
        <text:p text:style-name="P8"/>
        <text:p text:style-name="P8"/>
        <text:p text:style-name="P8"/>
        <text:p text:style-name="P8"/>
        <text:h text:style-name="P3" text:outline-level="1">Magic</text:h>
        <text:h text:style-name="P12" text:outline-level="2">Overview</text:h>
        <text:p text:style-name="P8">Magic is divided into 4 different branches of magic’s: air, earth, fire, water.</text:p>
        <text:p text:style-name="P8">Each magic is divided into 5 circles. Each circle allow the access to certain spell of the magic branch relative (see appendix spell for a list of spell included in each magic branch circle level).</text:p>
        <text:p text:style-name="P8"/>
        <text:p text:style-name="P8">MP can be recovered at any time only by waiting at a rate of 1MP/2min or when sleeping at 10%/hour and by drinking potions.</text:p>
        <text:h text:style-name="P12" text:outline-level="2">Spells</text:h>
        <text:p text:style-name="P8">To learn a certain circle there are 2 conditions: learn the previous circle (except for the circle) and have the minimum necessary for this circle in the INT characteristic.</text:p>
        <text:p text:style-name="P8">When these 2 conditions are completed, you need to find a master that can train you to this circle level and if you have the skill points necessary you can learn the new circle.</text:p>
        <text:p text:style-name="P8"/>
        <text:p text:style-name="P8">1st Circle: 20 INT needed, 10 SP to learn</text:p>
        <text:p text:style-name="P8">2nd Circle: 45 INT needed, 25 SP to learn</text:p>
        <text:p text:style-name="P8">3rd Circle: 75 INT needed, 45 SP to learn</text:p>
        <text:p text:style-name="P8">4th Circle: 120 INT needed, 70 SP to learn</text:p>
        <text:p text:style-name="P8">5th Circle: 160 INT needed, 100 SP to learn</text:p>
        <text:p text:style-name="P8"/>
        <text:p text:style-name="WW-Default">The magic characteristic correspond to the maximum mana that the user can dispose when he is fully restored. <text:span text:style-name="T3">1 magic point = 5 mana point.</text:span></text:p>
        <text:p text:style-name="P8"/>
        <text:p text:style-name="P8">To use a spell your current mana value must be superior or equal to the mana necessary to use it.</text:p>
        <text:p text:style-name="P8"/>
        <text:p text:style-name="P8">Spells have some characteristics: </text:p>
        <text:p text:style-name="P33">&lt;SPELL&gt;</text:p>
        <text:p text:style-name="P33"><text:tab/>&lt;spell_type = combat&gt;</text:p>
        <text:p text:style-name="P33"><text:tab/><text:tab/>&lt;damage inflicted/cm²&gt;&lt;/damage inflicted/cm²&gt;</text:p>
        <text:p text:style-name="P33"><text:tab/><text:tab/>&lt;hit surface&gt;&lt;/hit surface&gt;</text:p>
        <text:p text:style-name="P33"><text:tab/>&lt;/spell_type = combat&gt;</text:p>
        <text:p text:style-name="P33"><text:tab/>&lt;spell_type = heal&gt;</text:p>
        <text:p text:style-name="P33"><text:tab/><text:tab/>&lt;nb of hit point healed&gt;&lt;/nb of hit point healed&gt; (if 0 it means all)</text:p>
        <text:p text:style-name="P33"><text:tab/>&lt;/spell_type = heal&gt;</text:p>
        <text:p text:style-name="P33"><text:tab/>&lt;spell_type = resist&gt;</text:p>
        <text:p text:style-name="P33"><text:tab/><text:tab/>&lt;value of resistance added (+/-)&gt;&lt;/value of resistance added (+/-)&gt;</text:p>
        <text:p text:style-name="P33"><text:tab/><text:tab/>&lt;type of resistance&gt;&lt;/type of resistance&gt;</text:p>
        <text:p text:style-name="P33"><text:tab/>&lt;/spell_type = resist&gt;</text:p>
        <text:p text:style-name="P33"><text:tab/>&lt;spell_type = summon&gt;</text:p>
        <text:p text:style-name="P33"><text:tab/><text:tab/>&lt;name of summon&gt;&lt;/name of summon&gt;</text:p>
        <text:p text:style-name="P33"><text:tab/><text:tab/>&lt;hit point of summon&gt;&lt;/hit point of summon&gt;</text:p>
        <text:p text:style-name="P33"><text:tab/><text:tab/>&lt;mana point&gt;&lt;/mana point&gt;</text:p>
        <text:p text:style-name="P33"><text:tab/><text:tab/>&lt;fire resistance of summon&gt;&lt;/fire resistance of summon&gt;</text:p>
        <text:p text:style-name="P33"><text:tab/><text:tab/>&lt;water resistance of summon&gt;&lt;/water resistance of summon&gt;</text:p>
        <text:p text:style-name="P33"><text:tab/><text:tab/>&lt;earth resistance of summon&gt;&lt;/earth resistance of summon&gt;</text:p>
        <text:p text:style-name="P33"><text:tab/><text:tab/>&lt;air resistance of summon&gt;&lt;/air resistance of summon&gt;</text:p>
        <text:p text:style-name="P33"><text:tab/><text:tab/>&lt;damage type&gt;&lt;/damage type&gt;</text:p>
        <text:p text:style-name="P33"><text:tab/><text:tab/>&lt;damage inflicted by summon&gt;&lt;/damage inflicted by summon&gt;</text:p>
        <text:p text:style-name="P33"><text:tab/>&lt;/spell_type = summon&gt;</text:p>
        <text:p text:style-name="P33"><text:tab/>&lt;spell_type = other&gt;</text:p>
        <text:p text:style-name="P33"><text:tab/><text:tab/>&lt;desc&gt;&lt;/desc&gt;</text:p>
        <text:p text:style-name="P33"><text:tab/>&lt;/spell_type = other&gt;</text:p>
        <text:p text:style-name="P33"><text:tab/>&lt;duration of spell&gt;&lt;/duration of spell&gt;</text:p>
        <text:p text:style-name="P33"><text:tab/>&lt;mana necessary to cast&gt;&lt;/mana necessary to cast&gt;</text:p>
        <text:p text:style-name="P33"><text:tab/>&lt;masterisation value (%)&gt;&lt;/masterisation value (%)&gt;</text:p>
        <text:p text:style-name="P33">&lt;/SPELL&gt;</text:p>
        <text:p text:style-name="P8"/>
        <text:p text:style-name="P8">The masterisation value evolves as the user used the spell (see masterisation section for info)</text:p>
        <text:p text:style-name="P8"/>
        <text:p text:style-name="P8">Each spell is represented by a rune that you need to find/buy in order to launch the new spell.</text:p>
        <text:h text:style-name="P13" text:outline-level="3">Combat Spells</text:h>
        <text:p text:style-name="P23">Formula</text:p>
        <text:p text:style-name="P8">In case of no block</text:p>
        <text:p text:style-name="P8">Spell damage = damage inflicted/cm² * surface of damage on armor * (1+ (INT value-INT necessary to know the spell circle)/100) * (1 + masterisation value / 100) – magic type resistance</text:p>
        <text:p text:style-name="P8"/>
        <text:p text:style-name="P8">In case of shield block</text:p>
        <text:p text:style-name="P8">Spell damage = damage inflicted/cm² * (surface of damage on armor - surface of damage on shield) * (1+ (INT value-INT necessary to know the spell circle)/100) * (1 + masterisation value / 100) – magic type resistance</text:p>
        <text:h text:style-name="P13" text:outline-level="3">Heal Spells</text:h>
        <text:p text:style-name="P23">Formula:</text:p>
        <text:p text:style-name="P8">If nb of hit point healed = 0</text:p>
        <text:p text:style-name="P8">Then</text:p>
        <text:p text:style-name="P8"><text:tab/>hit point restore = all</text:p>
        <text:p text:style-name="P8">Else</text:p>
        <text:p text:style-name="P8"><text:tab/>hit point restore = nb of hit point healed * (1+ (INT value-INT necessary to know the spell circle)/100) * (1 + masterisation value / 100)</text:p>
        <text:p text:style-name="P8">End if </text:p>
        <text:h text:style-name="P13" text:outline-level="3">Resistance Spells</text:h>
        <text:p text:style-name="P19">Two same spells can't add theirs effects and only the most effective will have influence (works in all case : increase and decrease resistance).</text:p>
        <text:p text:style-name="P19"/>
        <text:p text:style-name="P23">Formula:</text:p>
        <text:p text:style-name="WW-Default">Check <text:s/>type of resistance then</text:p>
        <text:p text:style-name="WW-Default">New Character resistance = Old Character resistance value + value of resistance added/removed</text:p>
        <text:h text:style-name="P13" text:outline-level="3">Summon Spells</text:h>
        <text:p text:style-name="P8">Summon spells create an NPC that will fight with the caster and his party in order to help them.</text:p>
        <text:h text:style-name="P18" text:outline-level="3">Other Spells</text:h>
        <text:p text:style-name="P8"/>
        <text:h text:style-name="P12" text:outline-level="2">Spell Combination</text:h>
        <text:p text:style-name="P8">In order to augment spell damage and/or the hit surface or the heal value etc.., if you have the mana necessary, you can combine each spell with itself and it will double, triple, etc the damage and the hit surface. These are called duplicated spells.</text:p>
        <text:p text:style-name="P8">For example, combine three 4th spell of the 1st circle of the fire branch; it will be called a duplicated two 4th spell, 1st circle, fire branch aka D2/4/1/f or DD/4/1/f. The original spell is D0/4/1/f or simply 4/1/f.</text:p>
        <text:p text:style-name="P8">To duplicate spells you need to use the spell combination keyboard touch.</text:p>
        <text:p text:style-name="P8"/>
        <text:p text:style-name="P8">The same way, if you know spells from different magic branch you can combine them to create a new spell type. To combine spells from different branch of magic, spells used for the combination must combine well and you need to know the exact combination of spell in make the 'new' spell work.</text:p>
        <text:p text:style-name="P8">For example you can need the 2nd spell from the 3rd circle from the fire branch that you need to combine with a duplicated one 3rd spell from the 1st circle of the earth branch in order to make the spell work. And so, if you combine the fire spell with a simple 3/1/e the spell will failed.</text:p>
        <text:p text:style-name="P8">To combine spells you need to use the spell combination keyboard touch.</text:p>
        <text:p text:style-name="P8"/>
        <text:p text:style-name="P8">These various combinations allow magic users two use an unlimited spell panel.</text:p>
        <text:p text:style-name="P8"/>
        <text:h text:style-name="P12" text:outline-level="2">Spell Casting</text:h>
        <text:p text:style-name="P8">To cast spells your avatar must say the exact combination. To achieve this, you need to write down the exact combination with the keyboard. To facilitate the use of spell, you will be allowed to assign a keyboard touch (!) to each of the magic branch.</text:p>
        <text:p text:style-name="P8"/>
        <text:p text:style-name="P23">Example:</text:p>
        <text:list text:style-name="WW8Num2">
          <text:list-item>
            <text:p text:style-name="P41">You want to use the spell Cauterize which is the 4th spell of the 1st circle of fire =&gt; you must write: 41f using your keyboard if f is the key assign to the fire branch.</text:p>
          </text:list-item>
        </text:list>
        <text:p text:style-name="P8"/>
        <text:list text:style-name="WW8Num2" text:continue-numbering="true">
          <text:list-item>
            <text:p text:style-name="P41">You want to make a duplicated one fire arrow =&gt; write down: D131f or D31f</text:p>
          </text:list-item>
        </text:list>
        <text:p text:style-name="P8"/>
        <text:list text:style-name="WW8Num2" text:continue-numbering="true">
          <text:list-item>
            <text:p text:style-name="P41">You want to combine the 2nd spell from the 3rd circle from the fire branch that you need to combine with a duplicated one 3rd spell from the 1st circle of the earth branch =&gt; Write down: 23f*D31e and not 23fD31e that will launch the two spell without combining them</text:p>
          </text:list-item>
        </text:list>
        <text:p text:style-name="P8"/>
        <text:p text:style-name="P8"/>
        <text:p text:style-name="P10">[TO TWEAK: it seems very hard to use in combat!!]</text:p>
        <text:p text:style-name="P8"/>
        <text:p text:style-name="P8">You can stock spells in object in order to launch them quickly in a middle of a battle (see enchant object section).</text:p>
        <text:p text:style-name="P8"/>
        <text:h text:style-name="P12" text:outline-level="2">Spell interface</text:h>
        <text:p text:style-name="P8">One circle to choose magic branch</text:p>
        <text:p text:style-name="P8">One circle to choose magic circle in this branch</text:p>
        <text:p text:style-name="P8">One circle to choose the spell if you know it. Each click on the spell represents a level in duplicate: 3 clicks =&gt; a duplicate two spell.</text:p>
        <text:p text:style-name="P8">Combinate button that allow to combinate the spell with a different spell.</text:p>
        <text:p text:style-name="P8">Launch button when the spell is ready.</text:p>
        <text:p text:style-name="P8"/>
        <text:p text:style-name="P10">EXAMPLE FIGURE HERE</text:p>
        <text:h text:style-name="P3" text:outline-level="1">Criticals</text:h>
        <text:h text:style-name="P12" text:outline-level="2">Overview</text:h>
        <text:p text:style-name="P8"/>
        <text:h text:style-name="P12" text:outline-level="2">Critical Hit</text:h>
        <text:p text:style-name="P8"/>
        <text:h text:style-name="P12" text:outline-level="2">Critical Wound</text:h>
        <text:p text:style-name="P8"/>
        <text:h text:style-name="P12" text:outline-level="2">Critical Miss</text:h>
        <text:p text:style-name="P8"/>
        <text:h text:style-name="P42" text:outline-level="1">Combat follow up</text:h>
        <text:p text:style-name="P14"><draw:line text:anchor-type="char" draw:z-index="1" draw:style-name="gr15" draw:text-style-name="P31" svg:x1="4.45cm" svg:y1="1.52cm" svg:x2="4.45cm" svg:y2="3.238cm"><text:p/></draw:line><draw:line text:anchor-type="char" draw:z-index="2" draw:style-name="gr15" draw:text-style-name="P31" svg:x1="7.078cm" svg:y1="1.194cm" svg:x2="10.186cm" svg:y2="1.194cm"><text:p/></draw:line><draw:frame draw:style-name="fr2" draw:name="graphics1" text:anchor-type="char" svg:x="1.192cm" svg:y="0.483cm" svg:width="5.911cm" svg:height="1.062cm" draw:z-index="3"><draw:image xlink:href="Pictures/200000100000172700000422BAD287F4.wmf" xlink:type="simple" xlink:show="embed" xlink:actuate="onLoad"/></draw:frame><draw:frame draw:style-name="fr2" draw:name="graphics2" text:anchor-type="char" svg:x="10.141cm" svg:y="0.907cm" svg:width="3.302cm" svg:height="0.637cm" draw:z-index="4"><draw:image xlink:href="Pictures/2000000F00000CEB0000027B94A51020.wmf" xlink:type="simple" xlink:show="embed" xlink:actuate="onLoad"/></draw:frame><draw:frame draw:style-name="fr2" draw:name="graphics3" text:anchor-type="char" svg:x="7.938cm" svg:y="0.582cm" svg:width="1.446cm" svg:height="0.637cm" draw:z-index="5"><draw:image xlink:href="Pictures/2000000C000005AF0000027B3F7B7DF8.wmf" xlink:type="simple" xlink:show="embed" xlink:actuate="onLoad"/></draw:frame><draw:frame draw:style-name="fr2" draw:name="graphics4" text:anchor-type="char" svg:x="3.697cm" svg:y="1.755cm" svg:width="1.748cm" svg:height="0.637cm" draw:z-index="6"><draw:image xlink:href="Pictures/2000000C000006D20000052B600A3975.wmf" xlink:type="simple" xlink:show="embed" xlink:actuate="onLoad"/></draw:frame><draw:frame draw:style-name="fr2" draw:name="graphics5" text:anchor-type="char" svg:x="1.515cm" svg:y="3.233cm" svg:width="9.585cm" svg:height="1.157cm" draw:z-index="7"><draw:image xlink:href="Pictures/20000010000025840000048C04F46CA4.wmf" xlink:type="simple" xlink:show="embed" xlink:actuate="onLoad"/></draw:frame><draw:line text:anchor-type="char" draw:z-index="8" draw:style-name="gr15" draw:text-style-name="P31" svg:x1="4.33cm" svg:y1="4.366cm" svg:x2="4.33cm" svg:y2="6.246cm"><text:p/></draw:line><draw:line text:anchor-type="char" draw:z-index="9" draw:style-name="gr15" draw:text-style-name="P31" svg:x1="7.68cm" svg:y1="4.366cm" svg:x2="9.903cm" svg:y2="5.745cm"><text:p/></draw:line><draw:frame draw:style-name="fr2" draw:name="graphics6" text:anchor-type="char" svg:x="7.694cm" svg:y="4.627cm" svg:width="2.233cm" svg:height="0.637cm" draw:z-index="10"><draw:image xlink:href="Pictures/2000000C000008C90000031A3C8F7D3B.wmf" xlink:type="simple" xlink:show="embed" xlink:actuate="onLoad"/></draw:frame><draw:frame draw:style-name="fr2" draw:name="graphics7" text:anchor-type="char" svg:x="3.313cm" svg:y="4.747cm" svg:width="2.212cm" svg:height="0.637cm" draw:z-index="11"><draw:image xlink:href="Pictures/2000000C000008AF0000039E3E0D3B76.wmf" xlink:type="simple" xlink:show="embed" xlink:actuate="onLoad"/></draw:frame><draw:frame draw:style-name="fr2" draw:name="graphics8" text:anchor-type="char" svg:x="1.558cm" svg:y="6.23cm" svg:width="9.585cm" svg:height="1.157cm" draw:z-index="12"><draw:image xlink:href="Pictures/20000010000025840000048C574FDE25.wmf" xlink:type="simple" xlink:show="embed" xlink:actuate="onLoad"/></draw:frame><draw:line text:anchor-type="char" draw:z-index="13" draw:style-name="gr15" draw:text-style-name="P31" svg:x1="4.41cm" svg:y1="7.362cm" svg:x2="4.41cm" svg:y2="9.242cm"><text:p/></draw:li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 text:outline-level="1">Equipment</text:h>
        <text:list text:style-name="WW8Num4">
          <text:list-item>
            <text:list>
              <text:list-item>
                <text:h text:style-name="P43" text:outline-level="2">Overview and details</text:h>
              </text:list-item>
            </text:list>
          </text:list-item>
        </text:list>
        <text:p text:style-name="P44">The equipment represents everything the player carry, every items that the player has equipped or store in his inventory. The equipment is so divided into parts: equipped windows and inventory. The inventory contains all items not equipped. The equipped windows it's a view of the player with all items equipped are represented.</text:p>
        <text:p text:style-name="P44"/>
        <text:p text:style-name="P19">After death, equipments that is not taken by fighting parties remains on place until someone take it or until they disappear become they are old, unusable or anything else. (See death section for more info on death.)</text:p>
        <text:p text:style-name="P19"/>
        <text:p text:style-name="P19">Monster doesn't wield equipment in the real sense but in order to reflect reality some parts of their body can be usable like fur, tongue, scratch, ... and so are considered as monster equipment.</text:p>
        <text:p text:style-name="P19">To remove this part of their body the character must know the adequate perk. If he doesn't know it when he killed the monster, he can't take it but he came always come back later he someone else hasn't took it and if the body isn't yet destroyed by time pass.</text:p>
        <text:p text:style-name="P19"/>
        <text:p text:style-name="P19">Like all items in the game, each equipment part has usability duration when it's not equipped by a character or a monster. After this time it's become unusable and it's destroyed or transformed into a less valuable item.</text:p>
        <text:p text:style-name="P45"/>
        <text:p text:style-name="P46"><text:span text:style-name="T6">Ex</text:span><text:span text:style-name="T4">:</text:span></text:p>
        <text:p text:style-name="P19">fur is destroyed</text:p>
        <text:p text:style-name="P19">weapon become rusty weapon</text:p>
        <text:p text:style-name="P19">ring lost some of theirs magical power</text:p>
        <text:p text:style-name="P19">durability is reduce</text:p>
        <text:p text:style-name="P19"/>
        <text:p text:style-name="P19">Equip able items are weapons, shields, armors, rings and amulets. Others items are usable and sell able but won't fit into the equipped windows.</text:p>
        <text:p text:style-name="P19">You can equip at the same time: one melee weapon or throw weapon, one distant weapon, one shield if you're not wielding a two handed weapon, one armor set, 4 magical rings and two magical amulets (more will create magic conflicts).</text:p>
        <text:h text:style-name="P21" text:outline-level="2">Interface</text:h>
        <text:p text:style-name="P47">To do : equip windows and inventory interface</text:p>
        <text:h text:style-name="P21" text:outline-level="2">Inventory</text:h>
        <text:p text:style-name="P19">The inventory is a “bag” that contains every items the player is carrying.</text:p>
        <text:p text:style-name="P19">Inventory has an unlimited size but the PC is limited by his weight's carry capacity and so must choose between different items to carry when he reach his weight's carry capacity limit (see PC\Attributes\STR section to know the weight's carry capacity limit value).</text:p>
        <text:p text:style-name="P19">When the player stocked more weight than he is normally able, his speed (both moving and fighting speeds) diminishes until he can't fight and move at all. Speed decreased following the simple rule: at weight's carry capacity limit, the player has all his speed but at weight's carry capacity limit + 33%, the player can't moved.</text:p>
        <text:p text:style-name="P19"/>
        <text:p text:style-name="P48">Formula:</text:p>
        <text:p text:style-name="P19">If current weight carried <text:s/>&gt; weight's carry capacity =&gt;</text:p>
        <text:p text:style-name="P19">speed = - 3 * normal speed / weight's carry capacity <text:s/>* current weight's carry + 4 * normal speed</text:p>
        <text:p text:style-name="P19"/>
        <text:p text:style-name="P19">In order to permits PC to loot the battlefield more easily, the inventory bag can be drop and so the player gets immediately his weight reduce to his equipped items and can fight and move at full speed. Of course, if his equipped items represents a weight superior to his weight's carry capacity limit it won't change anything. There are two disadvantages to this technique of dropping your bag for fighting: firstly it takes 5s of time to drop your bag, and secondly, when your bag his dropped everything inside it can be steal very easily because it's considered to be a no one item and so his not protected against stealing.</text:p>
        <text:p text:style-name="P19">After the fight only the possessor of the bag can equip it and so get back all his inventory. No one, can take the inventory bag of someone else but has to look inside to take objects.</text:p>
        <text:p text:style-name="P19"/>
        <text:p text:style-name="P19">When two or more identical items are stored inside a PC inventory, they grouped and only one items appears with a small number near to it indicate the number of items grouped.</text:p>
        <text:p text:style-name="P19"/>
        <text:p text:style-name="P19">Items inside the inventory are organized by types: fighting items (melee weapons, bows, crossbows, throw weapons and shields), protect items (armor parts), magic items (rings, amulet, spells, potions, regents), others items. Inside these categories, item's are organized by value from the less valuable item to the more expensive.</text:p>
        <text:p text:style-name="P19">This organization allow the player to only show one or more categorize at a time to facilitate inventory management.</text:p>
        <text:p text:style-name="P19"/>
        <text:p text:style-name="P19">To equip items the player can select the item desired to equip by dropping it into the equipped windows or by selecting it with the “use button”. Once the items is equipped, it disappeared from <text:s/>the inventory windows and is transferred to the equipped windows and character status windows is updated. If there is an existing same type equip items, the current one is replaced with the new one and the old one is transferred back to the inventory windows.</text:p>
        <text:p text:style-name="P19"/>
        <text:p text:style-name="P19">Items can be equipped at any time even during a fight but in order to preserve reality the player has to look manually inside his inventory to equip an items and than wait for his avatar to equip the item.</text:p>
        <text:p text:style-name="P19">When you equip a weapon or a shield in addition to the time to find the item in your inventory, your avatar can't fight during 2s if the avatar has no currently equipped weapon or has dropped it, and 5s if he want to arrange his current weapon/shield. During this time you can move to dodge attack.</text:p>
        <text:p text:style-name="P19">When you want to equip an armor <text:s/>in addition to the time to find the item in your inventory your avatar can't fight nor move during 12s if the avatar has no currently equipped armor or has dropped it, and 30s if he want to arrange his current armor.</text:p>
        <text:p text:style-name="P19">When you want to equip an ring or an amulet <text:s/>in addition to the time to find the item in your inventory, your avatar can't fight during 1s if the avatar has no currently equipped rin or has dropped it, and 5s if he want to arrange his current weapon/shield. During this time you can move to dodge attack.</text:p>
        <text:p text:style-name="P19"/>
        <text:p text:style-name="P19">If you scroll over an item, you see his full description.</text:p>
        <text:h text:style-name="P49" text:outline-level="2">Equipped Windows</text:h>
        <text:p text:style-name="P19">The equipped windows is a view of the player's avatar currently wielding his equipment. Each part has his on slot where it is represented with the same view as in the inventory.</text:p>
        <text:p text:style-name="P19"/>
        <text:p text:style-name="P19">The equipped windows his just a shortcut to represents the character and his equipped items and has no other function than that.</text:p>
        <text:p text:style-name="P19"/>
        <text:p text:style-name="P19">Equipped item can be transferred back to the inventory and if you scroll over an item you see is characteristics exactly like in the inventory view.</text:p>
        <text:p text:style-name="P19"/>
        <text:p text:style-name="P44">Each item can be dropped: immediately for weapons currently draw, in 1s for rings, amulets, not draw weapons, in 8s for an armor set.</text:p>
        <text:h text:style-name="P25" text:outline-level="1">Particular items</text:h>
        <text:h text:style-name="P12" text:outline-level="2">Overview</text:h>
        <text:p text:style-name="P8"/>
        <text:h text:style-name="P12" text:outline-level="2">Set Items</text:h>
        <text:h text:style-name="P13" text:outline-level="3">Overview</text:h>
        <text:p text:style-name="P8"/>
        <text:h text:style-name="P50" text:outline-level="3">Set Masterisation</text:h>
        <text:p text:style-name="P8"/>
        <text:p text:style-name="P8"/>
        <text:h text:style-name="P12" text:outline-level="2">Unique Items</text:h>
        <text:h text:style-name="P50" text:outline-level="3">Overview</text:h>
        <text:p text:style-name="P8"/>
        <text:h text:style-name="P50" text:outline-level="3">Affinity</text:h>
        <text:p text:style-name="P8"/>
        <text:h text:style-name="P12" text:outline-level="2">Various Items</text:h>
        <text:p text:style-name="P8"/>
        <text:h text:style-name="P3" text:outline-level="1">Enchant items</text:h>
        <text:h text:style-name="P12" text:outline-level="2">Overview</text:h>
        <text:h text:style-name="P12" text:outline-level="2">Details</text:h>
        <text:h text:style-name="P12" text:outline-level="2">Interface</text:h>
        <text:h text:style-name="P3" text:outline-level="1">Transform items</text:h>
        <text:h text:style-name="P12" text:outline-level="2">Overview</text:h>
        <text:h text:style-name="P12" text:outline-level="2">Details</text:h>
        <text:h text:style-name="P12" text:outline-level="2">Interface</text:h>
        <text:h text:style-name="P42" text:outline-level="1">Quests</text:h>
        <text:list text:style-name="WW8Num5">
          <text:list-item>
            <text:list>
              <text:list-item>
                <text:h text:style-name="P51" text:outline-level="2">Overview</text:h>
              </text:list-item>
            </text:list>
          </text:list-item>
          <text:list-item>
            <text:p text:style-name="P52">Quest are essential in our game universe. They are given to the player by others players, NPC or simply found in some special area. Quests are mission which are transmitted to the PC in order to solve things, found something, destroy something, etc. All quests have influence on the game world, even the smallest. (See Quests.ods for example and details)</text:p>
          </text:list-item>
        </text:list>
        <text:h text:style-name="P21" text:outline-level="2">Details</text:h>
        <text:p text:style-name="P46">Quests can be define by different attributes which are not exclusive (see appendix file Quests for more details and example):</text:p>
        <text:list text:style-name="L2">
          <text:list-item>
            <text:p text:style-name="P53">Continuous: available at any time.</text:p>
          </text:list-item>
          <text:list-item>
            <text:p text:style-name="P53">Periodical: when the quest is completed, it takes a certain amount of time to be available to players again.</text:p>
          </text:list-item>
          <text:list-item>
            <text:p text:style-name="P53">Once and for all : only one party can accomplish the quest during the whole game. When the quest is completed, all parties which had the quest but who where not the one who finished get their quest status updated to: finished, quest done by others.</text:p>
          </text:list-item>
          <text:list-item>
            <text:p text:style-name="P53">Time specified: you have a certain period of time to complete the quest</text:p>
          </text:list-item>
          <text:list-item>
            <text:p text:style-name="P53">Once at a time: only one party can get the quest</text:p>
          </text:list-item>
          <text:list-item>
            <text:p text:style-name="P53">Ended once: even if many parties can take the quest, only the first parties members who finished the quest first get the reward others get their status updated to: failed, quest done by others (but if the quest is also time periodical, other parties will be able to accomplish it at another time).</text:p>
          </text:list-item>
          <text:list-item>
            <text:p text:style-name="P53">Once per player: you can accomplish the quest only once in the game</text:p>
          </text:list-item>
          <text:list-item>
            <text:p text:style-name="P53">Level based: you need to be within a certain range of level to get the quest</text:p>
          </text:list-item>
          <text:list-item>
            <text:p text:style-name="P53">Time to get: you can get the quest only within certain hours of the day</text:p>
          </text:list-item>
          <text:list-item>
            <text:p text:style-name="P53">Party effective: you can get the quest only if you party have enough members</text:p>
          </text:list-item>
        </text:list>
        <text:p text:style-name="P46"/>
        <text:p text:style-name="P46">Quests are all log in your Knowledge Book with full description (see Knowledge Book section). After you've found a quest, it can have different status in your Knowledge Book:</text:p>
        <text:list text:style-name="L3">
          <text:list-item>
            <text:p text:style-name="P54">currently running</text:p>
          </text:list-item>
          <text:list-item>
            <text:p text:style-name="P54">currently running, time remains xxx</text:p>
          </text:list-item>
          <text:list-item>
            <text:p text:style-name="P54">successful</text:p>
          </text:list-item>
          <text:list-item>
            <text:p text:style-name="P54">failed</text:p>
          </text:list-item>
          <text:list-item>
            <text:p text:style-name="P54">failed, quest done by others</text:p>
          </text:list-item>
        </text:list>
        <text:h text:style-name="P21" text:outline-level="2">Reward</text:h>
        <text:p text:style-name="P46">When a quest is successfully completed you get rewards.</text:p>
        <text:p text:style-name="P46">Rewards are:</text:p>
        <text:list text:style-name="L4">
          <text:list-item>
            <text:p text:style-name="P55">Experience</text:p>
          </text:list-item>
          <text:list-item>
            <text:p text:style-name="P55">Items</text:p>
          </text:list-item>
          <text:list-item>
            <text:p text:style-name="P55">New perks can be learn</text:p>
          </text:list-item>
          <text:list-item>
            <text:p text:style-name="P55">Story unlock</text:p>
          </text:list-item>
        </text:list>
        <text:p text:style-name="P46"/>
        <text:p text:style-name="P46">Every member of the party which had accomplished the quest get the same reward. Every players that had accomplished the quest or will accomplished have the same reward.</text:p>
        <text:p text:style-name="P46">Only party's member which know the quest get their quest status updated other will have to get the quest before trying to finished it.</text:p>
        <text:h text:style-name="P42" text:outline-level="1">Experience</text:h>
        <text:h text:style-name="P12" text:outline-level="2">Overview</text:h>
        <text:p text:style-name="WW-Default">Experience is gained each time your avatar kills an NPC, another PC or a monster. Experience is also gained when you complete quests but as opposite to fight experience, which is shared between fighters, every players received the same experience for a same completed quest. In fact your experience represents how you know the world where you lived in.</text:p>
        <text:p text:style-name="WW-Default"/>
        <text:p text:style-name="P56">The attribute Wisdom is a multiplier of each experience point received.</text:p>
        <text:h text:style-name="P57" text:outline-level="2">Details</text:h>
        <text:p text:style-name="WW-Default"><text:span text:style-name="T4">Each time you acquired enough experience you gained a level. With this level you gain some HP depending of your Constitution level and </text:span><text:span text:style-name="T5">5 (or 10)</text:span><text:span text:style-name="T4"> Learning Points (LP).</text:span></text:p>
        <text:p text:style-name="P8"/>
        <text:p text:style-name="P8">You can use your LP to increase your Attributes, increase your Skill levels, learn Perk, learn Magic Circle and everything relative to cities and guilds.</text:p>
        <text:p text:style-name="P8"/>
        <text:p text:style-name="P23">Formula:</text:p>
        <text:p text:style-name="P8">New HP after level up = Old HP + round(5 + CON/5)</text:p>
        <text:h text:style-name="P12" text:outline-level="2">Levels</text:h>
        <text:p text:style-name="P8">Beginning : 0 Xp</text:p>
        <text:p text:style-name="P8">Level 1 needed Xp : 1000 Xp</text:p>
        <text:p text:style-name="P8">Needed Xp for next level = 2 * Needed Xp for old level</text:p>
        <text:p text:style-name="P8"/>
        <text:p text:style-name="WW-Default"><text:span text:style-name="T6">ex</text:span><text:span text:style-name="T4">:</text:span></text:p>
        <text:p text:style-name="P8">Level 1 : 1000 Xp</text:p>
        <text:p text:style-name="P8">Level 2 : 2000 Xp</text:p>
        <text:p text:style-name="P8">Level 3 : 4000 Xp</text:p>
        <text:p text:style-name="P8">Level 4 : 8000 Xp</text:p>
        <text:p text:style-name="P8">Level 5 : 16000 Xp</text:p>
        <text:h text:style-name="P12" text:outline-level="2">Fight Experience Share</text:h>
        <text:p text:style-name="P8">As the game is a MMORPG we have to deal with the fact that some people fight a monster simultaneously inside or outside a party (see party section for more details). In order of equity when a NPC or a monster is killed by more than one people, experience given by this monster is divided equitably between the fight participants.</text:p>
        <text:p text:style-name="P8"/>
        <text:p text:style-name="WW-Default"><text:span text:style-name="T6">Rules</text:span><text:span text:style-name="T4">: </text:span></text:p>
        <text:p text:style-name="P8">All 'single' fighters are considered as a party with only one member.</text:p>
        <text:p text:style-name="P8"/>
        <text:p text:style-name="P8">After a kill experience is divided by inflicted damage between participants parties:</text:p>
        <text:p text:style-name="WW-Default"><text:span text:style-name="T15">Each party received = ∑</text:span><text:span text:style-name="T4">(damage inflicted by each party members) * 100 / Creature HP * <text:tab/><text:tab/><text:tab/>Experience Value of the creature</text:span></text:p>
        <text:p text:style-name="P8"/>
        <text:p text:style-name="P8">Inside of each party experience is divided by level:</text:p>
        <text:p text:style-name="WW-Default"><text:span text:style-name="T4">Each party members received = member level * 100 / </text:span><text:span text:style-name="T15">∑</text:span><text:span text:style-name="T4">(party members level) * Experience <text:tab/><text:tab/><text:tab/> <text:s text:c="13"/>received by the party</text:span></text:p>
        <text:p text:style-name="P8"/>
        <text:p text:style-name="P8"/>
        <text:p text:style-name="P58"/>
        <text:list text:style-name="WW8Num6">
          <text:list-item>
            <text:h text:style-name="P59" text:outline-level="1">Party</text:h>
          </text:list-item>
        </text:list>
        <text:list text:style-name="WW8Num7">
          <text:list-item>
            <text:list>
              <text:list-item>
                <text:h text:style-name="P60" text:outline-level="2">Overview</text:h>
              </text:list-item>
            </text:list>
          </text:list-item>
        </text:list>
        <text:p text:style-name="P19"/>
        <text:list text:style-name="WW8Num6" text:continue-numbering="true">
          <text:list-item>
            <text:list text:continue-numbering="true">
              <text:list-item>
                <text:h text:style-name="P61" text:outline-level="2">Details</text:h>
              </text:list-item>
            </text:list>
          </text:list-item>
        </text:list>
        <text:p text:style-name="P8">Inside of each party experience is divided by level:</text:p>
        <text:p text:style-name="P46"><text:span text:style-name="T4">Each party members received = member level * 100 / </text:span><text:span text:style-name="T15">∑</text:span><text:span text:style-name="T4">(party members level) * Experience <text:tab/><text:tab/><text:tab/> <text:s text:c="13"/>received by the party</text:span></text:p>
        <text:p text:style-name="P19"/>
        <text:p text:style-name="P19">When a quest status is updated when a PC is inside a party, each member who know the quest has their quest status is updated too.</text:p>
        <text:p text:style-name="P19"/>
        <text:p text:style-name="P19">Quests rewards, items and experience, are received by all members of the party who know the quest. (See quest section for more details on rewards.)</text:p>
        <text:p text:style-name="P19"/>
        <text:p text:style-name="P19">Monster corpse is own by all party members. (See monster section for more details.)</text:p>
        <text:h text:style-name="P3" text:outline-level="1">Trade</text:h>
        <text:h text:style-name="P12" text:outline-level="2">Overview</text:h>
        <text:p text:style-name="P8">Used money: gold pieces</text:p>
        <text:p text:style-name="P8">All merchant have an unlimited stock of gold to facilitate transaction with players.</text:p>
        <text:p text:style-name="P8">Usually all merchant buy article at the same price from the gamers and sell at the same price too. In some case merchants will only be available after a quest or if you know the native language of the merchant. These merchant will have specials items and specials sell/buy values.</text:p>
        <text:p text:style-name="P8">Each merchant sell different items in function of his types. For example there are food merchant, weapon merchant, magic merchant,...</text:p>
        <text:p text:style-name="P8"/>
        <text:h text:style-name="P12" text:outline-level="2">Trade Session:</text:h>
        <text:p text:style-name="P8">Trade sessions are initiated between a merchant and a player when the player talks to the merchant. They are closed when you quit talking to him.</text:p>
        <text:p text:style-name="P8"/>
        <text:p text:style-name="P8">During a trade session, sold items can be bought immediately again at the same price that the players sells them to avoid sell error. This is the same case to bought items.</text:p>
        <text:p text:style-name="P8"/>
        <text:p text:style-name="P8">When you quit the trade session, sold items is immediately equipped by the merchant if he is better than his actual equipment and if he had the minimal characteristics to equip it. If sold items are not good to the merchant, they become available to other players.</text:p>
        <text:p text:style-name="P8"/>
        <text:h text:style-name="P12" text:outline-level="2">Personal market:</text:h>
        <text:p text:style-name="P8">You can open your own merchant with you own prices........</text:p>
        <text:p text:style-name="P10">TO BE DEFINED</text:p>
        <text:h text:style-name="P3" text:outline-level="1">Guilds</text:h>
        <text:h text:style-name="P12" text:outline-level="2">Overview</text:h>
        <text:h text:style-name="P12" text:outline-level="2">Details</text:h>
        <text:h text:style-name="P12" text:outline-level="2">Evolution</text:h>
        <text:h text:style-name="P3" text:outline-level="1">Cities</text:h>
        <text:h text:style-name="P12" text:outline-level="2">Overview</text:h>
        <text:h text:style-name="P12" text:outline-level="2">Details</text:h>
        <text:h text:style-name="P12" text:outline-level="2">Progression</text:h>
        <text:h text:style-name="P3" text:outline-level="1">User Interface</text:h>
        <text:p text:style-name="P8"/>
        <text:h text:style-name="P57" text:outline-level="2">Overview</text:h>
        <text:p text:style-name="P8"/>
        <text:p text:style-name="P14"><text:tab/>Provide some sort of an overview to your interface and same as all the previous sections, break down the components of the UI below.</text:p>
        <text:p text:style-name="P14"/>
        <text:h text:style-name="P57" text:outline-level="2">User Interface Detail #1</text:h>
        <text:p text:style-name="P8"/>
        <text:h text:style-name="P40" text:outline-level="2">User Interface Detail #2</text:h>
        <text:h text:style-name="P3" text:outline-level="1">Multiplayer Game</text:h>
        <text:p text:style-name="P8"/>
        <text:h text:style-name="P12" text:outline-level="2">Overview</text:h>
        <text:p text:style-name="P8"/>
        <text:p text:style-name="P14"><text:tab/>Describe how the multiplayer game will work in a few sentences and then go into details below.</text:p>
        <text:p text:style-name="P14"/>
        <text:h text:style-name="P12" text:outline-level="2">Max Players</text:h>
        <text:p text:style-name="P8"/>
        <text:p text:style-name="WW-Default"><text:tab/><text:span text:style-name="T16">Describe how many players can play at once or whatever.</text:span></text:p>
        <text:h text:style-name="P12" text:outline-level="2"/>
        <text:h text:style-name="P12" text:outline-level="2">Servers</text:h>
        <text:p text:style-name="P8"/>
        <text:p text:style-name="WW-Default"><text:tab/><text:span text:style-name="T16">Is your game client-server or peer-to-peer or whatever.</text:span></text:p>
        <text:p text:style-name="P8"/>
        <text:h text:style-name="P12" text:outline-level="2">Customization</text:h>
        <text:p text:style-name="P8"/>
        <text:p text:style-name="WW-Default"><text:tab/><text:span text:style-name="T16">Describe how the players can customize the multiplayer experience.</text:span></text:p>
        <text:p text:style-name="P8"/>
        <text:h text:style-name="P12" text:outline-level="2">Internet</text:h>
        <text:p text:style-name="P8"/>
        <text:p text:style-name="WW-Default"><text:tab/><text:span text:style-name="T16">Describe how your game will work over the internet.</text:span></text:p>
        <text:p text:style-name="P8"/>
        <text:h text:style-name="P12" text:outline-level="2">Gaming Sites</text:h>
        <text:p text:style-name="P8"/>
        <text:p text:style-name="WW-Default"><text:tab/><text:span text:style-name="T16">Describe what gaming sites you want to support and what technology you intend to use to achieve this. Perhaps Dplay or TCP/IP or whatever. It is probably a good idea to break the tech stuff out into a separate area, you decide.</text:span></text:p>
        <text:p text:style-name="P8"/>
        <text:h text:style-name="P12" text:outline-level="2">Persistence</text:h>
        <text:p text:style-name="P8"/>
        <text:p text:style-name="WW-Default"><text:tab/><text:span text:style-name="T16">Describe if your world is persistent or not.</text:span></text:p>
        <text:p text:style-name="P8"/>
        <text:h text:style-name="P12" text:outline-level="2">Saving and Loading</text:h>
        <text:p text:style-name="P8"/>
        <text:p text:style-name="WW-Default"><text:tab/><text:span text:style-name="T16">Explain how you can save a multiplayer game and then reload it. If you can or why this is not possible.</text:span></text:p>
        <text:h text:style-name="P42" text:outline-level="1">Physic Engine</text:h>
        <text:h text:style-name="P50" text:outline-level="3">Overview</text:h>
        <text:h text:style-name="P50" text:outline-level="3">Specifications</text:h>
        <text:h text:style-name="P42" text:outline-level="1">Rendering System</text:h>
        <text:p text:style-name="P8"/>
        <text:h text:style-name="P50" text:outline-level="3">Overview</text:h>
        <text:p text:style-name="P8"/>
        <text:p text:style-name="P14"><text:tab/>Give an overview of how your game will be rendered and then go into detail in the following paragraphs.</text:p>
        <text:p text:style-name="Footnote"/>
        <text:h text:style-name="P50" text:outline-level="3">2D/3D Rendering</text:h>
        <text:p text:style-name="P8"/>
        <text:p text:style-name="P14"><text:tab/>Describe what sort of 2D/3D rendering engine will be used.</text:p>
        <text:p text:style-name="P14"/>
        <text:h text:style-name="P57" text:outline-level="2">Camera</text:h>
        <text:h text:style-name="P50" text:outline-level="3">Overview</text:h>
        <text:p text:style-name="P8"/>
        <text:p text:style-name="P14">Describe the way the camera will work and then go into details if the camera is very complicated in sub sections.</text:p>
        <text:p text:style-name="P14"/>
        <text:h text:style-name="P50" text:outline-level="3">Camera Detail #1</text:h>
        <text:p text:style-name="P8"/>
        <text:p text:style-name="P14"><text:tab/>The camera will move around like this and that.</text:p>
        <text:p text:style-name="P14"/>
        <text:h text:style-name="P50" text:outline-level="3">Camera Detail #2</text:h>
        <text:p text:style-name="P8"/>
        <text:p text:style-name="P14"><text:tab/>The camera will sometimes move like this in this special circumstance.</text:p>
        <text:p text:style-name="P14"/>
        <text:h text:style-name="P57" text:outline-level="2">Game Engine</text:h>
        <text:h text:style-name="P50" text:outline-level="3">Overview</text:h>
        <text:p text:style-name="P14"/>
        <text:p text:style-name="P14"><text:tab/>Describe the game engine in general.</text:p>
        <text:p text:style-name="P14"/>
        <text:h text:style-name="P50" text:outline-level="3">Game Engine Detail #1</text:h>
        <text:p text:style-name="P8"/>
        <text:p text:style-name="P14"><text:tab/>The game engine will keep track of everything in the world like such and such.</text:p>
        <text:p text:style-name="P14"/>
        <text:h text:style-name="P50" text:outline-level="3">Water</text:h>
        <text:p text:style-name="P14"/>
        <text:p text:style-name="P8">There will be a lot of water in the world because we are in an island world so sea and river will be represented in every aspect and will look beautiful.</text:p>
        <text:p text:style-name="P14"/>
        <text:h text:style-name="P50" text:outline-level="3">Collision Detection</text:h>
        <text:p text:style-name="P8"/>
        <text:p text:style-name="P8">Collision will be handled entirely by the physic engine (see section for details)</text:p>
        <text:p text:style-name="P14"/>
        <text:p text:style-name="P8"/>
        <text:p text:style-name="P8"/>
        <text:h text:style-name="P57" text:outline-level="2">Lighting Models</text:h>
        <text:p text:style-name="P8"/>
        <text:h text:style-name="P50" text:outline-level="3">Overview</text:h>
        <text:p text:style-name="P8"/>
        <text:p text:style-name="P14"><text:tab/>Describe the lighting model you are going to use and then go into the different aspects of it below.</text:p>
        <text:p text:style-name="P14"/>
        <text:h text:style-name="P50" text:outline-level="3">Lighting Model Detail #1</text:h>
        <text:p text:style-name="P8"/>
        <text:p text:style-name="P14"><text:tab/>We are using the xyz technique to light our world.</text:p>
        <text:p text:style-name="P14"/>
        <text:h text:style-name="P50" text:outline-level="3">Lighting Model Detail #2</text:h>
        <text:p text:style-name="P8"/>
        <text:p text:style-name="P14"><text:tab/>We won’t be lighting the eggplants in the game because they are purple.</text:p>
        <text:h text:style-name="P57" text:outline-level="2">Character Rendering</text:h>
        <text:p text:style-name="P8"/>
        <text:h text:style-name="P12" text:outline-level="2">Overview</text:h>
        <text:p text:style-name="P8"/>
        <text:p text:style-name="WW-Default"><text:tab/><text:span text:style-name="T16">Provide an overview as to how your characters will be rendered. You may have decided to include this elsewhere or break it out to provide more detail to a specific reader.</text:span></text:p>
        <text:p text:style-name="P8"/>
        <text:h text:style-name="P12" text:outline-level="2">Character Rendering Detail #1</text:h>
        <text:p text:style-name="P8"/>
        <text:h text:style-name="P12" text:outline-level="2">Character Rendering Detail #2</text:h>
        <text:h text:style-name="P42" text:outline-level="1">Musical Scores and Sound Effects</text:h>
        <text:p text:style-name="P8"/>
        <text:h text:style-name="P57" text:outline-level="2">Overview</text:h>
        <text:p text:style-name="P8"/>
        <text:p text:style-name="WW-Default"><text:span text:style-name="T16"><text:tab/>This should probably be broken down into two sections but I think you get the point.</text:span><text:tab/></text:p>
        <text:p text:style-name="P8"/>
        <text:h text:style-name="P57" text:outline-level="2">Red Book Audio</text:h>
        <text:p text:style-name="P8"/>
        <text:p text:style-name="P14"><text:tab/>If you are using Red Book then describe what your plan is here. If not, what are you using?<text:tab/></text:p>
        <text:p text:style-name="P14"/>
        <text:h text:style-name="P57" text:outline-level="2">3D Sound</text:h>
        <text:p text:style-name="P8"/>
        <text:p text:style-name="WW-Default"><text:span text:style-name="T16"><text:tab/>Talk about what sort of sound APIs you are going to use or not use as the case may be.</text:span><text:tab/></text:p>
        <text:p text:style-name="P8"/>
        <text:h text:style-name="P57" text:outline-level="2">Sound Design</text:h>
        <text:p text:style-name="P8"/>
        <text:p text:style-name="WW-Default"><text:tab/><text:span text:style-name="T16">Take a shot at what you are going to do for sound design at this early stage. Hey, good to let your reader know what you are thinking.</text:span></text:p>
        <text:h text:style-name="P3" text:outline-level="1">World Editing</text:h>
        <text:p text:style-name="P8"/>
        <text:h text:style-name="P12" text:outline-level="2">Overview</text:h>
        <text:p text:style-name="P8"/>
        <text:p text:style-name="WW-Default"><text:tab/><text:span text:style-name="T16">Provide an overview about the world editor.</text:span></text:p>
        <text:p text:style-name="P8"/>
        <text:h text:style-name="P12" text:outline-level="2">World Editing Detail #1</text:h>
        <text:p text:style-name="P8"/>
        <text:h text:style-name="P12" text:outline-level="2">World Editing Detail #2</text:h>
        <text:h text:style-name="P3" text:outline-level="1">Extra Miscellaneous Stuff</text:h>
        <text:p text:style-name="P15"/>
        <text:h text:style-name="P12" text:outline-level="2">Overview</text:h>
        <text:p text:style-name="P15"/>
        <text:p text:style-name="P14">Drop anything you are working on and don’t have a good home for here.</text:p>
        <text:p text:style-name="P15"/>
        <text:h text:style-name="P12" text:outline-level="2">Junk I am working on…</text:h>
        <text:p text:style-name="P8"/>
        <text:p text:style-name="P14">Possible evolution: the earth has begun to slowly move from his orbit and now the climatic condition has begun to deteriorate. A glacial era is about to begun and change everything. </text:p>
        <text:p text:style-name="P14"/>
        <text:p text:style-name="P14">Possible evolution: The orbit is completely deteriorated and glacial era will follow high temperature era in short period (few years).</text:p>
        <text:p text:style-name="P14"/>
        <text:p text:style-name="P14"/>
        <text:p text:style-name="P14"/>
        <text:p text:style-name="Footnote"/>
        <text:p text:style-name="P62"/>
        <text:h text:style-name="P11" text:outline-level="1"><text:s/>“XYZ Appendix”</text:h>
        <text:p text:style-name="P8"/>
        <text:p text:style-name="WW-Default"><text:tab/><text:span text:style-name="T16">Provide a brief description of what this appendix is for and then get down to business and provide data to the reader.</text:span></text:p>
        <text:p text:style-name="P14"/>
        <text:p text:style-name="P14"><text:tab/>Here are a few examples of some of the appendices in my latest design…</text:p>
        <text:p text:style-name="P8"/>
        <text:h text:style-name="P11" text:outline-level="1"><text:s/>“Objects Appendix”</text:h>
        <text:p text:style-name="P8"/>
        <text:h text:style-name="P11" text:outline-level="1">“User Interface Appendix”</text:h>
        <text:p text:style-name="P8"/>
        <text:h text:style-name="P11" text:outline-level="1"><text:s/>“Networking Appendix”</text:h>
        <text:p text:style-name="P8"/>
        <text:h text:style-name="P11" text:outline-level="1">“Character Rendering and Animation Appendix”</text:h>
        <text:p text:style-name="P8"/>
        <text:h text:style-name="P11" text:outline-level="1"><text:s/>“Story Appendix”</text:h>
        <text:p text:style-name="P4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default-outline-level="4">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2"/>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2"/>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2" style:font-size-complex="12pt" style:language-complex="none"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4-08-05T18:37:00</meta:creation-date>
    <dc:creator>G V</dc:creator>
    <dc:date>2006-01-18T17:59:48</dc:date>
    <meta:print-date>2005-10-04T17:36:00</meta:print-date>
    <dc:language>en-US</dc:language>
    <meta:editing-cycles>18</meta:editing-cycles>
    <meta:editing-duration>PT10H44M38S</meta:editing-duration>
    <meta:user-defined meta:name="Info 1"/>
    <meta:user-defined meta:name="Info 2"/>
    <meta:user-defined meta:name="Info 3"/>
    <meta:user-defined meta:name="Info 4"/>
    <meta:document-statistic meta:table-count="0" meta:image-count="8" meta:object-count="1" meta:page-count="57" meta:paragraph-count="973" meta:word-count="10949" meta:character-count="63429"/>
  </office:meta>
</office:document-meta>
</file>